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Mono" svg:font-family="'Liberation Mono', Cousine, 'DejaVu Sans Mono'" style:font-family-generic="modern" style:font-pitch="fixed"/>
    <style:font-face style:name="Courier New" svg:font-family="'Courier New'" style:font-pitch="variable"/>
    <style:font-face style:name="Mangal" svg:font-family="Mangal" style:font-pitch="variable"/>
    <style:font-face style:name="Courier New1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9.16mm"/>
    </style:style>
    <style:style style:name="co2" style:family="table-column">
      <style:table-column-properties fo:break-before="auto" style:column-width="9.79mm"/>
    </style:style>
    <style:style style:name="co3" style:family="table-column">
      <style:table-column-properties fo:break-before="auto" style:column-width="70.26mm"/>
    </style:style>
    <style:style style:name="co4" style:family="table-column">
      <style:table-column-properties fo:break-before="auto" style:column-width="38.93mm"/>
    </style:style>
    <style:style style:name="co5" style:family="table-column">
      <style:table-column-properties fo:break-before="auto" style:column-width="110.3mm"/>
    </style:style>
    <style:style style:name="co6" style:family="table-column">
      <style:table-column-properties fo:break-before="auto" style:column-width="40.57mm"/>
    </style:style>
    <style:style style:name="co7" style:family="table-column">
      <style:table-column-properties fo:break-before="auto" style:column-width="48.19mm"/>
    </style:style>
    <style:style style:name="co8" style:family="table-column">
      <style:table-column-properties fo:break-before="auto" style:column-width="25.86mm"/>
    </style:style>
    <style:style style:name="co9" style:family="table-column">
      <style:table-column-properties fo:break-before="auto" style:column-width="111.37mm"/>
    </style:style>
    <style:style style:name="co10" style:family="table-column">
      <style:table-column-properties fo:break-before="auto" style:column-width="22.58mm"/>
    </style:style>
    <style:style style:name="co11" style:family="table-column">
      <style:table-column-properties fo:break-before="auto" style:column-width="40.83mm"/>
    </style:style>
    <style:style style:name="co12" style:family="table-column">
      <style:table-column-properties fo:break-before="auto" style:column-width="65.3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36.05mm" fo:break-before="auto" style:use-optimal-row-height="true"/>
    </style:style>
    <style:style style:name="ro3" style:family="table-row">
      <style:table-row-properties style:row-height="8.41mm" fo:break-before="auto" style:use-optimal-row-height="true"/>
    </style:style>
    <style:style style:name="ro4" style:family="table-row">
      <style:table-row-properties style:row-height="16.32mm" fo:break-before="auto" style:use-optimal-row-height="true"/>
    </style:style>
    <style:style style:name="ro5" style:family="table-row">
      <style:table-row-properties style:row-height="22.1mm" fo:break-before="auto" style:use-optimal-row-height="false"/>
    </style:style>
    <style:style style:name="ro6" style:family="table-row">
      <style:table-row-properties style:row-height="24.22mm" fo:break-before="auto" style:use-optimal-row-height="true"/>
    </style:style>
    <style:style style:name="ro7" style:family="table-row">
      <style:table-row-properties style:row-height="12.36mm" fo:break-before="auto" style:use-optimal-row-height="true"/>
    </style:style>
    <style:style style:name="ro8" style:family="table-row">
      <style:table-row-properties style:row-height="43.96mm" fo:break-before="auto" style:use-optimal-row-height="true"/>
    </style:style>
    <style:style style:name="ro9" style:family="table-row">
      <style:table-row-properties style:row-height="32.1mm" fo:break-before="auto" style:use-optimal-row-height="true"/>
    </style:style>
    <style:style style:name="ro10" style:family="table-row">
      <style:table-row-properties style:row-height="51.86mm" fo:break-before="auto" style:use-optimal-row-height="true"/>
    </style:style>
    <style:style style:name="ro11" style:family="table-row">
      <style:table-row-properties style:row-height="28.17mm" fo:break-before="auto" style:use-optimal-row-height="true"/>
    </style:style>
    <style:style style:name="ro12" style:family="table-row">
      <style:table-row-properties style:row-height="20.2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/>
      <style:text-properties fo:color="#000000"/>
    </style:style>
    <style:style style:name="ce4" style:family="table-cell" style:parent-style-name="Default">
      <style:text-properties fo:color="#000000"/>
    </style:style>
    <style:style style:name="ce5" style:family="table-cell" style:parent-style-name="Default">
      <style:text-properties fo:color="#000000" style:text-outline="false" style:text-line-through-style="none" style:text-line-through-type="none" style:font-name="Liberation Sans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Mangal" style:font-size-asian="10pt" style:language-asian="hi" style:country-asian="IN" style:font-style-asian="normal" style:font-weight-asian="normal" style:font-name-complex="Courier New1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fo:color="#00000a" style:text-outline="false" style:text-line-through-style="none" style:text-line-through-type="none" style:font-name="Liberation Sans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angal" style:font-size-asian="10pt" style:language-asian="hi" style:country-asian="IN" style:font-style-asian="normal" style:font-weight-asian="normal" style:font-name-complex="Courier New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200" fo:wrap-option="wrap"/>
    </style:style>
    <style:style style:name="ce8" style:family="table-cell" style:parent-style-name="Default">
      <style:table-cell-properties fo:wrap-option="wrap"/>
      <style:text-properties fo:color="#00000a" style:font-name="Liberation Sans1" fo:language="en" fo:country="US" style:font-name-asian="Mangal" style:language-asian="hi" style:country-asian="IN" style:font-name-complex="Courier New"/>
    </style:style>
    <style:style style:name="ce9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Liberation Sans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wrap-option="wrap"/>
      <style:text-properties fo:color="#000000" style:font-name="Liberation Sans1" fo:language="en" fo:country="US"/>
    </style:style>
    <style:style style:name="ce11" style:family="table-cell" style:parent-style-name="Default">
      <style:table-cell-properties fo:wrap-option="wrap"/>
      <style:text-properties fo:color="#000000" style:font-name="Liberation Sans1"/>
    </style:style>
    <style:style style:name="ce12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Liberation Sans1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wrap-option="wrap"/>
      <style:text-properties fo:color="#000000" style:font-name="Liberation Sans1" style:font-name-asian="Mangal" style:language-asian="hi" style:country-asian="IN" style:font-name-complex="Courier New"/>
    </style:style>
    <style:style style:name="ce14" style:family="table-cell" style:parent-style-name="Default">
      <style:text-properties fo:color="#00000a" style:font-name="Liberation Sans1" fo:language="en" fo:country="US" style:font-name-asian="Mangal" style:language-asian="hi" style:country-asian="IN" style:font-name-complex="Courier New"/>
    </style:style>
    <style:style style:name="ce15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start" fo:margin-left="0mm"/>
      <style:text-properties fo:color="#000000" style:font-name="Liberation Sans" fo:font-size="10pt" fo:language="sk" fo:country="SK" fo:font-style="normal" fo:font-weight="normal" style:font-size-asian="10pt" style:font-style-asian="normal" style:font-weight-asian="normal" style:font-size-complex="10pt" style:font-style-complex="normal" style:font-weight-complex="normal" fo:hyphenate="false"/>
    </style:style>
    <style:style style:name="ce16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start" fo:margin-left="0mm"/>
      <style:text-properties fo:color="#000000" style:text-outline="false" style:text-line-through-style="none" style:text-line-through-type="none" style:font-name="Liberation Sans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hi" style:country-asian="I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ce17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start" fo:margin-left="0mm"/>
      <style:text-properties fo:color="#000000" style:font-name="Liberation Sans" fo:font-size="10pt" fo:language="en" fo:country="US" fo:font-style="normal" fo:font-weight="normal" style:font-size-asian="10pt" style:font-style-asian="normal" style:font-weight-asian="normal" style:font-size-complex="10pt" style:font-style-complex="normal" style:font-weight-complex="normal" fo:hyphenate="false"/>
    </style:style>
    <style:style style:name="ce18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Liberation Sans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Liberation Sans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wrap-option="wrap"/>
      <style:text-properties style:font-name-asian="Liberation Mono" style:font-name-complex="Liberation Mono"/>
    </style:style>
    <style:style style:name="ce21" style:family="table-cell" style:parent-style-name="Default">
      <style:table-cell-properties fo:wrap-option="wrap"/>
      <style:text-properties fo:color="#00000a" style:font-name="Liberation Sans1" fo:language="en" fo:country="US" style:font-name-asian="Mangal" style:language-asian="hi" style:country-asian="IN" style:font-name-complex="Courier New" style:language-complex="none" style:country-complex="none"/>
    </style:style>
    <style:style style:name="ce22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Liberation Sans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wrap-option="wrap"/>
      <style:text-properties fo:color="#00000a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angal" style:font-size-asian="8pt" style:language-asian="hi" style:country-asian="IN" style:font-style-asian="normal" style:font-weight-asian="normal" style:font-name-complex="Courier New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wrap-option="wrap"/>
      <style:text-properties fo:color="#00000a" fo:language="en" fo:country="US" style:font-name-asian="Courier New" style:font-size-asian="8pt" style:language-asian="hi" style:country-asian="IN" style:font-name-complex="Courier New" style:font-size-complex="6.80000019073486pt" style:language-complex="none" style:country-complex="none"/>
    </style:style>
    <style:style style:name="ce26" style:family="table-cell" style:parent-style-name="Default">
      <style:text-properties fo:color="#000000" style:text-outline="false" style:text-line-through-style="none" style:text-line-through-type="none" style:font-name="Liberation Sans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Liberation Sans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Mangal" style:font-size-asian="10pt" style:language-asian="hi" style:country-asian="IN" style:font-style-asian="normal" style:font-weight-asian="normal" style:font-name-complex="Courier New1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wrap-option="wrap"/>
      <style:text-properties fo:color="#00000a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angal" style:font-size-asian="10pt" style:language-asian="hi" style:country-asian="IN" style:font-style-asian="normal" style:font-weight-asian="normal" style:font-name-complex="Courier New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wrap-option="wrap"/>
      <style:text-properties fo:color="#000000" style:font-name-asian="Mangal" style:language-asian="hi" style:country-asian="IN" style:font-name-complex="Courier New1" style:language-complex="none" style:country-complex="none"/>
    </style:style>
    <style:style style:name="ce30" style:family="table-cell" style:parent-style-name="Default">
      <style:text-properties style:font-name-asian="Liberation Mono" style:font-name-complex="Liberation Mono"/>
    </style:style>
    <style:style style:name="ce3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style:font-name="Liberation Sans" fo:font-size="10pt" fo:language="sk" fo:country="SK" fo:font-weight="normal" style:font-size-asian="10pt" style:font-weight-asian="normal" style:font-size-complex="10pt" style:font-weight-complex="normal"/>
    </style:style>
    <style:style style:name="ce32" style:family="table-cell" style:parent-style-name="Default">
      <style:table-cell-properties fo:wrap-option="wrap"/>
      <style:text-properties fo:color="#00000a" style:text-outline="false" style:text-line-through-style="none" style:text-line-through-type="none" style:font-name="Liberation Sans1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Mangal" style:font-size-asian="10pt" style:language-asian="hi" style:country-asian="IN" style:font-style-asian="normal" style:font-weight-asian="normal" style:font-name-complex="Courier New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wrap-option="wrap"/>
      <style:text-properties fo:color="#00000a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angal" style:font-size-asian="8pt" style:language-asian="hi" style:country-asian="IN" style:font-style-asian="normal" style:font-weight-asian="normal" style:font-name-complex="Courier New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wrap-option="wrap"/>
      <style:text-properties style:text-outline="false" style:text-line-through-style="none" style:text-line-through-type="none" style:font-name="Liberation Sans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wrap-option="wrap"/>
      <style:text-properties fo:color="#00000a" fo:language="en" fo:country="US" style:font-name-asian="Mangal" style:language-asian="hi" style:country-asian="IN" style:font-name-complex="Courier New"/>
    </style:style>
    <style:style style:name="ce36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start" fo:margin-left="0mm"/>
      <style:text-properties fo:color="#00000a" style:text-outline="false" style:text-line-through-style="none" style:text-line-through-type="none" style:font-name="Liberation Sans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Mangal" style:font-size-asian="10pt" style:language-asian="hi" style:country-asian="IN" style:font-style-asian="normal" style:font-weight-asian="normal" style:font-name-complex="Courier New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ce37" style:family="table-cell" style:parent-style-name="Default">
      <style:table-cell-properties style:text-align-source="fix" style:repeat-content="false" fo:wrap-option="wrap" fo:border="none" style:vertical-align="middle"/>
      <style:paragraph-properties fo:text-align="start" fo:margin-left="0mm"/>
      <style:text-properties fo:color="#00000a" style:text-outline="false" style:text-line-through-style="none" style:text-line-through-type="none" style:font-name="Liberation Sans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Mangal" style:font-size-asian="10pt" style:language-asian="hi" style:country-asian="IN" style:font-style-asian="normal" style:font-weight-asian="normal" style:font-name-complex="Courier New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ce38" style:family="table-cell" style:parent-style-name="Default">
      <style:text-properties fo:color="#00000a" fo:language="en" fo:country="US" style:font-name-asian="Mangal" style:language-asian="hi" style:country-asian="IN" style:font-name-complex="Courier New"/>
    </style:style>
    <style:style style:name="ce39" style:family="table-cell" style:parent-style-name="Default">
      <style:table-cell-properties fo:wrap-option="wrap"/>
      <style:text-properties style:text-outline="false" style:text-line-through-style="none" style:text-line-through-type="none" style:font-name="Liberation Sans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wrap-option="wrap"/>
      <style:text-properties fo:color="#00000a" style:font-name="Liberation Sans1" fo:language="en" fo:country="US" style:font-name-complex="Tahoma"/>
    </style:style>
    <style:style style:name="ce41" style:family="table-cell" style:parent-style-name="Default"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Liberation Sans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ext-properties fo:color="#000000" style:text-outline="false" style:text-line-through-style="none" style:text-line-through-type="none" style:font-name="Liberation Sans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fo:wrap-option="wrap"/>
      <style:text-properties fo:color="#00000a" fo:language="en" fo:country="US" style:font-name-asian="Mangal" style:font-size-asian="8pt" style:language-asian="hi" style:country-asian="IN" style:font-name-complex="Courier New" style:font-size-complex="8pt" style:language-complex="none" style:country-complex="none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sk" fo:country="SK" style:language-asian="zh" style:country-asian="CN" style:language-complex="hi" style:country-complex="IN" style:font-name-asian="Tahoma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Tahoma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000000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sk" fo:country="SK" style:language-asian="zh" style:country-asian="CN" style:language-complex="hi" style:country-complex="IN" style:font-name-asian="Tahoma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size="10pt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FreeSans" style:font-name="Liberation Sans" style:font-name-asian="Tahoma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style:language-complex="hi" style:country-complex="IN"/>
    </style:style>
    <style:style style:name="T5" style:family="text">
      <style:text-properties fo:font-size="10pt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FreeSans" style:font-name="Liberation Sans" style:font-name-asian="Tahoma" style:language-asian="zh" style:country-asian="CN" style:text-line-through-mode="continuous" fo:text-shadow="none" style:text-outline="false" fo:font-style="normal" style:text-line-through-type="none" style:text-underline-style="none" style:text-underline-color="font-color" fo:font-weight="normal" style:language-complex="hi" style:country-complex="IN" fo:language="sk" fo:country="SK"/>
    </style:style>
    <style:style style:name="T6" style:family="text">
      <style:text-properties fo:color="#00000a" style:font-name="Liberation Sans" fo:font-size="10pt" fo:font-weight="normal" style:text-underline-style="none" style:text-underline-color="font-color" style:text-line-through-type="none" fo:font-style="normal" style:text-outline="false" fo:text-shadow="none" style:letter-kerning="true" style:text-line-through-mode="continuous" fo:language="en" fo:country="US" style:language-asian="hi" style:country-asian="IN" style:language-complex="hi" style:country-complex="IN" style:font-name-asian="Mangal" style:font-name-complex="Courier New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letter-kerning="true" style:text-line-through-mode="continuous" fo:language="en" fo:country="US" style:language-asian="hi" style:country-asian="IN" style:language-complex="hi" style:country-complex="IN" style:font-name-asian="Mangal" style:font-name-complex="Courier New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style:language-asian="hi" style:country-asian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Courier New" style:font-name-asian="Mangal" style:language-complex="hi" style:country-complex="IN" fo:color="#00000a" fo:language="en" fo:country="US" style:text-line-through-mode="continuous" style:letter-kerning="true" fo:text-shadow="none" style:text-outline="false" fo:font-style="normal" style:text-line-through-type="none" style:text-underline-style="none" style:text-underline-color="font-color" fo:font-weight="normal" fo:font-size="10pt" style:font-name="Liberation Sans"/>
    </style:style>
    <style:style style:name="T9" style:family="text">
      <style:text-properties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language-complex="hi" style:country-complex="IN" fo:color="#00000a" fo:language="en" fo:country="US" style:text-line-through-mode="continuous" style:letter-kerning="true" fo:text-shadow="none" style:text-outline="false" fo:font-style="normal" style:text-line-through-type="none" style:text-underline-style="none" style:text-underline-color="font-color" fo:font-weight="normal" fo:font-size="10pt" style:font-name="Liberation Sans" style:language-asian="zh" style:country-asian="CN" style:font-name-asian="Tahoma" style:font-name-complex="FreeSans"/>
    </style:style>
    <style:style style:name="T10" style:family="text">
      <style:text-properties style:text-overline-style="none" style:text-overline-color="font-color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sk" fo:country="SK" style:language-asian="zh" style:country-asian="CN" fo:color="#000000" style:font-name-asian="Tahoma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language-complex="hi" style:country-complex="IN"/>
    </style:style>
    <style:style style:name="T11" style:family="text">
      <style:text-properties style:text-overline-style="none" style:text-overline-color="font-color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style:language-asian="zh" style:country-asian="CN" fo:color="#000000" style:font-name-asian="Tahoma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language-complex="hi" style:country-complex="IN" fo:language="en" fo:country="US"/>
    </style:style>
    <style:style style:name="T1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Tahoma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3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letter-kerning="true" style:text-line-through-mode="continuous" fo:language="sk" fo:country="SK" style:language-asian="hi" style:country-asian="IN" style:language-complex="hi" style:country-complex="IN" style:font-name-asian="Mangal" style:font-name-complex="Courier New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4" style:family="text">
      <style:text-properties style:font-name="Liberation Sans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FreeSans" style:font-name-asian="Tahoma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 fo:color="#000000"/>
    </style:style>
    <style:style style:name="T15" style:family="text">
      <style:text-properties style:font-name="Liberation Sans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FreeSans" style:font-name-asian="Tahoma" style:language-complex="hi" style:country-complex="IN" style:language-asian="zh" style:country-asian="CN" style:text-line-through-mode="continuous" fo:text-shadow="none" style:text-outline="false" fo:font-style="normal" style:text-line-through-type="none" style:text-underline-style="none" style:text-underline-color="font-color" fo:font-weight="normal" fo:font-size="10pt" fo:language="sk" fo:country="SK"/>
    </style:style>
    <style:style style:name="T16" style:family="text">
      <style:text-properties style:text-overline-style="none" style:text-overline-color="font-color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fo:color="#000000" style:font-name-asian="Tahoma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language-complex="hi" style:country-complex="IN"/>
    </style:style>
    <style:style style:name="T17" style:family="text">
      <style:text-properties style:text-overline-style="none" style:text-overline-color="font-color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style:language-asian="zh" style:country-asian="CN" fo:color="#000000" style:font-name-asian="Tahoma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language-complex="hi" style:country-complex="IN" fo:language="sk" fo:country="SK"/>
    </style:style>
    <style:style style:name="T18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Tahoma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style:font-name="Liberation Sans" fo:color="#00000a" style:font-relief="none" style:text-emphasize="none" style:font-style-complex="normal" style:font-style-asian="normal" style:font-weight-complex="normal" style:font-weight-asian="normal" style:font-size-complex="10pt" style:font-size-asian="10pt" style:font-name-complex="Courier New" style:language-asian="hi" style:country-asian="IN" fo:language="en" fo:country="US" style:font-name-asian="Mangal" style:text-overline-style="none" style:text-overline-color="font-color" fo:font-size="10pt" fo:font-weight="normal" style:text-underline-style="none" style:text-underline-color="font-color" style:text-line-through-type="none" fo:font-style="normal" style:text-outline="false" fo:text-shadow="none" style:letter-kerning="true" style:text-line-through-mode="continuous" style:language-complex="hi" style:country-complex="IN"/>
    </style:style>
    <style:style style:name="T20" style:family="text">
      <style:text-properties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text-overline-style="none" style:text-overline-color="font-color" fo:font-size="10pt" fo:font-weight="normal" style:text-underline-style="none" style:text-underline-color="font-color" style:text-line-through-type="none" fo:font-style="normal" style:text-outline="false" fo:text-shadow="none" style:letter-kerning="true" style:text-line-through-mode="continuous" style:language-complex="hi" style:country-complex="IN" fo:color="#000000" fo:language="sk" fo:country="SK" style:language-asian="zh" style:country-asian="CN" style:font-name-asian="Tahoma" style:font-name-complex="FreeSans"/>
    </style:style>
    <style:style style:name="T21" style:family="text">
      <style:text-properties fo:font-size="10pt" style:language-complex="none" style:country-complex="none" fo:language="en" fo:country="US" style:text-line-through-mode="continuous" style:letter-kerning="true" fo:text-shadow="none" style:text-outline="false" fo:font-style="normal" style:text-line-through-type="none" style:text-underline-style="none" style:text-underline-color="font-color" style:font-name-asian="Mangal" style:language-asian="hi" style:country-asian="IN" fo:font-weight="normal" style:text-overline-style="none" style:text-overline-color="font-color" style:font-size-asian="10pt" style:font-size-complex="10pt" style:font-weight-asian="normal" style:font-weight-complex="normal" style:font-style-asian="normal" style:font-style-complex="normal" style:text-emphasize="none" style:font-relief="none" style:font-name-complex="Courier New"/>
    </style:style>
    <style:style style:name="T22" style:family="text">
      <style:text-properties fo:font-size="10pt" style:language-complex="none" style:country-complex="none" fo:language="en" fo:country="US" style:text-line-through-mode="continuous" style:letter-kerning="true" fo:text-shadow="none" style:text-outline="false" style:text-line-through-type="none" style:text-underline-style="none" style:text-underline-color="font-color" style:font-name-asian="Mangal" style:language-asian="hi" style:country-asian="IN" fo:font-weight="normal" style:text-overline-style="none" style:text-overline-color="font-color" style:font-size-asian="10pt" style:font-size-complex="10pt" style:font-weight-asian="normal" style:font-weight-complex="normal" style:text-emphasize="none" style:font-relief="none" style:font-name-complex="Courier New" fo:font-style="italic" style:font-style-asian="italic" style:font-style-complex="italic"/>
    </style:style>
    <style:style style:name="T23" style:family="text">
      <style:text-properties fo:font-size="10pt" style:language-complex="none" style:country-complex="none" fo:language="en" fo:country="US" style:text-line-through-mode="continuous" style:letter-kerning="true" fo:text-shadow="none" style:text-outline="false" style:text-line-through-type="none" style:text-underline-style="none" style:text-underline-color="font-color" style:font-name-asian="Mangal" style:language-asian="hi" style:country-asian="IN" fo:font-weight="normal" style:text-overline-style="none" style:text-overline-color="font-color" style:font-size-asian="10pt" style:font-size-complex="10pt" style:font-weight-asian="normal" style:font-weight-complex="normal" style:text-emphasize="none" style:font-relief="none" style:font-name-complex="Courier New" fo:font-style="normal" style:font-style-asian="normal" style:font-style-complex="normal"/>
    </style:style>
    <style:style style:name="T24" style:family="text">
      <style:text-properties fo:color="#00000a" style:font-name="Liberation Sans" fo:font-size="10pt" fo:font-weight="normal" style:text-underline-style="none" style:text-underline-color="font-color" style:text-line-through-type="none" fo:font-style="normal" style:text-outline="false" fo:text-shadow="none" style:letter-kerning="true" style:text-line-through-mode="continuous" fo:language="en" fo:country="US" style:language-asian="hi" style:country-asian="IN" style:language-complex="none" style:country-complex="none" style:font-name-asian="Mangal" style:font-name-complex="Courier New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5" style:family="text">
      <style:text-properties style:font-size-complex="10pt" fo:text-shadow="none" fo:font-style="normal" style:font-name="Liberation Sans" fo:font-size="10pt" fo:font-weight="normal" style:text-underline-style="none" style:text-underline-color="font-color" style:text-line-through-mode="continuous" fo:language="en" fo:country="US" style:font-name-asian="Mangal" style:text-overline-style="none" style:text-overline-color="font-color" style:font-style-asian="normal" style:text-outline="false" style:text-line-through-type="none" style:font-weight-complex="normal" style:language-asian="hi" style:country-asian="IN" style:font-relief="none" style:text-emphasize="none" style:font-size-asian="10pt" style:font-name-complex="Tahoma" fo:color="#00000a" style:language-complex="none" style:country-complex="none" style:font-weight-asian="normal" style:font-style-complex="normal"/>
    </style:style>
    <style:style style:name="T26" style:family="text">
      <style:text-properties style:font-size-complex="10pt" fo:text-shadow="none" fo:font-style="normal" style:font-name="Liberation Sans" fo:font-size="10pt" fo:font-weight="normal" style:text-underline-style="none" style:text-underline-color="font-color" style:text-line-through-mode="continuous" fo:language="en" fo:country="US" style:text-overline-style="none" style:text-overline-color="font-color" style:font-style-asian="normal" style:text-outline="false" style:text-line-through-type="none" style:font-weight-complex="normal" style:font-relief="none" style:text-emphasize="none" style:font-size-asian="10pt" style:font-weight-asian="normal" style:font-style-complex="normal" style:font-name-complex="FreeSans" style:font-name-asian="Tahoma" fo:color="#000000" style:language-complex="hi" style:country-complex="IN" style:language-asian="zh" style:country-asian="CN"/>
    </style:style>
    <style:style style:name="T27" style:family="text">
      <style:text-properties style:font-size-complex="10pt" fo:text-shadow="none" fo:font-style="normal" style:font-name="Liberation Sans" fo:font-size="10pt" fo:font-weight="normal" style:text-underline-style="none" style:text-underline-color="font-color" style:text-line-through-mode="continuous" style:text-overline-style="none" style:text-overline-color="font-color" style:font-style-asian="normal" style:text-outline="false" style:text-line-through-type="none" style:font-weight-complex="normal" style:font-relief="none" style:text-emphasize="none" style:font-size-asian="10pt" style:font-weight-asian="normal" style:font-style-complex="normal" fo:color="#00000a" fo:language="sk" fo:country="SK" style:language-asian="hi" style:country-asian="IN" style:language-complex="none" style:country-complex="none" style:font-name-asian="Mangal" style:font-name-complex="Tahoma"/>
    </style:style>
    <style:style style:name="T28" style:family="text">
      <style:text-properties style:text-underline-style="none" style:text-underline-color="font-color" style:text-emphasize="none" fo:font-weight="normal" style:language-asian="zh" style:country-asian="CN" style:language-complex="hi" style:country-complex="IN" style:text-overline-style="none" style:text-overline-color="font-color" style:font-size-asian="10pt" style:font-size-complex="10pt" style:font-weight-asian="normal" style:font-weight-complex="normal" style:font-style-asian="normal" style:font-style-complex="normal" fo:font-style="normal" style:text-outline="false" fo:text-shadow="none" style:text-line-through-mode="continuous" fo:language="sk" fo:country="SK" fo:font-size="10pt" style:font-name="Liberation Sans" style:font-name-asian="Tahoma" style:font-name-complex="FreeSans" style:font-relief="none" style:text-line-through-type="none"/>
    </style:style>
    <style:style style:name="T29" style:family="text">
      <style:text-properties style:text-underline-style="none" style:text-underline-color="font-color" style:text-emphasize="none" fo:font-weight="normal" style:language-asian="zh" style:country-asian="CN" style:language-complex="hi" style:country-complex="IN" style:text-overline-style="none" style:text-overline-color="font-color" style:font-size-asian="10pt" style:font-size-complex="10pt" style:font-weight-asian="normal" style:font-weight-complex="normal" style:font-style-asian="normal" style:font-style-complex="normal" fo:font-style="normal" style:text-outline="false" fo:text-shadow="none" style:text-line-through-mode="continuous" fo:font-size="10pt" style:font-name="Liberation Sans" style:font-name-asian="Tahoma" style:font-name-complex="FreeSans" style:font-relief="none" style:text-line-through-type="none" fo:color="#000000" fo:language="en" fo:country="US"/>
    </style:style>
    <style:style style:name="T30" style:family="text">
      <style:text-properties style:text-underline-style="none" style:text-underline-color="font-color" style:text-emphasize="none" fo:font-weight="normal" style:language-asian="zh" style:country-asian="CN" style:language-complex="hi" style:country-complex="IN" style:text-overline-style="none" style:text-overline-color="font-color" style:font-size-asian="10pt" style:font-size-complex="10pt" style:font-weight-asian="normal" style:font-weight-complex="normal" style:font-style-asian="normal" style:font-style-complex="normal" fo:font-style="normal" style:text-outline="false" fo:text-shadow="none" style:text-line-through-mode="continuous" fo:font-size="10pt" style:font-name="Liberation Sans" style:font-name-asian="Tahoma" style:font-name-complex="FreeSans" style:font-relief="none" style:text-line-through-type="none" fo:language="sk" fo:country="SK"/>
    </style:style>
    <style:style style:name="T31" style:family="text">
      <style:text-properties style:text-underline-style="none" style:text-underline-color="font-color" style:text-emphasize="none" fo:font-weight="normal" style:text-overline-style="none" style:text-overline-color="font-color" style:font-size-asian="10pt" style:font-size-complex="10pt" style:font-weight-asian="normal" style:font-weight-complex="normal" style:font-style-asian="normal" style:font-style-complex="normal" fo:font-style="normal" style:text-outline="false" fo:text-shadow="none" style:text-line-through-mode="continuous" fo:font-size="10pt" style:font-name="Liberation Sans" style:font-relief="none" style:text-line-through-type="none" fo:color="#00000a" fo:language="sk" fo:country="SK" style:language-asian="hi" style:country-asian="IN" style:language-complex="none" style:country-complex="none" style:font-name-asian="Mangal" style:font-name-complex="Tahoma"/>
    </style:style>
    <style:style style:name="T32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FreeSans" style:font-name-asian="Tahoma" style:language-complex="hi" style:country-complex="IN" style:language-asian="zh" style:country-asian="CN" fo:language="sk" fo:country="SK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  <style:style style:name="T33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FreeSans" style:font-name-asian="Tahoma" style:language-complex="hi" style:country-complex="IN" style:language-asian="zh" style:country-asian="CN" style:text-line-through-mode="continuous" fo:text-shadow="none" style:text-outline="false" fo:font-style="normal" style:text-line-through-type="none" style:text-underline-style="none" style:text-underline-color="font-color" fo:font-weight="normal" fo:font-size="10pt" fo:color="#000000" fo:language="en" fo:country="US"/>
    </style:style>
    <style:style style:name="T34" style:family="text">
      <style:text-properties style:language-asian="hi" style:country-asian="IN" style:language-complex="none" style:country-complex="none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 fo:color="#00000a" style:font-name="Liberation Sans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5" style:family="text">
      <style:text-properties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 style:font-name="Liberation Sans" style:font-name-asian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style:language-asian="zh" style:country-asian="CN" style:language-complex="hi" style:country-complex="IN" style:font-name-complex="FreeSans"/>
    </style:style>
    <style:style style:name="T36" style:family="text">
      <style:text-properties style:text-line-through-mode="continuous" fo:text-shadow="none" style:text-outline="false" fo:font-style="normal" style:text-line-through-type="none" style:text-underline-style="none" style:text-underline-color="font-color" fo:font-weight="normal" fo:font-size="10pt" style:font-name="Liberation Sans" style:font-name-asian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00000a" fo:language="sk" fo:country="SK" style:language-asian="hi" style:country-asian="IN" style:language-complex="none" style:country-complex="none" style:font-name-complex="Tahoma"/>
    </style:style>
    <style:style style:name="T37" style:family="text">
      <style:text-properties fo:font-size="10pt" style:font-size-asian="10pt" style:font-size-complex="10pt"/>
    </style:style>
    <style:style style:name="T38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letter-kerning="true" style:text-line-through-mode="continuous" fo:language="en" fo:country="US" style:language-asian="hi" style:country-asian="IN" style:language-complex="hi" style:country-complex="IN" style:font-name-asian="Mangal" style:font-name-complex="Courier New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9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letter-kerning="true" style:text-line-through-mode="continuous" fo:language="sk" fo:country="SK" style:language-asian="hi" style:country-asian="IN" style:language-complex="none" style:country-complex="none" style:font-name-asian="Mangal" style:font-name-complex="Courier New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0" style:family="text">
      <style:text-properties style:language-asian="hi" style:country-asian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Courier New" style:font-name-asian="Mangal" style:language-complex="none" style:country-complex="none" fo:color="#000000" fo:language="sk" fo:country="SK" style:text-line-through-mode="continuous" style:letter-kerning="true" fo:text-shadow="none" style:text-outline="false" fo:font-style="normal" style:text-line-through-type="none" style:text-underline-style="none" style:text-underline-color="font-color" fo:font-weight="normal" fo:font-size="10pt" style:font-name="Liberation Sans"/>
    </style:style>
    <style:style style:name="T41" style:family="text">
      <style:text-properties style:language-asian="hi" style:country-asian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Courier New" style:font-name-asian="Mangal" style:text-line-through-mode="continuous" style:letter-kerning="true" fo:text-shadow="none" style:text-outline="false" fo:font-style="normal" style:text-line-through-type="none" style:text-underline-style="none" style:text-underline-color="font-color" fo:font-weight="normal" fo:font-size="10pt" style:font-name="Liberation Sans" fo:color="#00000a" fo:language="en" fo:country="US" style:language-complex="hi" style:country-complex="IN"/>
    </style:style>
    <style:style style:name="T42" style:family="text">
      <style:text-properties fo:color="#00000a" style:font-name="Liberation Sans" fo:font-size="10pt" fo:font-weight="normal" style:text-underline-style="none" style:text-underline-color="font-color" style:text-line-through-type="none" fo:font-style="normal" style:text-outline="false" fo:text-shadow="none" style:letter-kerning="true" style:text-line-through-mode="continuous" fo:language="sk" fo:country="SK" style:language-asian="zh" style:country-asian="CN" style:language-complex="hi" style:country-complex="IN" style:font-name-asian="Tahoma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sk" fo:country="SK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4" style:family="text">
      <style:text-properties style:font-name="Liberation Sans" fo:font-size="10pt" style:font-relief="none" style:text-emphasize="none" style:font-style-complex="normal" style:font-style-asian="normal" style:font-weight-complex="normal" style:font-weight-asian="normal" style:font-size-complex="10pt" style:font-size-asian="10pt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/>
    </style:style>
    <style:style style:name="T45" style:family="text">
      <style:text-properties style:font-name="Liberation Sans" fo:font-size="10pt" style:font-relief="none" style:text-emphasize="none" style:font-style-complex="normal" style:font-style-asian="normal" style:font-weight-complex="normal" style:font-weight-asian="normal" style:font-size-complex="10pt" style:font-size-asian="10pt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 style:font-name-asian="Tahoma" style:font-name-complex="FreeSans"/>
    </style:style>
    <style:style style:name="T46" style:family="text">
      <style:text-properties fo:color="#00000a" style:font-name="Liberation Sans" fo:font-size="10pt" fo:font-weight="normal" style:text-underline-style="none" style:text-underline-color="font-color" style:text-line-through-type="none" fo:font-style="normal" style:text-outline="false" fo:text-shadow="none" style:letter-kerning="true" style:text-line-through-mode="continuous" fo:language="sk" fo:country="SK" style:language-asian="hi" style:country-asian="IN" style:language-complex="hi" style:country-complex="IN" style:font-name-asian="Mangal" style:font-name-complex="Courier New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7" style:family="text">
      <style:text-properties style:text-overline-style="none" style:text-overline-color="font-color" fo:color="#00000a" style:font-relief="none" style:text-emphasize="none" style:font-style-complex="normal" style:font-style-asian="normal" style:font-weight-complex="normal" style:font-weight-asian="normal" style:font-size-complex="8pt" style:font-size-asian="8pt" style:font-name-complex="Courier New" style:font-name-asian="Mangal" style:language-complex="none" style:country-complex="none" style:language-asian="hi" style:country-asian="I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  <style:style style:name="T48" style:family="text">
      <style:text-properties style:text-overline-style="none" style:text-overline-color="font-color" fo:color="#00000a" style:font-relief="none" style:text-emphasize="none" style:font-weight-complex="normal" style:font-weight-asian="normal" style:font-size-complex="8pt" style:font-size-asian="8pt" style:font-name-complex="Courier New" style:font-name-asian="Mangal" style:language-asian="hi" style:country-asian="IN" fo:language="en" fo:country="US" style:text-line-through-mode="continuous" fo:text-shadow="none" style:text-outline="false" style:text-line-through-type="none" style:text-underline-style="none" style:text-underline-color="font-color" fo:font-weight="normal" fo:font-size="10pt" fo:font-style="italic" style:letter-kerning="true" style:language-complex="hi" style:country-complex="IN" style:font-style-asian="italic" style:font-style-complex="italic"/>
    </style:style>
    <style:style style:name="T49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sk" fo:country="SK" style:language-asian="zh" style:country-asian="CN" style:language-complex="hi" style:country-complex="IN" style:font-name-asian="Tahoma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0" style:family="text">
      <style:text-properties fo:font-size="10pt" style:language-complex="hi" style:country-complex="IN" style:font-relief="none" style:text-emphasize="none" style:font-style-complex="normal" style:font-style-asian="normal" style:font-weight-complex="normal" style:font-weight-asian="normal" style:font-size-complex="10pt" style:font-size-asian="10pt" style:text-overline-style="none" style:text-overline-color="font-color" style:language-asian="zh" style:country-asian="CN" style:font-name-complex="FreeSans"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sk" fo:country="SK" style:font-name-asian="Tahoma"/>
    </style:style>
    <style:style style:name="T51" style:family="text">
      <style:text-properties fo:font-size="10pt" style:language-complex="hi" style:country-complex="IN" style:font-relief="none" style:text-emphasize="none" style:font-style-complex="normal" style:font-style-asian="normal" style:font-weight-complex="normal" style:font-weight-asian="normal" style:font-size-complex="10pt" style:font-size-asian="10pt" style:text-overline-style="none" style:text-overline-color="font-color"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color="#00000a" style:letter-kerning="true" fo:language="en" fo:country="US" style:language-asian="hi" style:country-asian="IN" style:font-name-asian="Mangal" style:font-name-complex="Courier New"/>
    </style:style>
    <style:style style:name="T52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Courier New" style:font-name-asian="Mangal" fo:color="#00000a" style:language-asian="hi" style:country-asian="IN" fo:language="en" fo:country="US" style:text-line-through-mode="continuous" style:letter-kerning="true" fo:text-shadow="none" style:text-outline="false" fo:font-style="normal" style:text-line-through-type="none" style:text-underline-style="none" style:text-underline-color="font-color" fo:font-weight="normal" fo:font-size="10pt" style:font-name="Liberation Sans"/>
    </style:style>
    <style:style style:name="T53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Courier New" style:font-name-asian="Mangal" style:language-asian="hi" style:country-asian="IN" fo:language="en" fo:country="US" style:text-line-through-mode="continuous" style:letter-kerning="true" fo:text-shadow="none" style:text-outline="false" fo:font-style="normal" style:text-line-through-type="none" style:text-underline-style="none" style:text-underline-color="font-color" fo:font-weight="normal" fo:font-size="10pt"/>
    </style:style>
    <style:style style:name="T54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letter-kerning="true" style:text-line-through-mode="continuous" fo:language="en" fo:country="US" style:language-asian="zh" style:country-asian="CN" style:language-complex="hi" style:country-complex="IN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5" style:family="text">
      <style:text-properties fo:color="#000000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sk" fo:country="SK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6" style:family="text">
      <style:text-properties fo:color="#000000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7" style:family="text">
      <style:text-properties fo:color="#000000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Tahoma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8" style:family="text">
      <style:text-properties fo:color="#000000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9" style:family="text">
      <style:text-properties fo:color="#000000" style:font-name="Liberation Sans" fo:font-size="10pt" fo:font-weight="normal" style:text-underline-style="none" style:text-underline-color="font-color" style:text-line-through-type="none" fo:font-style="normal" style:text-outline="false" fo:text-shadow="none" style:letter-kerning="true" style:text-line-through-mode="continuous" fo:language="en" fo:country="US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0" style:family="text">
      <style:text-properties style:language-asian="hi" style:country-asian="IN" style:text-overline-style="none" style:text-overline-color="font-color" fo:font-size="10pt" fo:font-weight="normal" style:text-underline-style="none" style:text-underline-color="font-color" style:text-line-through-type="none" fo:font-style="normal" style:text-outline="false" fo:text-shadow="none" style:letter-kerning="true" style:text-line-through-mode="continuous" fo:language="en" fo:country="US" fo:color="#00000a" style:language-complex="hi" style:country-complex="IN" style:font-name-asian="Mangal" style:font-name-complex="Courier New" style:font-size-asian="10pt" style:font-size-complex="10pt" style:font-weight-asian="normal" style:font-weight-complex="normal" style:font-style-asian="normal" style:font-style-complex="normal" style:text-emphasize="none" style:font-relief="none" style:font-name="Liberation Sans"/>
    </style:style>
    <style:style style:name="T61" style:family="text">
      <style:text-properties style:text-overline-style="none" style:text-overline-color="font-colo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font-name="Liberation Sans" fo:color="#000000" style:language-asian="zh" style:country-asian="CN"/>
    </style:style>
    <style:style style:name="T62" style:family="text">
      <style:text-properties style:font-name="Liberation Sans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FreeSans" style:font-name-asian="Tahoma" style:language-complex="hi" style:country-complex="IN" style:language-asian="zh" style:country-asian="CN" fo:language="sk" fo:country="SK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/>
    </style:style>
    <style:style style:name="T63" style:family="text">
      <style:text-properties style:font-name="Liberation Sans" fo:font-size="10pt" style:font-relief="none" style:text-emphasize="none" style:font-style-complex="normal" style:font-style-asian="normal" style:font-weight-complex="normal" style:font-weight-asian="normal" style:font-size-complex="10pt" style:font-size-asian="10pt" style:language-complex="hi" style:country-complex="IN" fo:language="sk" fo:country="SK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 fo:color="#000000" style:language-asian="hi" style:country-asian="IN"/>
    </style:style>
    <style:style style:name="T64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FreeSans" style:font-name-asian="Tahoma" style:language-complex="hi" style:country-complex="IN" style:language-asian="zh" style:country-asian="CN" fo:language="sk" fo:country="SK" style:text-line-through-mode="continuous" fo:text-shadow="none" style:text-outline="false" fo:font-style="normal" style:text-line-through-type="none" style:text-underline-style="none" style:text-underline-color="font-color" fo:font-weight="normal" fo:font-size="10pt" fo:color="#000000"/>
    </style:style>
    <style:style style:name="T65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asian="Tahoma" style:language-complex="hi" style:country-complex="IN" style:language-asian="zh" style:country-asian="CN" fo:language="sk" fo:country="SK" style:text-line-through-mode="continuous" fo:text-shadow="none" style:text-outline="false" fo:font-style="normal" style:text-line-through-type="none" style:text-underline-style="none" style:text-underline-color="font-color" fo:font-weight="normal" fo:font-size="10pt" fo:color="#000000" style:font-name-complex="Tahoma"/>
    </style:style>
    <style:style style:name="T66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letter-kerning="true" style:text-line-through-mode="continuous" fo:language="en" fo:country="US" style:language-asian="hi" style:country-asian="IN" style:language-complex="none" style:country-complex="none" style:font-name-asian="Mangal" style:font-name-complex="Courier New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7" style:family="text">
      <style:text-properties style:font-name="Liberation Sans" fo:font-size="10pt" style:font-relief="none" style:text-emphasize="none" style:font-style-complex="normal" style:font-style-asian="normal" style:font-weight-complex="normal" style:font-weight-asian="normal" style:font-size-complex="10pt" style:font-size-asian="10pt" style:language-complex="hi" style:country-complex="IN" style:language-asian="zh" style:country-asian="CN" fo:language="sk" fo:country="SK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 fo:color="#000000"/>
    </style:style>
    <style:style style:name="T68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fo:language="sk" fo:country="SK" style:text-line-through-mode="continuous" fo:text-shadow="none" style:text-outline="false" fo:font-style="normal" style:text-line-through-type="none" style:text-underline-style="none" style:text-underline-color="font-color" fo:font-weight="normal" fo:font-size="10pt" fo:color="#000000" style:language-asian="hi" style:country-asian="IN" style:language-complex="none" style:country-complex="none" style:font-name-asian="Mangal" style:font-name-complex="Courier New"/>
    </style:style>
    <style:style style:name="T69" style:family="text">
      <style:text-properties style:font-name-asian="Tahoma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FreeSans" style:language-complex="hi" style:country-complex="IN" style:font-name="Liberation Sans" style:language-asian="zh" style:country-asian="CN" fo:language="sk" fo:country="SK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/>
    </style:style>
    <style:style style:name="T70" style:family="text">
      <style:text-properties style:font-name-asian="Tahoma" fo:font-size="10pt" style:font-relief="none" style:text-emphasize="none" style:font-style-complex="normal" style:font-style-asian="normal" style:font-weight-complex="normal" style:font-weight-asian="normal" style:font-size-complex="10pt" style:font-size-asian="10pt" style:language-complex="hi" style:country-complex="IN" style:font-name="Liberation Sans" style:language-asian="zh" style:country-asian="CN" fo:language="sk" fo:country="SK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 style:font-name-complex="Tahoma"/>
    </style:style>
    <style:style style:name="T71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asian="Tahoma" style:language-complex="hi" style:country-complex="IN" style:language-asian="zh" style:country-asian="CN" style:text-line-through-mode="continuous" fo:text-shadow="none" style:text-outline="false" fo:font-style="normal" style:text-line-through-type="none" style:text-underline-style="none" style:text-underline-color="font-color" fo:font-weight="normal" fo:font-size="10pt" fo:color="#00000a" style:letter-kerning="true" fo:language="en" fo:country="US" style:font-name-complex="Tahoma"/>
    </style:style>
    <style:style style:name="T72" style:family="text">
      <style:text-properties fo:font-size="10pt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FreeSans" style:font-name="Liberation Sans" style:font-name-asian="Tahoma" style:language-asian="zh" style:country-asian="CN" fo:language="sk" fo:country="SK" style:text-line-through-mode="continuous" fo:text-shadow="none" style:text-outline="false" fo:font-style="normal" style:text-line-through-type="none" style:text-underline-style="none" style:text-underline-color="font-color" fo:font-weight="normal" style:language-complex="hi" style:country-complex="IN"/>
    </style:style>
    <style:style style:name="T73" style:family="text">
      <style:text-properties fo:font-size="10pt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FreeSans" style:font-name="Liberation Sans" style:font-name-asian="Tahoma" style:language-asian="zh" style:country-asian="CN" style:text-line-through-mode="continuous" fo:text-shadow="none" style:text-outline="false" fo:font-style="normal" style:text-line-through-type="none" style:text-underline-style="none" style:text-underline-color="font-color" fo:font-weight="normal" style:language-complex="hi" style:country-complex="IN" fo:language="en" fo:country="US"/>
    </style:style>
    <style:style style:name="T74" style:family="text">
      <style:text-properties style:font-name-complex="FreeSans" style:text-overline-style="none" style:text-overline-color="font-color" fo:language="sk" fo:country="SK" style:text-line-through-mode="continuous" fo:text-shadow="none" style:text-outline="false" fo:font-style="normal" style:text-line-through-type="none" style:text-underline-style="none" style:text-underline-color="font-color" fo:font-weight="normal" style:font-name-asian="Tahoma" fo:font-size="10pt" style:language-complex="hi" style:country-complex="IN" style:language-asian="zh" style:country-asian="CN" style:font-relief="none" style:text-emphasize="none" style:font-style-complex="normal" style:font-style-asian="normal" style:font-weight-complex="normal" style:font-weight-asian="normal" style:font-size-complex="10pt" style:font-size-asian="10pt" style:font-name="Liberation Sans"/>
    </style:style>
    <style:style style:name="T75" style:family="text">
      <style:text-properties style:text-overline-style="none" style:text-overline-color="font-color" style:text-line-through-mode="continuous" fo:text-shadow="none" style:text-outline="false" fo:font-style="normal" style:text-line-through-type="none" style:text-underline-style="none" style:text-underline-color="font-color" fo:font-weight="normal" fo:font-size="10pt" style:language-complex="hi" style:country-complex="IN" style:font-relief="none" style:text-emphasize="none" style:font-style-complex="normal" style:font-style-asian="normal" style:font-weight-complex="normal" style:font-weight-asian="normal" style:font-size-complex="10pt" style:font-size-asian="10pt" style:font-name="Liberation Sans" fo:color="#00000a" style:letter-kerning="true" fo:language="en" fo:country="US" style:language-asian="hi" style:country-asian="IN" style:font-name-asian="Mangal" style:font-name-complex="Courier New"/>
    </style:style>
    <style:style style:name="T76" style:family="text">
      <style:text-properties style:text-overline-style="none" style:text-overline-color="font-color" style:text-line-through-mode="continuous" fo:text-shadow="none" style:text-outline="false" fo:font-style="normal" style:text-line-through-type="none" style:text-underline-style="none" style:text-underline-color="font-color" fo:font-weight="normal" fo:font-size="10pt" style:language-complex="hi" style:country-complex="IN" style:font-relief="none" style:text-emphasize="none" style:font-style-complex="normal" style:font-style-asian="normal" style:font-weight-complex="normal" style:font-weight-asian="normal" style:font-size-complex="10pt" style:font-size-asian="10pt" style:font-name="Liberation Sans" fo:color="#00000a" style:letter-kerning="true" fo:language="en" fo:country="US" style:language-asian="zh" style:country-asian="CN" style:font-name-asian="Tahoma" style:font-name-complex="FreeSans"/>
    </style:style>
    <style:style style:name="T77" style:family="text">
      <style:text-properties fo:language="sk" fo:country="SK" style:font-size-asian="10pt" style:font-name-asian="Tahoma" style:font-weight-complex="normal" style:text-overline-style="none" style:text-overline-color="font-color" style:font-weight-asian="normal" style:language-complex="hi" style:country-complex="IN" fo:font-size="10pt" fo:font-weight="normal" style:text-underline-style="none" style:text-underline-color="font-color" style:text-line-through-type="none" fo:text-shadow="none" style:font-size-complex="10pt" style:font-style-asian="normal" style:font-style-complex="normal" style:text-emphasize="none" style:font-relief="none" style:language-asian="zh" style:country-asian="CN" fo:font-style="normal" style:text-outline="false" style:font-name="Liberation Sans" fo:color="#000000" style:font-name-complex="FreeSans" style:text-line-through-mode="continuous"/>
    </style:style>
    <style:style style:name="T78" style:family="text">
      <style:text-properties style:font-size-asian="10pt" style:font-name-asian="Tahoma" style:font-weight-complex="normal" style:text-overline-style="none" style:text-overline-color="font-color" style:font-weight-asian="normal" style:language-complex="hi" style:country-complex="IN" fo:font-size="10pt" fo:font-weight="normal" style:text-underline-style="none" style:text-underline-color="font-color" style:text-line-through-type="none" fo:text-shadow="none" style:font-size-complex="10pt" style:font-style-asian="normal" style:font-style-complex="normal" style:text-emphasize="none" style:font-relief="none" style:language-asian="zh" style:country-asian="CN" fo:font-style="normal" style:text-outline="false" style:font-name="Liberation Sans" fo:color="#000000" style:text-line-through-mode="continuous" fo:language="en" fo:country="US" style:font-name-complex="Tahoma"/>
    </style:style>
    <style:style style:name="T79" style:family="text">
      <style:text-properties style:font-size-asian="10pt" style:font-name-asian="Tahoma" style:font-weight-complex="normal" style:text-overline-style="none" style:text-overline-color="font-color" style:font-weight-asian="normal" style:language-complex="hi" style:country-complex="IN" fo:font-size="10pt" fo:font-weight="normal" style:text-underline-style="none" style:text-underline-color="font-color" style:text-line-through-type="none" fo:text-shadow="none" style:font-size-complex="10pt" style:font-style-asian="normal" style:font-style-complex="normal" style:text-emphasize="none" style:font-relief="none" style:language-asian="zh" style:country-asian="CN" fo:font-style="normal" style:text-outline="false" style:font-name="Liberation Sans" fo:color="#000000" style:text-line-through-mode="continuous" fo:language="sk" fo:country="SK" style:font-name-complex="FreeSans"/>
    </style:style>
    <style:style style:name="T80" style:family="text">
      <style:text-properties style:font-size-asian="10pt" style:font-name-asian="Tahoma" style:font-weight-complex="normal" style:text-overline-style="none" style:text-overline-color="font-color" style:font-weight-asian="normal" style:language-complex="hi" style:country-complex="IN" fo:font-size="10pt" fo:font-weight="normal" style:text-underline-style="none" style:text-underline-color="font-color" style:text-line-through-type="none" fo:text-shadow="none" style:font-size-complex="10pt" style:font-style-asian="normal" style:font-style-complex="normal" style:text-emphasize="none" style:font-relief="none" style:language-asian="zh" style:country-asian="CN" fo:font-style="normal" style:text-outline="false" style:font-name="Liberation Sans" fo:color="#000000" style:text-line-through-mode="continuous" style:font-name-complex="Tahoma" fo:language="en" fo:country="US"/>
    </style:style>
    <style:style style:name="T81" style:family="text">
      <style:text-properties style:font-size-asian="10pt" style:font-name-asian="Tahoma" style:font-weight-complex="normal" style:text-overline-style="none" style:text-overline-color="font-color" style:font-weight-asian="normal" style:language-complex="hi" style:country-complex="IN" fo:font-size="10pt" fo:font-weight="normal" style:text-underline-style="none" style:text-underline-color="font-color" style:text-line-through-type="none" fo:text-shadow="none" style:font-size-complex="10pt" style:font-style-asian="normal" style:font-style-complex="normal" style:text-emphasize="none" style:font-relief="none" style:language-asian="zh" style:country-asian="CN" fo:font-style="normal" style:text-outline="false" style:font-name="Liberation Sans" fo:color="#000000" style:text-line-through-mode="continuous" style:font-name-complex="FreeSans" fo:language="en" fo:country="US"/>
    </style:style>
    <style:style style:name="T82" style:family="text">
      <style:text-properties style:font-size-asian="10pt" style:font-name-asian="Tahoma" style:font-weight-complex="normal" style:text-overline-style="none" style:text-overline-color="font-color" style:font-weight-asian="normal" style:language-complex="hi" style:country-complex="IN" fo:font-size="10pt" fo:font-weight="normal" style:text-underline-style="none" style:text-underline-color="font-color" style:text-line-through-type="none" fo:text-shadow="none" style:font-size-complex="10pt" style:font-style-asian="normal" style:font-style-complex="normal" style:text-emphasize="none" style:font-relief="none" style:language-asian="zh" style:country-asian="CN" fo:font-style="normal" style:text-outline="false" style:font-name="Liberation Sans" fo:color="#000000" style:text-line-through-mode="continuous" style:font-name-complex="FreeSans" fo:language="sk" fo:country="SK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4" table:default-cell-style-name="ce1"/>
        <table:table-row table:style-name="ro1">
          <table:table-cell office:value-type="string" calcext:value-type="string">
            <text:p>AREA</text:p>
          </table:table-cell>
          <table:table-cell office:value-type="string" calcext:value-type="string">
            <text:p>SEQ</text:p>
          </table:table-cell>
          <table:table-cell office:value-type="string" calcext:value-type="string">
            <text:p>ALTERNATIVE TO</text:p>
          </table:table-cell>
          <table:table-cell office:value-type="string" calcext:value-type="string">
            <text:p>CMD</text:p>
          </table:table-cell>
          <table:table-cell office:value-type="string" calcext:value-type="string">
            <text:p>CMD TYPE</text:p>
          </table:table-cell>
          <table:table-cell office:value-type="string" calcext:value-type="string">
            <text:p>CMD REGEX</text:p>
          </table:table-cell>
          <table:table-cell office:value-type="string" calcext:value-type="string">
            <text:p>PREREQUISITE CMD</text:p>
          </table:table-cell>
          <table:table-cell office:value-type="string" calcext:value-type="string">
            <text:p>PREREQUISITE CMD FAIL</text:p>
          </table:table-cell>
          <table:table-cell office:value-type="string" calcext:value-type="string">
            <text:p>MUST NO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entral login management</text:p>
          </table:table-cell>
          <table:table-cell table:style-name="Default" table:number-columns-repeated="7"/>
          <table:table-cell table:number-columns-repeated="1016"/>
        </table:table-row>
        <table:table-row table:style-name="ro1">
          <table:table-cell table:style-name="ce2"/>
          <table:table-cell table:formula="of:=ROW()-2" office:value-type="float" office:value="1" calcext:value-type="float">
            <text:p>1</text:p>
          </table:table-cell>
          <table:table-cell/>
          <table:table-cell office:value-type="string" calcext:value-type="string">
            <text:p>aaa new-model</text:p>
          </table:table-cell>
          <table:table-cell office:value-type="string" calcext:value-type="string">
            <text:p>ONCE OCCURENCE</text:p>
          </table:table-cell>
          <table:table-cell office:value-type="string" calcext:value-type="string">
            <text:p>^aaa new-model$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1016"/>
        </table:table-row>
        <table:table-row table:style-name="ro2">
          <table:table-cell/>
          <table:table-cell table:formula="of:=ROW()-2" office:value-type="float" office:value="2" calcext:value-type="float">
            <text:p>2</text:p>
          </table:table-cell>
          <table:table-cell/>
          <table:table-cell table:style-name="ce9" office:value-type="string" calcext:value-type="string">
            <text:p>radius server &lt;radius server name&gt;</text:p>
            <text:p><text:span text:style-name="T10"> </text:span><text:span text:style-name="T11"> address ipv4 &lt;ip adddress&gt; / address ipv6 &lt;ipv6 adddress&gt;</text:span></text:p>
            <text:p><text:span text:style-name="T3">  key &lt;password&gt;</text:span></text:p>
            <text:p/>
            <text:p><text:span text:style-name="T3">tacacs server &lt;radius server name&gt;</text:span></text:p>
            <text:p><text:span text:style-name="T10"> </text:span><text:span text:style-name="T11"> address ipv4 &lt;ip adddress&gt; / address ipv6 &lt;ipv6 adddress&gt;</text:span></text:p>
            <text:p><text:span text:style-name="T3">  key &lt;password&gt;</text:span></text:p>
          </table:table-cell>
          <table:table-cell office:value-type="string" calcext:value-type="string">
            <text:p>MORE OCCURENCE INDEPENDENT</text:p>
          </table:table-cell>
          <table:table-cell office:value-type="string" calcext:value-type="string">
            <text:p>^(radius|tacacs) server.+\r?\n^.*address ipv[46].+$(\r?\n^.*key.+$)?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<text:a xlink:href="https://www.cisco.com/c/en/us/products/collateral/ios-nx-os-software/identity-based-networking-services/whitepaper_C11-731907.html" xlink:type="simple">https://www.cisco.com/c/en/us/products/collateral/ios-nx-os-software/identity-based-networking-services/whitepaper_C11-731907.html</text:a></text:p>
          </table:table-cell>
          <table:table-cell table:number-columns-repeated="1014"/>
        </table:table-row>
        <table:table-row table:style-name="ro2">
          <table:table-cell/>
          <table:table-cell table:formula="of:=ROW()-2" office:value-type="float" office:value="3" calcext:value-type="float">
            <text:p>3</text:p>
          </table:table-cell>
          <table:table-cell table:formula="of:=[.$D$4]" office:value-type="string" office:string-value="radius server &lt;radius server name&gt;&#10;  address ipv4 &lt;ip adddress&gt; / address ipv6 &lt;ipv6 adddress&gt;&#10;  key &lt;password&gt;&#10;&#10;tacacs server &lt;radius server name&gt;&#10;  address ipv4 &lt;ip adddress&gt; / address ipv6 &lt;ipv6 adddress&gt;&#10;  key &lt;password&gt;" calcext:value-type="string">
            <text:p>radius server &lt;radius server name&gt;</text:p>
            <text:p>  address ipv4 &lt;ip adddress&gt; / address ipv6 &lt;ipv6 adddress&gt;</text:p>
            <text:p>  key &lt;password&gt;</text:p>
            <text:p/>
            <text:p>tacacs server &lt;radius server name&gt;</text:p>
            <text:p>  address ipv4 &lt;ip adddress&gt; / address ipv6 &lt;ipv6 adddress&gt;</text:p>
            <text:p>  key &lt;password&gt;</text:p>
          </table:table-cell>
          <table:table-cell office:value-type="string" calcext:value-type="string">
            <text:p><text:span text:style-name="T2">radius-server host &lt;ip adddress&gt;</text:span></text:p>
            <text:p><text:span text:style-name="T3">radius-server key &lt;password&gt;</text:span></text:p>
            <text:p/>
            <text:p><text:span text:style-name="T3">tacacs-server host &lt;ip adddress&gt;</text:span></text:p>
            <text:p><text:span text:style-name="T3">tacacs-server key &lt;password&gt;</text:span></text:p>
          </table:table-cell>
          <table:table-cell office:value-type="string" calcext:value-type="string">
            <text:p>MORE OCCURENCE INDEPENDENT</text:p>
          </table:table-cell>
          <table:table-cell table:style-name="ce10" office:value-type="string" calcext:value-type="string">
            <text:p>^.*(radius|tacacs)-server host .*$(\r?\n^.*(radius|tacacs)-server key.*$)?</text:p>
          </table:table-cell>
          <table:table-cell table:formula="of:=[.$B$3]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/>
          <table:table-cell table:formula="of:=ROW()-2" office:value-type="float" office:value="4" calcext:value-type="float">
            <text:p>4</text:p>
          </table:table-cell>
          <table:table-cell office:value-type="string" calcext:value-type="string">
            <text:p><text:span text:style-name="T2">radius-server host &lt;ip adddress&gt;</text:span></text:p>
            <text:p><text:span text:style-name="T3">radius-server key &lt;password&gt;</text:span></text:p>
          </table:table-cell>
          <table:table-cell office:value-type="string" calcext:value-type="string">
            <text:p>radius-server host &lt;ip address&gt; auth-port &lt;port&gt; acct-port &lt;port&gt; key &lt;key&gt;</text:p>
          </table:table-cell>
          <table:table-cell office:value-type="string" calcext:value-type="string">
            <text:p>MORE OCCURENCE INDEPENDENT</text:p>
          </table:table-cell>
          <table:table-cell office:value-type="string" calcext:value-type="string">
            <text:p>^.*radius-server host.* key.+$</text:p>
          </table:table-cell>
          <table:table-cell table:formula="of:=[.$B$3]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/>
          <table:table-cell table:formula="of:=ROW()-2" office:value-type="float" office:value="5" calcext:value-type="float">
            <text:p>5</text:p>
          </table:table-cell>
          <table:table-cell/>
          <table:table-cell table:style-name="ce3" office:value-type="string" calcext:value-type="string">
            <text:p><text:span text:style-name="T1">aaa group server radius &lt;radius group&gt;</text:span></text:p>
            <text:p><text:span text:style-name="T1">  server name &lt;radius server name&gt;</text:span></text:p>
            <text:p><text:span text:style-name="T1">aaa group server tacacs+ &lt;radius group&gt;</text:span></text:p>
            <text:p><text:span text:style-name="T1">  server name &lt;radius server name&gt;</text:span></text:p>
          </table:table-cell>
          <table:table-cell/>
          <table:table-cell office:value-type="string" calcext:value-type="string">
            <text:p>^.*aaa group server (radius|tacacs\+) (.*)$\r?\n^.*server name (.+)$</text:p>
          </table:table-cell>
          <table:table-cell table:formula="of:=[.$B$4]" office:value-type="float" office:value="2" calcext:value-type="float">
            <text:p>2</text:p>
          </table:table-cell>
          <table:table-cell table:number-columns-repeated="1017"/>
        </table:table-row>
        <table:table-row table:style-name="ro5">
          <table:table-cell/>
          <table:table-cell table:formula="of:=ROW()-2" office:value-type="float" office:value="6" calcext:value-type="float">
            <text:p>6</text:p>
          </table:table-cell>
          <table:table-cell table:style-name="ce3" office:value-type="string" calcext:value-type="string">
            <text:p><text:span text:style-name="T1">aaa group server radius &lt;radius group&gt;</text:span></text:p>
            <text:p><text:span text:style-name="T1">  server name &lt;radius server name&gt;</text:span></text:p>
            <text:p><text:span text:style-name="T1">aaa group server tacacs+ &lt;radius group&gt;</text:span></text:p>
            <text:p><text:span text:style-name="T1">  server name &lt;radius server name&gt;</text:span></text:p>
          </table:table-cell>
          <table:table-cell table:style-name="ce4" office:value-type="string" calcext:value-type="string">
            <text:p><text:span text:style-name="T1">aaa group server radius &lt;radius group&gt;</text:span></text:p>
            <text:p><text:span text:style-name="T1">  server-private  &lt;ip address&gt; auth-port &lt;port&gt; acct-port &lt;port&gt; key &lt;key&gt;</text:span></text:p>
            <text:p><text:span text:style-name="T1">aaa group server tacacs+ &lt;radius group&gt;</text:span></text:p>
            <text:p><text:span text:style-name="T1">   server-private  &lt;ip address&gt; auth-port &lt;port&gt; acct-port &lt;port&gt; key &lt;key&gt;</text:span></text:p>
          </table:table-cell>
          <table:table-cell table:style-name="Default"/>
          <table:table-cell table:style-name="Default" office:value-type="string" calcext:value-type="string">
            <text:p>^.*aaa group server (radius|tacacs\+) (.*)$\r?\n^.*server-private (.+?) .+key (.*).*$</text:p>
          </table:table-cell>
          <table:table-cell table:formula="of:=[.$B$3]" office:value-type="float" office:value="1" calcext:value-type="float">
            <text:p>1</text:p>
          </table:table-cell>
          <table:table-cell table:number-columns-repeated="1017"/>
        </table:table-row>
        <table:table-row table:style-name="ro6">
          <table:table-cell/>
          <table:table-cell table:formula="of:=ROW()-2" office:value-type="float" office:value="7" calcext:value-type="float">
            <text:p>7</text:p>
          </table:table-cell>
          <table:table-cell table:style-name="ce4" office:value-type="string" calcext:value-type="string">
            <text:p><text:span text:style-name="T1">aaa group server radius &lt;radius group&gt;</text:span></text:p>
            <text:p><text:span text:style-name="T1">  server-private  &lt;ip address&gt; auth-port &lt;port&gt; acct-port &lt;port&gt; key &lt;key&gt;</text:span></text:p>
            <text:p><text:span text:style-name="T1">aaa group server tacacs+ &lt;radius group&gt;</text:span></text:p>
            <text:p><text:span text:style-name="T1">   server-private  &lt;ip address&gt; auth-port &lt;port&gt; acct-port &lt;port&gt; key &lt;key&gt;</text:span></text:p>
          </table:table-cell>
          <table:table-cell table:style-name="ce3" office:value-type="string" calcext:value-type="string">
            <text:p><text:span text:style-name="T1">aaa group server radius &lt;radius group&gt;</text:span></text:p>
            <text:p><text:span text:style-name="T3">  server &lt;ip address&gt; auth-port &lt;port&gt; acct-port &lt;port&gt; key &lt;key&gt;</text:span></text:p>
            <text:p><text:span text:style-name="T1">aaa group server tacacs+ &lt;radius group&gt;</text:span></text:p>
            <text:p><text:span text:style-name="T3">  server &lt;ip address&gt; auth-port &lt;port&gt; acct-port &lt;port&gt; key &lt;key&gt;</text:span></text:p>
          </table:table-cell>
          <table:table-cell office:value-type="string" calcext:value-type="string">
            <text:p>MORE OCCURENCE INDEPENDENT</text:p>
          </table:table-cell>
          <table:table-cell office:value-type="string" calcext:value-type="string">
            <text:p>^.*aaa group server (radius|tacacs\+) (.*)$\r?\n^.*server.* .+$</text:p>
          </table:table-cell>
          <table:table-cell table:formula="of:=[.$B$3]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/>
          <table:table-cell table:formula="of:=ROW()-2" office:value-type="float" office:value="8" calcext:value-type="float">
            <text:p>8</text:p>
          </table:table-cell>
          <table:table-cell table:style-name="Default"/>
          <table:table-cell table:style-name="ce3" office:value-type="string" calcext:value-type="string">
            <text:p><text:span text:style-name="T4">aaa authentication login default / &lt;radius login&gt;</text:span><text:span text:style-name="T5"> group &lt;radius group&gt;</text:span></text:p>
          </table:table-cell>
          <table:table-cell office:value-type="string" calcext:value-type="string">
            <text:p>MORE OCCURENCE INDEPENDENT</text:p>
          </table:table-cell>
          <table:table-cell table:style-name="Default" office:value-type="string" calcext:value-type="string">
            <text:p>^.*aaa authentication login (default|.*?) (group (.*?)(?: |$))(group (.*?)(?: |$))?.*$</text:p>
          </table:table-cell>
          <table:table-cell table:formula="of:=[.$B$7]" office:value-type="float" office:value="5" calcext:value-type="float">
            <text:p>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comment:fallback</text:p>
          </table:table-cell>
          <table:table-cell table:formula="of:=ROW()-2" office:value-type="float" office:value="9" calcext:value-type="float">
            <text:p>9</text:p>
          </table:table-cell>
          <table:table-cell table:style-name="Default"/>
          <table:table-cell table:style-name="ce3" office:value-type="string" calcext:value-type="string">
            <text:p><text:span text:style-name="T4">aaa authentication login default / &lt;radius login&gt;</text:span><text:span text:style-name="T5"> group &lt;radius group&gt; local enable</text:span></text:p>
          </table:table-cell>
          <table:table-cell office:value-type="string" calcext:value-type="string">
            <text:p>MORE OCCURENCE INDEPENDENT</text:p>
          </table:table-cell>
          <table:table-cell table:style-name="Default" office:value-type="string" calcext:value-type="string">
            <text:p>^.*aaa authentication login (default|.*?) (group (.*?)(?: |$))(group (.*?) )? ?(local|enable|none|local-case)+ ?(local|enable|none|local-case)? ?(local|enable|none|local-case)?.*$</text:p>
          </table:table-cell>
          <table:table-cell table:formula="of:=[.$B$10]" office:value-type="float" office:value="8" calcext:value-type="float">
            <text:p>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<text:span text:style-name="T1">comment:</text:span>local database</text:p>
          </table:table-cell>
          <table:table-cell table:formula="of:=ROW()-2" office:value-type="float" office:value="10" calcext:value-type="float">
            <text:p>10</text:p>
          </table:table-cell>
          <table:table-cell table:style-name="Default"/>
          <table:table-cell table:style-name="ce4" office:value-type="string" calcext:value-type="string">
            <text:p><text:span text:style-name="T4">aaa authentication login default / &lt;radius login&gt;</text:span><text:span text:style-name="T5"> local enable</text:span></text:p>
          </table:table-cell>
          <table:table-cell office:value-type="string" calcext:value-type="string">
            <text:p>MORE OCCURENCE INDEPENDENT</text:p>
          </table:table-cell>
          <table:table-cell table:style-name="Default" office:value-type="string" calcext:value-type="string">
            <text:p>^.*aaa authentication login (?:.(?&lt;!group))*?(local|enable|none|local-case)+(?: |$)(local|enable|none|local-case)?(?: |$)(local|enable|none|local-case)?(?: |$)(local|enable|none|local-case)?$</text:p>
          </table:table-cell>
          <table:table-cell table:formula="of:=[.$B$3]" office:value-type="float" office:value="1" calcext:value-type="float">
            <text:p>1</text:p>
          </table:table-cell>
          <table:table-cell/>
          <table:table-cell office:value-type="string" calcext:value-type="string">
            <text:p>T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<text:span text:style-name="T1">comment:</text:span>none</text:p>
          </table:table-cell>
          <table:table-cell table:formula="of:=ROW()-2" office:value-type="float" office:value="11" calcext:value-type="float">
            <text:p>11</text:p>
          </table:table-cell>
          <table:table-cell/>
          <table:table-cell table:style-name="ce3" office:value-type="string" calcext:value-type="string">
            <text:p><text:span text:style-name="T4">aaa authentication login default / &lt;radius login&gt;</text:span><text:span text:style-name="T5"> none</text:span></text:p>
          </table:table-cell>
          <table:table-cell office:value-type="string" calcext:value-type="string">
            <text:p>MORE OCCURENCE INDEPENDENT</text:p>
          </table:table-cell>
          <table:table-cell office:value-type="string" calcext:value-type="string">
            <text:p>^.*aaa authentication login (default|.*?).*none.*$</text:p>
          </table:table-cell>
          <table:table-cell table:formula="of:=[.$B$3]" office:value-type="float" office:value="1" calcext:value-type="float">
            <text:p>1</text:p>
          </table:table-cell>
          <table:table-cell/>
          <table:table-cell office:value-type="string" calcext:value-type="string">
            <text:p>T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comment:mozno preq vsetky tri vopred aj local database ma zmysel</text:p>
          </table:table-cell>
          <table:table-cell table:formula="of:=ROW()-2" office:value-type="float" office:value="12" calcext:value-type="float">
            <text:p>12</text:p>
          </table:table-cell>
          <table:table-cell table:style-name="ce3" office:value-type="string" calcext:value-type="string">
            <text:p><text:span text:style-name="T4">aaa authentication login default / &lt;radius login&gt;</text:span><text:span text:style-name="T5"> group &lt;radius group&gt; local enable</text:span></text:p>
          </table:table-cell>
          <table:table-cell office:value-type="string" calcext:value-type="string">
            <text:p><text:span text:style-name="T2">line tty &lt;num&gt; &lt;num&gt;</text:span></text:p>
            <text:p><text:span text:style-name="T3">  login authentication default / &lt;radius login&gt;</text:span></text:p>
            <text:p><text:span text:style-name="T2">line vty &lt;num&gt; &lt;num&gt;</text:span></text:p>
            <text:p><text:span text:style-name="T2">  login authentication default / &lt;radius login&gt;</text:span></text:p>
          </table:table-cell>
          <table:table-cell office:value-type="string" calcext:value-type="string">
            <text:p>MORE OCCURENCE ON INTERFACE/LINE</text:p>
          </table:table-cell>
          <table:table-cell office:value-type="string" calcext:value-type="string">
            <text:p>^.*login authentication (default|.*).*$</text:p>
          </table:table-cell>
          <table:table-cell table:formula="of:=[.$B$3]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/>
          <table:table-cell table:formula="of:=ROW()-2" office:value-type="float" office:value="13" calcext:value-type="float">
            <text:p>13</text:p>
          </table:table-cell>
          <table:table-cell/>
          <table:table-cell table:style-name="ce4" office:value-type="string" calcext:value-type="string">
            <text:p>aaa authentication enable default group &lt;radius group&gt;</text:p>
          </table:table-cell>
          <table:table-cell office:value-type="string" calcext:value-type="string">
            <text:p>MORE OCCURENCE INDEPENDENT</text:p>
          </table:table-cell>
          <table:table-cell table:style-name="Default" office:value-type="string" calcext:value-type="string">
            <text:p>^.*aaa authentication enable (default|.*?) (group (.*?)(?: |$))(group (.*?) )?.*$</text:p>
          </table:table-cell>
          <table:table-cell table:formula="of:=[.$B$3]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comment:fallback</text:p>
          </table:table-cell>
          <table:table-cell table:formula="of:=ROW()-2" office:value-type="float" office:value="14" calcext:value-type="float">
            <text:p>14</text:p>
          </table:table-cell>
          <table:table-cell/>
          <table:table-cell table:style-name="ce3" office:value-type="string" calcext:value-type="string">
            <text:p>aaa authentication enable default group &lt;radius group&gt; enable</text:p>
          </table:table-cell>
          <table:table-cell office:value-type="string" calcext:value-type="string">
            <text:p>MORE OCCURENCE INDEPENDENT</text:p>
          </table:table-cell>
          <table:table-cell office:value-type="string" calcext:value-type="string">
            <text:p>^.*aaa authentication enable (default|.*?) (group (.*?)(?: |$))(group (.*?) )? ?(line|enable|none)+ ?(line|enable|none)? ?(line|enable|none)?.*$</text:p>
          </table:table-cell>
          <table:table-cell table:formula="of:=[.$B$15]" office:value-type="float" office:value="13" calcext:value-type="float">
            <text:p>1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<text:span text:style-name="T1">comment:</text:span>local database</text:p>
          </table:table-cell>
          <table:table-cell table:formula="of:=ROW()-2" office:value-type="float" office:value="15" calcext:value-type="float">
            <text:p>15</text:p>
          </table:table-cell>
          <table:table-cell table:style-name="Default"/>
          <table:table-cell table:style-name="ce3" office:value-type="string" calcext:value-type="string">
            <text:p>aaa authentication enable default enable</text:p>
          </table:table-cell>
          <table:table-cell office:value-type="string" calcext:value-type="string">
            <text:p>MORE OCCURENCE INDEPENDENT</text:p>
          </table:table-cell>
          <table:table-cell table:style-name="Default" office:value-type="string" calcext:value-type="string">
            <text:p>^.*aaa authentication enable (?:.(?&lt;!group))*?(line|enable)+(?: |$)((line|enable))?.*$</text:p>
          </table:table-cell>
          <table:table-cell table:formula="of:=[.$B$3]" office:value-type="float" office:value="1" calcext:value-type="float">
            <text:p>1</text:p>
          </table:table-cell>
          <table:table-cell/>
          <table:table-cell office:value-type="string" calcext:value-type="string">
            <text:p>T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<text:span text:style-name="T1">comment:</text:span>none</text:p>
          </table:table-cell>
          <table:table-cell table:formula="of:=ROW()-2" office:value-type="float" office:value="16" calcext:value-type="float">
            <text:p>16</text:p>
          </table:table-cell>
          <table:table-cell/>
          <table:table-cell table:style-name="ce3" office:value-type="string" calcext:value-type="string">
            <text:p>aaa authentication enable default none</text:p>
          </table:table-cell>
          <table:table-cell office:value-type="string" calcext:value-type="string">
            <text:p>MORE OCCURENCE INDEPENDENT</text:p>
          </table:table-cell>
          <table:table-cell office:value-type="string" calcext:value-type="string">
            <text:p>^.*aaa authentication enable (default|.*?).*none.*$</text:p>
          </table:table-cell>
          <table:table-cell table:formula="of:=[.$B$3]" office:value-type="float" office:value="1" calcext:value-type="float">
            <text:p>1</text:p>
          </table:table-cell>
          <table:table-cell/>
          <table:table-cell office:value-type="string" calcext:value-type="string">
            <text:p>T</text:p>
          </table:table-cell>
          <table:table-cell table:number-columns-repeated="1015"/>
        </table:table-row>
        <table:table-row table:style-name="ro3">
          <table:table-cell/>
          <table:table-cell table:formula="of:=ROW()-2" office:value-type="float" office:value="17" calcext:value-type="float">
            <text:p>17</text:p>
          </table:table-cell>
          <table:table-cell/>
          <table:table-cell table:style-name="ce3" office:value-type="string" calcext:value-type="string">
            <text:p>aaa authorization exec &lt;radius login&gt; group &lt;radius group&gt;</text:p>
          </table:table-cell>
          <table:table-cell/>
          <table:table-cell office:value-type="string" calcext:value-type="string">
            <text:p>^.*aaa authorization exec (default|.*?) (group (.*?)(?: |$))(group (.*?)(?: |$))?.*$</text:p>
          </table:table-cell>
          <table:table-cell table:formula="of:=[.$B$3]" office:value-type="float" office:value="1" calcext:value-type="float">
            <text:p>1</text:p>
          </table:table-cell>
          <table:table-cell table:number-columns-repeated="1017"/>
        </table:table-row>
        <table:table-row table:style-name="ro7">
          <table:table-cell office:value-type="string" calcext:value-type="string">
            <text:p>comment:fallback</text:p>
          </table:table-cell>
          <table:table-cell table:formula="of:=ROW()-2" office:value-type="float" office:value="18" calcext:value-type="float">
            <text:p>18</text:p>
          </table:table-cell>
          <table:table-cell/>
          <table:table-cell table:style-name="ce9" office:value-type="string" calcext:value-type="string">
            <text:p>aaa authorization exec &lt;default/radius login&gt; group &lt;radius group&gt; local if-authenticated</text:p>
          </table:table-cell>
          <table:table-cell/>
          <table:table-cell office:value-type="string" calcext:value-type="string">
            <text:p>^.*aaa authorization exec (default|.*?) (group (.*?)(?: |$))(group (.*?)(?: |$))?local if-authenticated ?(local|none)?.*$</text:p>
          </table:table-cell>
          <table:table-cell table:formula="of:=[.$B$19]" office:value-type="float" office:value="17" calcext:value-type="float">
            <text:p>1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pan text:style-name="T1">comment:</text:span>local database</text:p>
          </table:table-cell>
          <table:table-cell table:formula="of:=ROW()-2" office:value-type="float" office:value="19" calcext:value-type="float">
            <text:p>19</text:p>
          </table:table-cell>
          <table:table-cell table:style-name="Default"/>
          <table:table-cell table:style-name="ce4" office:value-type="string" calcext:value-type="string">
            <text:p>aaa authorization exec &lt;default/radius login&gt; local if-authenticated</text:p>
          </table:table-cell>
          <table:table-cell table:style-name="Default"/>
          <table:table-cell table:style-name="Default" office:value-type="string" calcext:value-type="string">
            <text:p>^.*aaa authorization exec (?:.(?&lt;!group))*?(local)+(?: |$).*$</text:p>
          </table:table-cell>
          <table:table-cell table:formula="of:=[.$B$3]" office:value-type="float" office:value="1" calcext:value-type="float">
            <text:p>1</text:p>
          </table:table-cell>
          <table:table-cell/>
          <table:table-cell office:value-type="string" calcext:value-type="string">
            <text:p>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pan text:style-name="T1">comment:</text:span>none</text:p>
          </table:table-cell>
          <table:table-cell table:formula="of:=ROW()-2" office:value-type="float" office:value="20" calcext:value-type="float">
            <text:p>20</text:p>
          </table:table-cell>
          <table:table-cell/>
          <table:table-cell table:style-name="ce4" office:value-type="string" calcext:value-type="string">
            <text:p>aaa authorization exec &lt;default/radius login&gt; local none</text:p>
          </table:table-cell>
          <table:table-cell/>
          <table:table-cell office:value-type="string" calcext:value-type="string">
            <text:p>^.*aaa authorization exec (default|.*?).*none.*$</text:p>
          </table:table-cell>
          <table:table-cell table:formula="of:=[.$B$3]" office:value-type="float" office:value="1" calcext:value-type="float">
            <text:p>1</text:p>
          </table:table-cell>
          <table:table-cell/>
          <table:table-cell office:value-type="string" calcext:value-type="string">
            <text:p>T</text:p>
          </table:table-cell>
          <table:table-cell table:number-columns-repeated="1015"/>
        </table:table-row>
        <table:table-row table:style-name="ro3">
          <table:table-cell/>
          <table:table-cell table:formula="of:=ROW()-2" office:value-type="float" office:value="21" calcext:value-type="float">
            <text:p>21</text:p>
          </table:table-cell>
          <table:table-cell/>
          <table:table-cell table:style-name="ce10" office:value-type="string" calcext:value-type="string">
            <text:p>aaa authorization commands 15 &lt;radius login&gt; group &lt;radius group&gt;</text:p>
          </table:table-cell>
          <table:table-cell/>
          <table:table-cell office:value-type="string" calcext:value-type="string">
            <text:p>^.*aaa authorization commands \d* ?(default|.*?) (group (.*?)(?: |$))(group (.*?)(?: |$))?.*$</text:p>
          </table:table-cell>
          <table:table-cell table:formula="of:=[.$B$3]" office:value-type="float" office:value="1" calcext:value-type="float">
            <text:p>1</text:p>
          </table:table-cell>
          <table:table-cell table:number-columns-repeated="1017"/>
        </table:table-row>
        <table:table-row table:style-name="ro7">
          <table:table-cell office:value-type="string" calcext:value-type="string">
            <text:p>comment:fallback</text:p>
          </table:table-cell>
          <table:table-cell table:formula="of:=ROW()-2" office:value-type="float" office:value="22" calcext:value-type="float">
            <text:p>22</text:p>
          </table:table-cell>
          <table:table-cell/>
          <table:table-cell table:style-name="ce3" office:value-type="string" calcext:value-type="string">
            <text:p><text:span text:style-name="T4">aaa authorization commands 15 &lt;radius login&gt; group &lt;radius group&gt;</text:span><text:span text:style-name="T5"> local if-authenticated </text:span></text:p>
          </table:table-cell>
          <table:table-cell/>
          <table:table-cell office:value-type="string" calcext:value-type="string">
            <text:p>^.*aaa authorization commands \d* ?(default|.*?) (group (.*?)(?: |$))(group (.*?)(?: |$))?local if-authenticated ?(local|none)?.*$</text:p>
          </table:table-cell>
          <table:table-cell table:formula="of:=[.$B$23]" office:value-type="float" office:value="21" calcext:value-type="float">
            <text:p>2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<text:span text:style-name="T1">comment:</text:span>local database</text:p>
          </table:table-cell>
          <table:table-cell table:formula="of:=ROW()-2" office:value-type="float" office:value="23" calcext:value-type="float">
            <text:p>23</text:p>
          </table:table-cell>
          <table:table-cell/>
          <table:table-cell table:style-name="ce3" office:value-type="string" calcext:value-type="string">
            <text:p><text:span text:style-name="T4">aaa authorization commands 15 &lt;radius login&gt; </text:span><text:span text:style-name="T5">local</text:span></text:p>
          </table:table-cell>
          <table:table-cell/>
          <table:table-cell office:value-type="string" calcext:value-type="string">
            <text:p>^.*aaa authorization commands \d* ?(?:.(?&lt;!group))*?(local)+(?: |$).*$</text:p>
          </table:table-cell>
          <table:table-cell table:formula="of:=[.$B$3]" office:value-type="float" office:value="1" calcext:value-type="float">
            <text:p>1</text:p>
          </table:table-cell>
          <table:table-cell/>
          <table:table-cell office:value-type="string" calcext:value-type="string">
            <text:p>T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<text:span text:style-name="T1">comment:</text:span>none</text:p>
          </table:table-cell>
          <table:table-cell table:formula="of:=ROW()-2" office:value-type="float" office:value="24" calcext:value-type="float">
            <text:p>24</text:p>
          </table:table-cell>
          <table:table-cell/>
          <table:table-cell table:style-name="ce3" office:value-type="string" calcext:value-type="string">
            <text:p><text:span text:style-name="T4">aaa authorization commands 15 &lt;radius login&gt; group &lt;radius group&gt;</text:span><text:span text:style-name="T5"> local none</text:span></text:p>
          </table:table-cell>
          <table:table-cell/>
          <table:table-cell office:value-type="string" calcext:value-type="string">
            <text:p>^.*aaa authorization commands \d* ?(default|.*?).*none.*$</text:p>
          </table:table-cell>
          <table:table-cell table:formula="of:=[.$B$3]" office:value-type="float" office:value="1" calcext:value-type="float">
            <text:p>1</text:p>
          </table:table-cell>
          <table:table-cell/>
          <table:table-cell office:value-type="string" calcext:value-type="string">
            <text:p>T</text:p>
          </table:table-cell>
          <table:table-cell table:number-columns-repeated="1015"/>
        </table:table-row>
        <table:table-row table:style-name="ro3">
          <table:table-cell/>
          <table:table-cell table:formula="of:=ROW()-2" office:value-type="float" office:value="25" calcext:value-type="float">
            <text:p>25</text:p>
          </table:table-cell>
          <table:table-cell/>
          <table:table-cell table:style-name="ce11" office:value-type="string" calcext:value-type="string">
            <text:p>aaa accounting connection &lt;default/list&gt; &lt;start-stop/stop-only&gt; group &lt;group&gt;</text:p>
          </table:table-cell>
          <table:table-cell/>
          <table:table-cell office:value-type="string" calcext:value-type="string">
            <text:p>^.*aaa accounting connection (default|.*?) (group (.*?)(?: |$))(group (.*?)(?: |$))?.*$</text:p>
          </table:table-cell>
          <table:table-cell table:formula="of:=[.$B$3]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comment:none</text:p>
          </table:table-cell>
          <table:table-cell table:formula="of:=ROW()-2" office:value-type="float" office:value="26" calcext:value-type="float">
            <text:p>26</text:p>
          </table:table-cell>
          <table:table-cell/>
          <table:table-cell table:style-name="ce11" office:value-type="string" calcext:value-type="string">
            <text:p>aaa accounting connection &lt;default/list&gt; none</text:p>
          </table:table-cell>
          <table:table-cell/>
          <table:table-cell office:value-type="string" calcext:value-type="string">
            <text:p>^.*aaa accounting connection (default|.*?).*none.*$</text:p>
          </table:table-cell>
          <table:table-cell table:formula="of:=[.$B$3]" office:value-type="float" office:value="1" calcext:value-type="float">
            <text:p>1</text:p>
          </table:table-cell>
          <table:table-cell/>
          <table:table-cell office:value-type="string" calcext:value-type="string">
            <text:p>T</text:p>
          </table:table-cell>
          <table:table-cell table:number-columns-repeated="1015"/>
        </table:table-row>
        <table:table-row table:style-name="ro3">
          <table:table-cell/>
          <table:table-cell table:formula="of:=ROW()-2" office:value-type="float" office:value="27" calcext:value-type="float">
            <text:p>27</text:p>
          </table:table-cell>
          <table:table-cell/>
          <table:table-cell table:style-name="ce12" office:value-type="string" calcext:value-type="string">
            <text:p>aaa accounting commands &lt;num&gt; &lt;default/list&gt; &lt;start-stop/stop-only&gt; group &lt;group&gt;</text:p>
          </table:table-cell>
          <table:table-cell/>
          <table:table-cell office:value-type="string" calcext:value-type="string">
            <text:p><text:span text:style-name="T1">^.*aaa accounting connection \d* ?</text:span>(default|.*?) (group (.*?)(?: |$))(group (.*?)(?: |$))?.*$</text:p>
          </table:table-cell>
          <table:table-cell table:formula="of:=[.$B$3]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comment:none</text:p>
          </table:table-cell>
          <table:table-cell table:formula="of:=ROW()-2" office:value-type="float" office:value="28" calcext:value-type="float">
            <text:p>28</text:p>
          </table:table-cell>
          <table:table-cell/>
          <table:table-cell table:style-name="ce12" office:value-type="string" calcext:value-type="string">
            <text:p>aaa accounting commands &lt;num&gt; &lt;defautl/list&gt; none</text:p>
          </table:table-cell>
          <table:table-cell/>
          <table:table-cell office:value-type="string" calcext:value-type="string">
            <text:p><text:span text:style-name="T1">^.*aaa accounting connection \d* ?</text:span>(default|.*?).*none.*$</text:p>
          </table:table-cell>
          <table:table-cell table:formula="of:=[.$B$3]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/>
          <table:table-cell table:formula="of:=ROW()-2" office:value-type="float" office:value="29" calcext:value-type="float">
            <text:p>29</text:p>
          </table:table-cell>
          <table:table-cell/>
          <table:table-cell table:style-name="ce11" office:value-type="string" calcext:value-type="string">
            <text:p>aaa accounting exec &lt;default/list&gt; &lt;start-stop/stop-only&gt; group &lt;group&gt;</text:p>
          </table:table-cell>
          <table:table-cell/>
          <table:table-cell office:value-type="string" calcext:value-type="string">
            <text:p>^.*aaa accounting exec (default|.*?) (group (.*?)(?: |$))(group (.*?)(?: |$))?.*$</text:p>
          </table:table-cell>
          <table:table-cell table:formula="of:=[.$B$3]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mment:none</text:p>
          </table:table-cell>
          <table:table-cell table:formula="of:=ROW()-2" office:value-type="float" office:value="30" calcext:value-type="float">
            <text:p>30</text:p>
          </table:table-cell>
          <table:table-cell/>
          <table:table-cell table:style-name="ce11" office:value-type="string" calcext:value-type="string">
            <text:p>aaa accounting exec &lt;default/list&gt; none</text:p>
          </table:table-cell>
          <table:table-cell/>
          <table:table-cell office:value-type="string" calcext:value-type="string">
            <text:p>^.*aaa accounting exec (default|.*?).*none.*$</text:p>
          </table:table-cell>
          <table:table-cell table:formula="of:=[.$B$3]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/>
          <table:table-cell table:formula="of:=ROW()-2" office:value-type="float" office:value="31" calcext:value-type="float">
            <text:p>31</text:p>
          </table:table-cell>
          <table:table-cell/>
          <table:table-cell office:value-type="string" calcext:value-type="string">
            <text:p><text:span text:style-name="T1">ip radius source interface loopback &lt;id&gt;</text:span></text:p>
            <text:p><text:span text:style-name="T12">ip tacacs source interface loopback &lt;id&gt;</text:span></text:p>
          </table:table-cell>
          <table:table-cell/>
          <table:table-cell office:value-type="string" calcext:value-type="string">
            <text:p><text:span text:style-name="T1">^ip (radius|tacacs) source-interface (loopback \d+|loopback\d+|Loopback\d+|Loopback \d+</text:span>).*$</text:p>
          </table:table-cell>
          <table:table-cell table:formula="of:=[.$B$7]" office:value-type="float" office:value="5" calcext:value-type="float">
            <text:p>5</text:p>
          </table:table-cell>
          <table:table-cell table:number-columns-repeated="1017"/>
        </table:table-row>
        <table:table-row table:style-name="ro3">
          <table:table-cell/>
          <table:table-cell table:formula="of:=ROW()-2" office:value-type="float" office:value="32" calcext:value-type="float">
            <text:p>32</text:p>
          </table:table-cell>
          <table:table-cell/>
          <table:table-cell office:value-type="string" calcext:value-type="string">
            <text:p>aaa authentication attempts login &lt;max num&gt;</text:p>
          </table:table-cell>
          <table:table-cell office:value-type="string" calcext:value-type="string">
            <text:p>ONCE OCCURENCE</text:p>
          </table:table-cell>
          <table:table-cell office:value-type="string" calcext:value-type="string">
            <text:p>^.*aaa authentication attempts login (1|2|3|4|5)$</text:p>
          </table:table-cell>
          <table:table-cell table:formula="of:=[.$B$3]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SH</text:p>
          </table:table-cell>
          <table:table-cell table:number-columns-repeated="4"/>
          <table:table-cell table:style-name="Default"/>
          <table:table-cell table:number-columns-repeated="1018"/>
        </table:table-row>
        <table:table-row table:style-name="ro3">
          <table:table-cell/>
          <table:table-cell table:formula="of:=ROW()-3" office:value-type="float" office:value="33" calcext:value-type="float">
            <text:p>33</text:p>
          </table:table-cell>
          <table:table-cell/>
          <table:table-cell table:style-name="ce13" office:value-type="string" calcext:value-type="string">
            <text:p><text:span text:style-name="T13">line vty &lt;num&gt; &lt;num&gt;</text:span></text:p>
            <text:p><text:span text:style-name="T13">  transport input ssh</text:span></text:p>
          </table:table-cell>
          <table:table-cell office:value-type="string" calcext:value-type="string">
            <text:p>MORE OCCURENCE ON INTERFACE/LINE</text:p>
          </table:table-cell>
          <table:table-cell office:value-type="string" calcext:value-type="string">
            <text:p>^.*transport input ssh.*$</text:p>
          </table:table-cell>
          <table:table-cell table:number-columns-repeated="1018"/>
        </table:table-row>
        <table:table-row table:style-name="ro1">
          <table:table-cell/>
          <table:table-cell table:formula="of:=ROW()-3" office:value-type="float" office:value="34" calcext:value-type="float">
            <text:p>34</text:p>
          </table:table-cell>
          <table:table-cell/>
          <table:table-cell table:style-name="ce14" office:value-type="string" calcext:value-type="string">
            <text:p><text:span text:style-name="T7">ip ssh version 2</text:span></text:p>
          </table:table-cell>
          <table:table-cell office:value-type="string" calcext:value-type="string">
            <text:p>ONCE OCCURENCE</text:p>
          </table:table-cell>
          <table:table-cell table:style-name="Default" office:value-type="string" calcext:value-type="string">
            <text:p>^.*ip ssh version 2.*$</text:p>
          </table:table-cell>
          <table:table-cell table:number-columns-repeated="2"/>
          <table:table-cell office:value-type="string" calcext:value-type="string">
            <text:p>T</text:p>
          </table:table-cell>
          <table:table-cell table:number-columns-repeated="1015"/>
        </table:table-row>
        <table:table-row table:style-name="ro1">
          <table:table-cell/>
          <table:table-cell table:formula="of:=ROW()-3" office:value-type="float" office:value="35" calcext:value-type="float">
            <text:p>35</text:p>
          </table:table-cell>
          <table:table-cell/>
          <table:table-cell table:style-name="ce15" office:value-type="string" calcext:value-type="string">
            <text:p>ip ssh timeout &lt;timeout seconds&gt;</text:p>
          </table:table-cell>
          <table:table-cell office:value-type="string" calcext:value-type="string">
            <text:p>ONCE OCCURENCE</text:p>
          </table:table-cell>
          <table:table-cell table:style-name="Default" office:value-type="string" calcext:value-type="string">
            <text:p>^.*ip ssh timeout \d+.*$</text:p>
          </table:table-cell>
          <table:table-cell table:number-columns-repeated="2"/>
          <table:table-cell office:value-type="string" calcext:value-type="string">
            <text:p>T</text:p>
          </table:table-cell>
          <table:table-cell table:number-columns-repeated="1015"/>
        </table:table-row>
        <table:table-row table:style-name="ro1">
          <table:table-cell/>
          <table:table-cell table:formula="of:=ROW()-3" office:value-type="float" office:value="36" calcext:value-type="float">
            <text:p>36</text:p>
          </table:table-cell>
          <table:table-cell/>
          <table:table-cell table:style-name="ce16" office:value-type="string" calcext:value-type="string">
            <text:p>ip ssh authentication-retries &lt;max num&gt;</text:p>
          </table:table-cell>
          <table:table-cell office:value-type="string" calcext:value-type="string">
            <text:p>ONCE OCCURENCE</text:p>
          </table:table-cell>
          <table:table-cell office:value-type="string" calcext:value-type="string">
            <text:p><text:span text:style-name="T62">^.*</text:span><text:span text:style-name="T63">ip ssh authentication-retries \d+.*$</text:span></text:p>
          </table:table-cell>
          <table:table-cell table:number-columns-repeated="1018"/>
        </table:table-row>
        <table:table-row table:style-name="ro3">
          <table:table-cell/>
          <table:table-cell table:formula="of:=ROW()-3" office:value-type="float" office:value="37" calcext:value-type="float">
            <text:p>37</text:p>
          </table:table-cell>
          <table:table-cell/>
          <table:table-cell table:style-name="ce3" office:value-type="string" calcext:value-type="string">
            <text:p>ip ssh source-interface loopback &lt;id&gt;</text:p>
          </table:table-cell>
          <table:table-cell office:value-type="string" calcext:value-type="string">
            <text:p>ONCE OCCURENCE</text:p>
          </table:table-cell>
          <table:table-cell office:value-type="string" calcext:value-type="string">
            <text:p><text:span text:style-name="T32">^.*</text:span><text:span text:style-name="T64">ip ssh source-interface (loopback \d+|loopback\d+|Loopback\d+|Loopback \d+).*$</text:span></text:p>
          </table:table-cell>
          <table:table-cell table:number-columns-repeated="1018"/>
        </table:table-row>
        <table:table-row table:style-name="ro1">
          <table:table-cell/>
          <table:table-cell table:formula="of:=ROW()-3" office:value-type="float" office:value="38" calcext:value-type="float">
            <text:p>38</text:p>
          </table:table-cell>
          <table:table-cell/>
          <table:table-cell table:style-name="ce3" office:value-type="string" calcext:value-type="string">
            <text:p>ip ssh port &lt;port id&gt;</text:p>
          </table:table-cell>
          <table:table-cell office:value-type="string" calcext:value-type="string">
            <text:p>ONCE OCCURENCE</text:p>
          </table:table-cell>
          <table:table-cell office:value-type="string" calcext:value-type="string">
            <text:p>^.*ip ssh port \d+(?:.(?&lt;!22))$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ACCESS TO DEVICE</text:p>
          </table:table-cell>
          <table:table-cell table:number-columns-repeated="1023"/>
        </table:table-row>
        <table:table-row table:style-name="ro3">
          <table:table-cell/>
          <table:table-cell table:formula="of:=ROW()-4" office:value-type="float" office:value="39" calcext:value-type="float">
            <text:p>39</text:p>
          </table:table-cell>
          <table:table-cell/>
          <table:table-cell table:style-name="ce13" office:value-type="string" calcext:value-type="string">
            <text:p><text:span text:style-name="T13">line vty &lt;num&gt; &lt;num&gt;</text:span></text:p>
            <text:p><text:span text:style-name="T13">  transport input all</text:span></text:p>
          </table:table-cell>
          <table:table-cell office:value-type="string" calcext:value-type="string">
            <text:p>MORE OCCURENCE ON LINE</text:p>
          </table:table-cell>
          <table:table-cell office:value-type="string" calcext:value-type="string">
            <text:p>^.*transport input all.*$</text:p>
          </table:table-cell>
          <table:table-cell table:number-columns-repeated="2"/>
          <table:table-cell office:value-type="string" calcext:value-type="string">
            <text:p>T</text:p>
          </table:table-cell>
          <table:table-cell table:number-columns-repeated="1015"/>
        </table:table-row>
        <table:table-row table:style-name="ro3">
          <table:table-cell/>
          <table:table-cell table:formula="of:=ROW()-4"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<text:span text:style-name="T13">line vty &lt;num&gt; &lt;num&gt;</text:span></text:p>
            <text:p><text:span text:style-name="T13">  transport input telnet</text:span></text:p>
          </table:table-cell>
          <table:table-cell office:value-type="string" calcext:value-type="string">
            <text:p>MORE OCCURENCE ON LINE</text:p>
          </table:table-cell>
          <table:table-cell office:value-type="string" calcext:value-type="string">
            <text:p>^.*transport input telnet.*$</text:p>
          </table:table-cell>
          <table:table-cell table:number-columns-repeated="2"/>
          <table:table-cell office:value-type="string" calcext:value-type="string">
            <text:p>T</text:p>
          </table:table-cell>
          <table:table-cell table:number-columns-repeated="1015"/>
        </table:table-row>
        <table:table-row table:style-name="ro8">
          <table:table-cell/>
          <table:table-cell table:formula="of:=ROW()-4" office:value-type="float" office:value="41" calcext:value-type="float">
            <text:p>41</text:p>
          </table:table-cell>
          <table:table-cell/>
          <table:table-cell office:value-type="string" calcext:value-type="string">
            <text:p><text:span text:style-name="T2">line vty &lt;num&gt; &lt;num&gt;</text:span></text:p>
            <text:p><text:span text:style-name="T14"> </text:span><text:span text:style-name="T15">exec-timeout &lt;min&gt; &lt;sec&gt;</text:span></text:p>
            <text:p/>
            <text:p><text:span text:style-name="T2">line tty &lt;num&gt; &lt;num&gt;</text:span></text:p>
            <text:p><text:span text:style-name="T16"> </text:span><text:span text:style-name="T17">exec-timeout &lt;min&gt; &lt;sec&gt;</text:span></text:p>
            <text:p/>
            <text:p><text:span text:style-name="T2">line con &lt;num&gt;</text:span></text:p>
            <text:p><text:span text:style-name="T16"> </text:span><text:span text:style-name="T17">exec-timeout &lt;min&gt; &lt;sec&gt;</text:span></text:p>
            <text:p/>
            <text:p><text:span text:style-name="T2">line aux &lt;num&gt;</text:span></text:p>
            <text:p><text:span text:style-name="T16"> </text:span><text:span text:style-name="T17">exec-timeout &lt;min&gt; &lt;sec&gt;</text:span></text:p>
          </table:table-cell>
          <table:table-cell office:value-type="string" calcext:value-type="string">
            <text:p>MORE OCCURENCE ON LINE</text:p>
          </table:table-cell>
          <table:table-cell office:value-type="string" calcext:value-type="string">
            <text:p>^.*exec-timeout (1|2|3|4|5)( \d*|\n)$</text:p>
          </table:table-cell>
          <table:table-cell table:number-columns-repeated="1018"/>
        </table:table-row>
        <table:table-row table:style-name="ro3">
          <table:table-cell/>
          <table:table-cell table:formula="of:=ROW()-4" office:value-type="float" office:value="42" calcext:value-type="float">
            <text:p>42</text:p>
          </table:table-cell>
          <table:table-cell/>
          <table:table-cell table:style-name="Default" office:value-type="string" calcext:value-type="string">
            <text:p>line aux &lt;num&gt;</text:p>
            <text:p> transport input none</text:p>
          </table:table-cell>
          <table:table-cell office:value-type="string" calcext:value-type="string">
            <text:p>MORE OCCURENCE ON LINE</text:p>
          </table:table-cell>
          <table:table-cell table:style-name="Default" office:value-type="string" calcext:value-type="string">
            <text:p>^.*transport input none.*$</text:p>
          </table:table-cell>
          <table:table-cell table:number-columns-repeated="1018"/>
        </table:table-row>
        <table:table-row table:style-name="ro9">
          <table:table-cell/>
          <table:table-cell table:formula="of:=ROW()-4" office:value-type="float" office:value="43" calcext:value-type="float">
            <text:p>43</text:p>
          </table:table-cell>
          <table:table-cell/>
          <table:table-cell office:value-type="string" calcext:value-type="string">
            <text:p><text:span text:style-name="T2">line vty &lt;num&gt; &lt;num&gt;</text:span></text:p>
            <text:p><text:span text:style-name="T3"> transport output none</text:span></text:p>
            <text:p><text:span text:style-name="T2">line tty &lt;num&gt; &lt;num&gt;</text:span></text:p>
            <text:p><text:span text:style-name="T2"> transport output none</text:span></text:p>
            <text:p><text:span text:style-name="T2">line con &lt;num&gt;</text:span></text:p>
            <text:p><text:span text:style-name="T2"> transport output none</text:span></text:p>
            <text:p><text:span text:style-name="T2">line aux &lt;num&gt;</text:span></text:p>
            <text:p><text:span text:style-name="T2"> transport output none</text:span></text:p>
          </table:table-cell>
          <table:table-cell office:value-type="string" calcext:value-type="string">
            <text:p>MORE OCCURENCE ON LINE</text:p>
          </table:table-cell>
          <table:table-cell table:style-name="Default" office:value-type="string" calcext:value-type="string">
            <text:p>^.*transport output none.*$</text:p>
          </table:table-cell>
          <table:table-cell table:number-columns-repeated="1018"/>
        </table:table-row>
        <table:table-row table:style-name="ro3">
          <table:table-cell/>
          <table:table-cell table:formula="of:=ROW()-4" office:value-type="float" office:value="44" calcext:value-type="float">
            <text:p>44</text:p>
          </table:table-cell>
          <table:table-cell/>
          <table:table-cell office:value-type="string" calcext:value-type="string">
            <text:p><text:span text:style-name="T1">line aux &lt;num&gt;</text:span></text:p>
            <text:p><text:span text:style-name="T1"> no exec</text:span></text:p>
          </table:table-cell>
          <table:table-cell office:value-type="string" calcext:value-type="string">
            <text:p>MORE OCCURENCE ON LINE</text:p>
          </table:table-cell>
          <table:table-cell office:value-type="string" calcext:value-type="string">
            <text:p>^.*no exec.*$</text:p>
          </table:table-cell>
          <table:table-cell table:number-columns-repeated="1018"/>
        </table:table-row>
        <table:table-row table:style-name="ro3">
          <table:table-cell/>
          <table:table-cell table:formula="of:=ROW()-4" office:value-type="float" office:value="45" calcext:value-type="float">
            <text:p>45</text:p>
          </table:table-cell>
          <table:table-cell/>
          <table:table-cell table:style-name="ce15" office:value-type="string" calcext:value-type="string">
            <text:p><text:span text:style-name="T3">username &lt;username&gt; secret</text:span> &lt;secret password&gt;</text:p>
          </table:table-cell>
          <table:table-cell office:value-type="string" calcext:value-type="string">
            <text:p>MORE OCCURENCE INDEPENDENT</text:p>
          </table:table-cell>
          <table:table-cell office:value-type="string" calcext:value-type="string">
            <text:p>^.*username (.*?) .*secret .*$</text:p>
          </table:table-cell>
          <table:table-cell table:number-columns-repeated="1018"/>
        </table:table-row>
        <table:table-row table:style-name="ro3">
          <table:table-cell/>
          <table:table-cell table:formula="of:=ROW()-4" office:value-type="float" office:value="46" calcext:value-type="float">
            <text:p>46</text:p>
          </table:table-cell>
          <table:table-cell/>
          <table:table-cell table:style-name="ce17" office:value-type="string" calcext:value-type="string">
            <text:p><text:span text:style-name="T2">no username &lt;username&gt; password  </text:span>&lt;password&gt;</text:p>
          </table:table-cell>
          <table:table-cell office:value-type="string" calcext:value-type="string">
            <text:p>MORE OCCURENCE INDEPENDENT</text:p>
          </table:table-cell>
          <table:table-cell office:value-type="string" calcext:value-type="string">
            <text:p>^.*username (.*?) .*password .*$</text:p>
          </table:table-cell>
          <table:table-cell table:number-columns-repeated="2"/>
          <table:table-cell office:value-type="string" calcext:value-type="string">
            <text:p>T</text:p>
          </table:table-cell>
          <table:table-cell table:number-columns-repeated="1015"/>
        </table:table-row>
        <table:table-row table:style-name="ro3">
          <table:table-cell/>
          <table:table-cell table:formula="of:=ROW()-4" office:value-type="float" office:value="47" calcext:value-type="float">
            <text:p>47</text:p>
          </table:table-cell>
          <table:table-cell/>
          <table:table-cell table:style-name="ce15" office:value-type="string" calcext:value-type="string">
            <text:p>enable secret &lt;secret password&gt;</text:p>
          </table:table-cell>
          <table:table-cell office:value-type="string" calcext:value-type="string">
            <text:p>MORE OCCURENCE INDEPENDENT</text:p>
          </table:table-cell>
          <table:table-cell table:style-name="ce4" office:value-type="string" calcext:value-type="string">
            <text:p>^.*enable secret .*$</text:p>
          </table:table-cell>
          <table:table-cell table:number-columns-repeated="1018"/>
        </table:table-row>
        <table:table-row table:style-name="ro3">
          <table:table-cell/>
          <table:table-cell table:formula="of:=ROW()-4" office:value-type="float" office:value="48" calcext:value-type="float">
            <text:p>48</text:p>
          </table:table-cell>
          <table:table-cell/>
          <table:table-cell table:style-name="ce17" office:value-type="string" calcext:value-type="string">
            <text:p>enable password &lt;password&gt;</text:p>
          </table:table-cell>
          <table:table-cell office:value-type="string" calcext:value-type="string">
            <text:p>MORE OCCURENCE INDEPENDENT</text:p>
          </table:table-cell>
          <table:table-cell table:style-name="ce44" office:value-type="string" calcext:value-type="string">
            <text:p>^.*enable password .*$</text:p>
          </table:table-cell>
          <table:table-cell table:number-columns-repeated="2"/>
          <table:table-cell office:value-type="string" calcext:value-type="string">
            <text:p>T</text:p>
          </table:table-cell>
          <table:table-cell table:number-columns-repeated="1015"/>
        </table:table-row>
        <table:table-row table:style-name="ro6">
          <table:table-cell/>
          <table:table-cell table:formula="of:=ROW()-4" office:value-type="float" office:value="49" calcext:value-type="float">
            <text:p>49</text:p>
          </table:table-cell>
          <table:table-cell/>
          <table:table-cell office:value-type="string" calcext:value-type="string">
            <text:p><text:span text:style-name="T2">line tty &lt;num&gt; &lt;num&gt;</text:span></text:p>
            <text:p> login local</text:p>
            <text:p><text:span text:style-name="T2">line vty &lt;num&gt; &lt;num&gt;</text:span></text:p>
            <text:p><text:span text:style-name="T1"> login local</text:span></text:p>
            <text:p><text:span text:style-name="T2">line con &lt;num&gt;</text:span></text:p>
            <text:p><text:span text:style-name="T1"> login local</text:span></text:p>
          </table:table-cell>
          <table:table-cell office:value-type="string" calcext:value-type="string">
            <text:p>MORE OCCURENCE ON LINE</text:p>
          </table:table-cell>
          <table:table-cell office:value-type="string" calcext:value-type="string">
            <text:p>^.*login local.*$</text:p>
          </table:table-cell>
          <table:table-cell/>
          <table:table-cell table:formula="of:=[.$B$3]" office:value-type="float" office:value="1" calcext:value-type="float">
            <text:p>1</text:p>
          </table:table-cell>
          <table:table-cell table:number-columns-repeated="1016"/>
        </table:table-row>
        <table:table-row table:style-name="ro6">
          <table:table-cell/>
          <table:table-cell table:formula="of:=ROW()-4" office:value-type="float" office:value="50" calcext:value-type="float">
            <text:p>50</text:p>
          </table:table-cell>
          <table:table-cell/>
          <table:table-cell office:value-type="string" calcext:value-type="string">
            <text:p><text:span text:style-name="T2">line tty &lt;num&gt; &lt;num&gt;</text:span></text:p>
            <text:p> login</text:p>
            <text:p><text:span text:style-name="T2">line vty &lt;num&gt; &lt;num&gt;</text:span></text:p>
            <text:p><text:span text:style-name="T1"> login</text:span></text:p>
            <text:p><text:span text:style-name="T2">line con &lt;num&gt;</text:span></text:p>
            <text:p><text:span text:style-name="T1"> login</text:span></text:p>
          </table:table-cell>
          <table:table-cell office:value-type="string" calcext:value-type="string">
            <text:p>MORE OCCURENCE ON LINE</text:p>
          </table:table-cell>
          <table:table-cell office:value-type="string" calcext:value-type="string">
            <text:p>^.*login$</text:p>
          </table:table-cell>
          <table:table-cell/>
          <table:table-cell table:formula="of:=[.$B$3]"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number-columns-repeated="1015"/>
        </table:table-row>
        <table:table-row table:style-name="ro4">
          <table:table-cell/>
          <table:table-cell table:formula="of:=ROW()-4" office:value-type="float" office:value="51" calcext:value-type="float">
            <text:p>51</text:p>
          </table:table-cell>
          <table:table-cell/>
          <table:table-cell office:value-type="string" calcext:value-type="string">
            <text:p><text:span text:style-name="T2">line tty &lt;num&gt; &lt;num&gt;</text:span></text:p>
            <text:p><text:span text:style-name="T3"> access-class &lt;num/list name&gt; in</text:span></text:p>
            <text:p><text:span text:style-name="T2">line vty &lt;num&gt; &lt;num&gt;</text:span></text:p>
            <text:p><text:span text:style-name="T3">  access-class &lt;num/list name&gt; in</text:span></text:p>
          </table:table-cell>
          <table:table-cell office:value-type="string" calcext:value-type="string">
            <text:p>MORE OCCURENCE ON LINE</text:p>
          </table:table-cell>
          <table:table-cell office:value-type="string" calcext:value-type="string">
            <text:p>^.*(?:.(?&lt;!ipv6 ))access-class (\d+|.*) in.*$</text:p>
          </table:table-cell>
          <table:table-cell table:number-columns-repeated="1018"/>
        </table:table-row>
        <table:table-row table:style-name="ro4">
          <table:table-cell/>
          <table:table-cell table:formula="of:=ROW()-4" office:value-type="float" office:value="52" calcext:value-type="float">
            <text:p>52</text:p>
          </table:table-cell>
          <table:table-cell/>
          <table:table-cell office:value-type="string" calcext:value-type="string">
            <text:p><text:span text:style-name="T2">line tty &lt;num&gt; &lt;num&gt;</text:span></text:p>
            <text:p><text:span text:style-name="T1"> ipv6 access-class &lt;list name&gt; in</text:span></text:p>
            <text:p><text:span text:style-name="T2">line vty &lt;num&gt; &lt;num&gt;</text:span></text:p>
            <text:p><text:span text:style-name="T1"> ipv6 access-class &lt;list name&gt; in</text:span></text:p>
          </table:table-cell>
          <table:table-cell office:value-type="string" calcext:value-type="string">
            <text:p>MORE OCCURENCE ON LINE</text:p>
          </table:table-cell>
          <table:table-cell office:value-type="string" calcext:value-type="string">
            <text:p>^.*ipv6 access-class (\d+|.*) in.*$</text:p>
          </table:table-cell>
          <table:table-cell table:number-columns-repeated="1018"/>
        </table:table-row>
        <table:table-row table:style-name="ro10">
          <table:table-cell/>
          <table:table-cell table:formula="of:=ROW()-4" office:value-type="float" office:value="53" calcext:value-type="float">
            <text:p>53</text:p>
          </table:table-cell>
          <table:table-cell/>
          <table:table-cell office:value-type="string" calcext:value-type="string">
            <text:p><text:span text:style-name="T3">ip access-list standard ACL_NAME</text:span></text:p>
            <text:p><text:span text:style-name="T3"> remark permit specifi ip and log</text:span></text:p>
            <text:p><text:span text:style-name="T3"> permit &lt;ip address&gt; &lt;mask&gt; log-input</text:span></text:p>
            <text:p><text:span text:style-name="T2"> remark deny other and log</text:span></text:p>
            <text:p><text:span text:style-name="T3"> deny any log-input</text:span></text:p>
            <text:p/>
            <text:p><text:span text:style-name="T2">ipv6 access-list ACL_NAME</text:span></text:p>
            <text:p><text:span text:style-name="T2"> remark permit specifi ip and log</text:span></text:p>
            <text:p><text:span text:style-name="T2"> permit &lt;ipv6 address&gt;/&lt;prefix&gt; any log-input</text:span></text:p>
            <text:p><text:span text:style-name="T2"> remark deny other and log</text:span></text:p>
            <text:p><text:span text:style-name="T2"> deny any any log-input</text:span></text:p>
            <text:p/>
          </table:table-cell>
          <table:table-cell office:value-type="string" calcext:value-type="string">
            <text:p>GENERAL AND MORE OCCURENCE ON ACL</text:p>
          </table:table-cell>
          <table:table-cell office:value-type="string" calcext:value-type="string">
            <text:p>^.*(permit|deny).+(?:.(?&lt;!log-input|log))$</text:p>
          </table:table-cell>
          <table:table-cell table:formula="of:=[.$B$56]" office:value-type="float" office:value="52" calcext:value-type="float">
            <text:p>52</text:p>
          </table:table-cell>
          <table:table-cell/>
          <table:table-cell office:value-type="string" calcext:value-type="string">
            <text:p>T</text:p>
          </table:table-cell>
          <table:table-cell table:number-columns-repeated="1015"/>
        </table:table-row>
        <table:table-row table:style-name="ro10">
          <table:table-cell/>
          <table:table-cell table:formula="of:=ROW()-4" office:value-type="float" office:value="54" calcext:value-type="float">
            <text:p>54</text:p>
          </table:table-cell>
          <table:table-cell office:value-type="string" calcext:value-type="string">
            <text:p><text:span text:style-name="T3">ip access-list standard ACL_NAME</text:span></text:p>
            <text:p><text:span text:style-name="T3"> remark permit specifi ip and log</text:span></text:p>
            <text:p><text:span text:style-name="T3"> permit &lt;ip address&gt; &lt;mask&gt; log-input</text:span></text:p>
            <text:p><text:span text:style-name="T2"> remark deny other and log</text:span></text:p>
            <text:p><text:span text:style-name="T3"> deny any log-input</text:span></text:p>
            <text:p/>
            <text:p><text:span text:style-name="T2">ipv6 access-list ACL_NAME</text:span></text:p>
            <text:p><text:span text:style-name="T2"> remark permit specifi ip and log</text:span></text:p>
            <text:p><text:span text:style-name="T2"> permit &lt;ipv6 address&gt;/&lt;prefix&gt; any log-input</text:span></text:p>
            <text:p><text:span text:style-name="T2"> remark deny other and log</text:span></text:p>
            <text:p><text:span text:style-name="T2"> deny any any log-input</text:span></text:p>
            <text:p/>
          </table:table-cell>
          <table:table-cell table:style-name="ce10" office:value-type="string" calcext:value-type="string">
            <text:p><text:span text:style-name="T18">login on-failure log-input</text:span></text:p>
            <text:p><text:span text:style-name="T18">login on-failure trap</text:span></text:p>
            <text:p><text:span text:style-name="T18">login on-failure</text:span></text:p>
            <text:p/>
          </table:table-cell>
          <table:table-cell office:value-type="string" calcext:value-type="string">
            <text:p>GENERAL AND MORE OCCURENCE ON ACL</text:p>
          </table:table-cell>
          <table:table-cell office:value-type="string" calcext:value-type="string">
            <text:p>^.*login on-failure( trap| log| log-input|)$</text:p>
          </table:table-cell>
          <table:table-cell table:number-columns-repeated="1018"/>
        </table:table-row>
        <table:table-row table:style-name="ro10">
          <table:table-cell/>
          <table:table-cell table:formula="of:=ROW()-4" office:value-type="float" office:value="55" calcext:value-type="float">
            <text:p>55</text:p>
          </table:table-cell>
          <table:table-cell office:value-type="string" calcext:value-type="string">
            <text:p><text:span text:style-name="T3">ip access-list standard ACL_NAME</text:span></text:p>
            <text:p><text:span text:style-name="T3"> remark permit specifi ip and log</text:span></text:p>
            <text:p><text:span text:style-name="T3"> permit &lt;ip address&gt; &lt;mask&gt; log-input</text:span></text:p>
            <text:p><text:span text:style-name="T2"> remark deny other and log</text:span></text:p>
            <text:p><text:span text:style-name="T3"> deny any log-input</text:span></text:p>
            <text:p/>
            <text:p><text:span text:style-name="T2">ipv6 access-list ACL_NAME</text:span></text:p>
            <text:p><text:span text:style-name="T2"> remark permit specifi ip and log</text:span></text:p>
            <text:p><text:span text:style-name="T2"> permit &lt;ipv6 address&gt;/&lt;prefix&gt; any log-input</text:span></text:p>
            <text:p><text:span text:style-name="T2"> remark deny other and log</text:span></text:p>
            <text:p><text:span text:style-name="T2"> deny any any log-input</text:span></text:p>
            <text:p/>
          </table:table-cell>
          <table:table-cell table:style-name="ce18" office:value-type="string" calcext:value-type="string">
            <text:p>login on-success log-input</text:p>
            <text:p><text:span text:style-name="T2">login on-success trap</text:span></text:p>
            <text:p><text:span text:style-name="T2">login on-success</text:span></text:p>
          </table:table-cell>
          <table:table-cell office:value-type="string" calcext:value-type="string">
            <text:p>GENERAL AND MORE OCCURENCE ON ACL</text:p>
          </table:table-cell>
          <table:table-cell office:value-type="string" calcext:value-type="string">
            <text:p>^.*login on-success( trap| log| log-input|)$</text:p>
          </table:table-cell>
          <table:table-cell table:number-columns-repeated="1018"/>
        </table:table-row>
        <table:table-row table:style-name="ro1">
          <table:table-cell/>
          <table:table-cell table:formula="of:=ROW()-4" office:value-type="float" office:value="56" calcext:value-type="float">
            <text:p>56</text:p>
          </table:table-cell>
          <table:table-cell/>
          <table:table-cell table:style-name="ce19" office:value-type="string" calcext:value-type="string">
            <text:p>login quiet-mode access-class &lt;acl name&gt;</text:p>
          </table:table-cell>
          <table:table-cell office:value-type="string" calcext:value-type="string">
            <text:p>ONCE OCCURENCE</text:p>
          </table:table-cell>
          <table:table-cell office:value-type="string" calcext:value-type="string">
            <text:p>^.*login quiet-mode access-class (.*)$</text:p>
          </table:table-cell>
          <table:table-cell table:number-columns-repeated="1018"/>
        </table:table-row>
        <table:table-row table:style-name="ro3">
          <table:table-cell/>
          <table:table-cell table:formula="of:=ROW()-4" office:value-type="float" office:value="57" calcext:value-type="float">
            <text:p>57</text:p>
          </table:table-cell>
          <table:table-cell/>
          <table:table-cell table:style-name="ce19" office:value-type="string" calcext:value-type="string">
            <text:p>login block-for &lt;num&gt; attempts &lt;num&gt; within &lt;num&gt;</text:p>
          </table:table-cell>
          <table:table-cell office:value-type="string" calcext:value-type="string">
            <text:p>ONCE OCCURENCE</text:p>
          </table:table-cell>
          <table:table-cell office:value-type="string" calcext:value-type="string">
            <text:p>^.*login block-for \d+ attempts \d+ within \d+$</text:p>
          </table:table-cell>
          <table:table-cell table:number-columns-repeated="1018"/>
        </table:table-row>
        <table:table-row table:style-name="ro1">
          <table:table-cell/>
          <table:table-cell table:formula="of:=ROW()-4" office:value-type="float" office:value="58" calcext:value-type="float">
            <text:p>58</text:p>
          </table:table-cell>
          <table:table-cell/>
          <table:table-cell table:style-name="ce20" office:value-type="string" calcext:value-type="string">
            <text:p>configuration mode exclusive auto</text:p>
          </table:table-cell>
          <table:table-cell office:value-type="string" calcext:value-type="string">
            <text:p>ONCE OCCURENCE</text:p>
          </table:table-cell>
          <table:table-cell office:value-type="string" calcext:value-type="string">
            <text:p>^.*configuration mode exclusive( auto|)$</text:p>
          </table:table-cell>
          <table:table-cell table:number-columns-repeated="1018"/>
        </table:table-row>
        <table:table-row table:style-name="ro1">
          <table:table-cell/>
          <table:table-cell table:formula="of:=ROW()-4" office:value-type="float" office:value="59" calcext:value-type="float">
            <text:p>59</text:p>
          </table:table-cell>
          <table:table-cell/>
          <table:table-cell office:value-type="string" calcext:value-type="string">
            <text:p>banner motd</text:p>
          </table:table-cell>
          <table:table-cell office:value-type="string" calcext:value-type="string">
            <text:p>ONCE OCCURENCE</text:p>
          </table:table-cell>
          <table:table-cell office:value-type="string" calcext:value-type="string">
            <text:p>^.*banner motd.*$</text:p>
          </table:table-cell>
          <table:table-cell table:number-columns-repeated="1018"/>
        </table:table-row>
        <table:table-row table:style-name="ro1">
          <table:table-cell/>
          <table:table-cell table:formula="of:=ROW()-4" office:value-type="float" office:value="60" calcext:value-type="float">
            <text:p>60</text:p>
          </table:table-cell>
          <table:table-cell/>
          <table:table-cell office:value-type="string" calcext:value-type="string">
            <text:p>banner login</text:p>
          </table:table-cell>
          <table:table-cell office:value-type="string" calcext:value-type="string">
            <text:p>ONCE OCCURENCE</text:p>
          </table:table-cell>
          <table:table-cell office:value-type="string" calcext:value-type="string">
            <text:p>^.*banner login.*$</text:p>
          </table:table-cell>
          <table:table-cell table:number-columns-repeated="1018"/>
        </table:table-row>
        <table:table-row table:style-name="ro1">
          <table:table-cell/>
          <table:table-cell table:formula="of:=ROW()-4" office:value-type="float" office:value="61" calcext:value-type="float">
            <text:p>61</text:p>
          </table:table-cell>
          <table:table-cell/>
          <table:table-cell office:value-type="string" calcext:value-type="string">
            <text:p>banner exec</text:p>
          </table:table-cell>
          <table:table-cell office:value-type="string" calcext:value-type="string">
            <text:p>ONCE OCCURENCE</text:p>
          </table:table-cell>
          <table:table-cell office:value-type="string" calcext:value-type="string">
            <text:p>^.*banner exec.*$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IDENTIFICATION</text:p>
          </table:table-cell>
          <table:table-cell table:number-columns-repeated="2"/>
          <table:table-cell table:style-name="Default" table:number-columns-repeated="3"/>
          <table:table-cell table:number-columns-repeated="1018"/>
        </table:table-row>
        <table:table-row table:style-name="ro1">
          <table:table-cell/>
          <table:table-cell table:formula="of:=ROW()-5" office:value-type="float" office:value="62" calcext:value-type="float">
            <text:p>62</text:p>
          </table:table-cell>
          <table:table-cell/>
          <table:table-cell table:style-name="ce15" office:value-type="string" calcext:value-type="string">
            <text:p>hostname &lt;hostname&gt;</text:p>
          </table:table-cell>
          <table:table-cell office:value-type="string" calcext:value-type="string">
            <text:p>ONCE OCCURENCE</text:p>
          </table:table-cell>
          <table:table-cell office:value-type="string" calcext:value-type="string">
            <text:p>^.*hostname (.*)$</text:p>
          </table:table-cell>
          <table:table-cell table:number-columns-repeated="1018"/>
        </table:table-row>
        <table:table-row table:style-name="ro1">
          <table:table-cell/>
          <table:table-cell table:formula="of:=ROW()-5" office:value-type="float" office:value="63" calcext:value-type="float">
            <text:p>63</text:p>
          </table:table-cell>
          <table:table-cell/>
          <table:table-cell table:style-name="ce15" office:value-type="string" calcext:value-type="string">
            <text:p>ip domain-name &lt;domain&gt;</text:p>
          </table:table-cell>
          <table:table-cell office:value-type="string" calcext:value-type="string">
            <text:p>ONCE OCCURENCE</text:p>
          </table:table-cell>
          <table:table-cell office:value-type="string" calcext:value-type="string">
            <text:p>^.*ip domain-name (.*)$</text:p>
          </table:table-cell>
          <table:table-cell table:number-columns-repeated="1018"/>
        </table:table-row>
        <table:table-row table:style-name="ro3">
          <table:table-cell/>
          <table:table-cell table:formula="of:=ROW()-5" office:value-type="float" office:value="64" calcext:value-type="float">
            <text:p>64</text:p>
          </table:table-cell>
          <table:table-cell/>
          <table:table-cell table:style-name="ce6" office:value-type="string" calcext:value-type="string">
            <text:p><text:span text:style-name="T6">interface &lt;interface name&gt; &lt;interface id&gt;</text:span></text:p>
            <text:p><text:span text:style-name="T19"> </text:span><text:span text:style-name="T20"> description PRODUCTION_SERVER</text:span></text:p>
          </table:table-cell>
          <table:table-cell office:value-type="string" calcext:value-type="string">
            <text:p>MORE OCCURENCE ON INTERFACE</text:p>
          </table:table-cell>
          <table:table-cell office:value-type="string" calcext:value-type="string">
            <text:p>^.*description.*$</text:p>
          </table:table-cell>
          <table:table-cell table:number-columns-repeated="1018"/>
        </table:table-row>
        <table:table-row table:style-name="ro3">
          <table:table-cell/>
          <table:table-cell table:formula="of:=ROW()-5" office:value-type="float" office:value="65" calcext:value-type="float">
            <text:p>65</text:p>
          </table:table-cell>
          <table:table-cell/>
          <table:table-cell office:value-type="string" calcext:value-type="string">
            <text:p>vlan &lt;id&gt;</text:p>
            <text:p> name &lt;name&gt;</text:p>
          </table:table-cell>
          <table:table-cell office:value-type="string" calcext:value-type="string">
            <text:p>MORE OCCURENCE ON VLAN</text:p>
          </table:table-cell>
          <table:table-cell office:value-type="string" calcext:value-type="string">
            <text:p>^.*name (.*)$</text:p>
          </table:table-cell>
          <table:table-cell table:number-columns-repeated="1018"/>
        </table:table-row>
        <table:table-row table:style-name="ro11">
          <table:table-cell/>
          <table:table-cell table:formula="of:=ROW()-5" office:value-type="float" office:value="66" calcext:value-type="float">
            <text:p>66</text:p>
          </table:table-cell>
          <table:table-cell/>
          <table:table-cell office:value-type="string" calcext:value-type="string">
            <text:p><text:span text:style-name="T3">ip access-list standard &lt;acl name&gt;</text:span></text:p>
            <text:p><text:span text:style-name="T3">  remark Deny SNMP from VLAN 20</text:span></text:p>
            <text:p><text:span text:style-name="T3">  deny ip &lt;ip address&gt; &lt;wildcard mask&gt;</text:span></text:p>
            <text:p/>
            <text:p><text:span text:style-name="T2">ipv6 access-list &lt;acl name&gt;</text:span></text:p>
            <text:p><text:span text:style-name="T2">  remark Deny SNMP from VLAN 20</text:span></text:p>
            <text:p><text:span text:style-name="T2">  deny &lt;ipv6 address&gt; &lt;prefix&gt; any</text:span></text:p>
          </table:table-cell>
          <table:table-cell/>
          <table:table-cell office:value-type="string" calcext:value-type="string">
            <text:p>^.*remark.*$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NMP</text:p>
          </table:table-cell>
          <table:table-cell/>
          <table:table-cell table:style-name="Default" table:number-columns-repeated="4"/>
          <table:table-cell table:number-columns-repeated="1018"/>
        </table:table-row>
        <table:table-row table:style-name="ro1">
          <table:table-cell office:value-type="string" calcext:value-type="string">
            <text:p>mozno eliminovat</text:p>
          </table:table-cell>
          <table:table-cell table:formula="of:=ROW()-6" office:value-type="float" office:value="67" calcext:value-type="float">
            <text:p>67</text:p>
          </table:table-cell>
          <table:table-cell table:style-name="Default"/>
          <table:table-cell table:style-name="Default" office:value-type="string" calcext:value-type="string">
            <text:p>snmp-server community &lt;string&gt; RW &lt;ipv6/ACL&gt; &lt;ACL&gt;</text:p>
          </table:table-cell>
          <table:table-cell table:style-name="Default"/>
          <table:table-cell table:style-name="Default" office:value-type="string" calcext:value-type="string">
            <text:p>^.*snmp-server community (.*?) (RW|rw|$|)( |$).*$</text:p>
          </table:table-cell>
          <table:table-cell table:number-columns-repeated="2"/>
          <table:table-cell office:value-type="string" calcext:value-type="string">
            <text:p>T</text:p>
          </table:table-cell>
          <table:table-cell table:number-columns-repeated="1015"/>
        </table:table-row>
        <table:table-row table:style-name="ro1">
          <table:table-cell/>
          <table:table-cell table:formula="of:=ROW()-6" office:value-type="float" office:value="68" calcext:value-type="float">
            <text:p>68</text:p>
          </table:table-cell>
          <table:table-cell table:style-name="Default"/>
          <table:table-cell table:style-name="Default" office:value-type="string" calcext:value-type="string">
            <text:p>snmp-server community &lt;string&gt; RO</text:p>
          </table:table-cell>
          <table:table-cell table:style-name="Default"/>
          <table:table-cell table:style-name="Default" office:value-type="string" calcext:value-type="string">
            <text:p>^.*snmp-server community (.*?) (RO|ro)$</text:p>
          </table:table-cell>
          <table:table-cell table:number-columns-repeated="2"/>
          <table:table-cell office:value-type="string" calcext:value-type="string">
            <text:p>NOTIFY</text:p>
          </table:table-cell>
          <table:table-cell table:number-columns-repeated="1015"/>
        </table:table-row>
        <table:table-row table:style-name="ro3">
          <table:table-cell/>
          <table:table-cell table:formula="of:=ROW()-6" office:value-type="float" office:value="69" calcext:value-type="float">
            <text:p>69</text:p>
          </table:table-cell>
          <table:table-cell/>
          <table:table-cell office:value-type="string" calcext:value-type="string">
            <text:p>snmp-server community &lt;string&gt; RO &lt;ipv6/ACL&gt; &lt;ACL&gt;</text:p>
          </table:table-cell>
          <table:table-cell/>
          <table:table-cell office:value-type="string" calcext:value-type="string">
            <text:p>^.*snmp-server community (.*?) (RO|ro) .*$</text:p>
          </table:table-cell>
          <table:table-cell table:number-columns-repeated="2"/>
          <table:table-cell office:value-type="string" calcext:value-type="string">
            <text:p>NOTIFY</text:p>
          </table:table-cell>
          <table:table-cell table:number-columns-repeated="1015"/>
        </table:table-row>
        <table:table-row table:style-name="ro1">
          <table:table-cell/>
          <table:table-cell table:formula="of:=ROW()-6" office:value-type="float" office:value="70" calcext:value-type="float">
            <text:p>70</text:p>
          </table:table-cell>
          <table:table-cell/>
          <table:table-cell office:value-type="string" calcext:value-type="string">
            <text:p>snmp-server host &lt;ip address&gt; version 1</text:p>
          </table:table-cell>
          <table:table-cell/>
          <table:table-cell office:value-type="string" calcext:value-type="string">
            <text:p>^.*snmp-server host (.*?) (version) (1).*$</text:p>
          </table:table-cell>
          <table:table-cell table:number-columns-repeated="2"/>
          <table:table-cell office:value-type="string" calcext:value-type="string">
            <text:p>T</text:p>
          </table:table-cell>
          <table:table-cell table:number-columns-repeated="1015"/>
        </table:table-row>
        <table:table-row table:style-name="ro1">
          <table:table-cell/>
          <table:table-cell table:formula="of:=ROW()-6" office:value-type="float" office:value="71" calcext:value-type="float">
            <text:p>71</text:p>
          </table:table-cell>
          <table:table-cell/>
          <table:table-cell office:value-type="string" calcext:value-type="string">
            <text:p>snmp-server host &lt;ip address&gt; version 2c</text:p>
          </table:table-cell>
          <table:table-cell/>
          <table:table-cell office:value-type="string" calcext:value-type="string">
            <text:p>^.*snmp-server host (.*?) (version) (2c).*$</text:p>
          </table:table-cell>
          <table:table-cell table:number-columns-repeated="2"/>
          <table:table-cell office:value-type="string" calcext:value-type="string">
            <text:p>NOTIFY</text:p>
          </table:table-cell>
          <table:table-cell table:number-columns-repeated="1015"/>
        </table:table-row>
        <table:table-row table:style-name="ro3">
          <table:table-cell/>
          <table:table-cell table:formula="of:=ROW()-6" office:value-type="float" office:value="72" calcext:value-type="float">
            <text:p>72</text:p>
          </table:table-cell>
          <table:table-cell/>
          <table:table-cell office:value-type="string" calcext:value-type="string">
            <text:p>snmp-server group &lt;GROUP&gt; v3 priv read &lt;read_view&gt; access &lt;acl/ipv6&gt; &lt;acl&gt;</text:p>
          </table:table-cell>
          <table:table-cell office:value-type="string" calcext:value-type="string">
            <text:p>MORE OCCURENCE INDEPENDENT</text:p>
          </table:table-cell>
          <table:table-cell office:value-type="string" calcext:value-type="string">
            <text:p>^.*snmp-server group (.*?) v3 priv read (.*) access.*$</text:p>
          </table:table-cell>
          <table:table-cell table:number-columns-repeated="1018"/>
        </table:table-row>
        <table:table-row table:style-name="ro3">
          <table:table-cell/>
          <table:table-cell table:formula="of:=ROW()-6" office:value-type="float" office:value="73" calcext:value-type="float">
            <text:p>73</text:p>
          </table:table-cell>
          <table:table-cell/>
          <table:table-cell office:value-type="string" calcext:value-type="string">
            <text:p>auth/noauth or priv without acl</text:p>
          </table:table-cell>
          <table:table-cell office:value-type="string" calcext:value-type="string">
            <text:p>MORE OCCURENCE INDEPENDENT</text:p>
          </table:table-cell>
          <table:table-cell office:value-type="string" calcext:value-type="string">
            <text:p>^.*snmp-server group (.*?) (v3) (?:(?!priv read .* access)).*$</text:p>
          </table:table-cell>
          <table:table-cell table:number-columns-repeated="1018"/>
        </table:table-row>
        <table:table-row table:style-name="ro7">
          <table:table-cell/>
          <table:table-cell table:formula="of:=ROW()-6" office:value-type="float" office:value="74" calcext:value-type="float">
            <text:p>74</text:p>
          </table:table-cell>
          <table:table-cell/>
          <table:table-cell table:style-name="ce21" office:value-type="string" calcext:value-type="string">
            <text:p><text:span text:style-name="T21">snmp-server user &lt;user&gt; &lt;group name&gt; v3 auth sha &lt;password&gt;</text:span><text:span text:style-name="T22"> </text:span><text:span text:style-name="T23">pri aes 128 &lt;password&gt;</text:span></text:p>
          </table:table-cell>
          <table:table-cell office:value-type="string" calcext:value-type="string">
            <text:p>MORE OCCURENCE INDEPENDENT</text:p>
          </table:table-cell>
          <table:table-cell office:value-type="string" calcext:value-type="string">
            <text:p>^.*snmp-server user (.*?) (.*?) (v3) (auth) (sha) (.*) (priv) (aes) (.*) (access).*$</text:p>
          </table:table-cell>
          <table:table-cell table:formula="of:=[.$B$80]" office:value-type="float" office:value="74" calcext:value-type="float">
            <text:p>74</text:p>
          </table:table-cell>
          <table:table-cell table:number-columns-repeated="1017"/>
        </table:table-row>
        <table:table-row table:style-name="ro3">
          <table:table-cell/>
          <table:table-cell table:formula="of:=ROW()-6" office:value-type="float" office:value="75" calcext:value-type="float">
            <text:p>75</text:p>
          </table:table-cell>
          <table:table-cell/>
          <table:table-cell office:value-type="string" calcext:value-type="string">
            <text:p>no auth/ no priv/ no SHA/ no aes/ no access</text:p>
          </table:table-cell>
          <table:table-cell office:value-type="string" calcext:value-type="string">
            <text:p>MORE OCCURENCE INDEPENDENT</text:p>
          </table:table-cell>
          <table:table-cell office:value-type="string" calcext:value-type="string">
            <text:p>^.*snmp-server user (.*?) (.*?) (v3) (?:(?!auth sha .* priv aes .* access)).*$</text:p>
          </table:table-cell>
          <table:table-cell table:formula="of:=[.$B$80]" office:value-type="float" office:value="74" calcext:value-type="float">
            <text:p>74</text:p>
          </table:table-cell>
          <table:table-cell/>
          <table:table-cell office:value-type="string" calcext:value-type="string">
            <text:p>T</text:p>
          </table:table-cell>
          <table:table-cell table:number-columns-repeated="1015"/>
        </table:table-row>
        <table:table-row table:style-name="ro3">
          <table:table-cell/>
          <table:table-cell table:formula="of:=ROW()-6" office:value-type="float" office:value="76" calcext:value-type="float">
            <text:p>76</text:p>
          </table:table-cell>
          <table:table-cell/>
          <table:table-cell table:style-name="ce22" office:value-type="string" calcext:value-type="string">
            <text:p>snmp-server ifindex persist</text:p>
          </table:table-cell>
          <table:table-cell office:value-type="string" calcext:value-type="string">
            <text:p>MORE OCCURENCE ON INTERFACE</text:p>
          </table:table-cell>
          <table:table-cell office:value-type="string" calcext:value-type="string">
            <text:p><text:span text:style-name="T32">^.*</text:span><text:span text:style-name="T65">snmp-server ifindex persist.*$</text:span></text:p>
          </table:table-cell>
          <table:table-cell office:value-type="string" calcext:value-type="string">
            <text:p>mozno snmpv3 aj v2c</text:p>
          </table:table-cell>
          <table:table-cell table:number-columns-repeated="1017"/>
        </table:table-row>
        <table:table-row table:style-name="ro3">
          <table:table-cell/>
          <table:table-cell table:formula="of:=ROW()-6" office:value-type="float" office:value="77" calcext:value-type="float">
            <text:p>77</text:p>
          </table:table-cell>
          <table:table-cell/>
          <table:table-cell table:style-name="ce9" office:value-type="string" calcext:value-type="string">
            <text:p>snmp-server trap-source loopback &lt;id&gt;</text:p>
          </table:table-cell>
          <table:table-cell office:value-type="string" calcext:value-type="string">
            <text:p>ONCE OCCURENCE</text:p>
          </table:table-cell>
          <table:table-cell office:value-type="string" calcext:value-type="string">
            <text:p><text:span text:style-name="T32">^.*</text:span><text:span text:style-name="T64">snmp-server trap-source (loopback \d+|loopback\d+|Loopback\d+|Loopback \d+).*$</text:span></text:p>
          </table:table-cell>
          <table:table-cell office:value-type="string" calcext:value-type="string">
            <text:p>mozno snmpv3 aj v2c</text:p>
          </table:table-cell>
          <table:table-cell table:number-columns-repeated="1017"/>
        </table:table-row>
        <table:table-row table:style-name="ro1">
          <table:table-cell/>
          <table:table-cell table:formula="of:=ROW()-6" office:value-type="float" office:value="78" calcext:value-type="float">
            <text:p>78</text:p>
          </table:table-cell>
          <table:table-cell/>
          <table:table-cell table:style-name="ce23" office:value-type="string" calcext:value-type="string">
            <text:p><text:span text:style-name="T24">snmp-server location &lt;location&gt;</text:span></text:p>
          </table:table-cell>
          <table:table-cell office:value-type="string" calcext:value-type="string">
            <text:p>ONCE OCCURENCE</text:p>
          </table:table-cell>
          <table:table-cell table:style-name="ce45" office:value-type="string" calcext:value-type="string">
            <text:p><text:span text:style-name="T66">^.*snmp-server location (.*)$</text:span></text:p>
          </table:table-cell>
          <table:table-cell office:value-type="string" calcext:value-type="string">
            <text:p>mozno snmpv3 aj v2c</text:p>
          </table:table-cell>
          <table:table-cell table:number-columns-repeated="1017"/>
        </table:table-row>
        <table:table-row table:style-name="ro3">
          <table:table-cell/>
          <table:table-cell table:formula="of:=ROW()-6" office:value-type="float" office:value="79" calcext:value-type="float">
            <text:p>79</text:p>
          </table:table-cell>
          <table:table-cell/>
          <table:table-cell office:value-type="string" calcext:value-type="string">
            <text:p><text:span text:style-name="T25">snmp-server host</text:span><text:span text:style-name="T26"> &lt;ip adddress&gt; </text:span><text:span text:style-name="T27">version 3 priv &lt;user&gt;</text:span></text:p>
          </table:table-cell>
          <table:table-cell/>
          <table:table-cell office:value-type="string" calcext:value-type="string">
            <text:p>^.*snmp-server host (.*?) version 3 priv (.*)$</text:p>
          </table:table-cell>
          <table:table-cell table:formula="of:=[.$B$80]" office:value-type="float" office:value="74" calcext:value-type="float">
            <text:p>74</text:p>
          </table:table-cell>
          <table:table-cell table:number-columns-repeated="1017"/>
        </table:table-row>
        <table:table-row table:style-name="ro1">
          <table:table-cell/>
          <table:table-cell table:formula="of:=ROW()-6" office:value-type="float" office:value="80" calcext:value-type="float">
            <text:p>80</text:p>
          </table:table-cell>
          <table:table-cell/>
          <table:table-cell office:value-type="string" calcext:value-type="string">
            <text:p>no priv, noauth</text:p>
          </table:table-cell>
          <table:table-cell/>
          <table:table-cell office:value-type="string" calcext:value-type="string">
            <text:p>^.*snmp-server host (.*?) version 3 (auth|noauth) (.*)$</text:p>
          </table:table-cell>
          <table:table-cell table:formula="of:=[.$B$80]" office:value-type="float" office:value="74" calcext:value-type="float">
            <text:p>74</text:p>
          </table:table-cell>
          <table:table-cell/>
          <table:table-cell office:value-type="string" calcext:value-type="string">
            <text:p>T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run all treba</text:p>
          </table:table-cell>
          <table:table-cell table:formula="of:=ROW()-6" office:value-type="float" office:value="81" calcext:value-type="float">
            <text:p>81</text:p>
          </table:table-cell>
          <table:table-cell/>
          <table:table-cell office:value-type="string" calcext:value-type="string">
            <text:p><text:span text:style-name="T28">snmp-server host </text:span><text:span text:style-name="T29">&lt;ip adddress&gt;</text:span><text:span text:style-name="T30"> traps </text:span><text:span text:style-name="T29"> </text:span><text:span text:style-name="T31">version 3 priv &lt;user&gt;</text:span></text:p>
          </table:table-cell>
          <table:table-cell office:value-type="string" calcext:value-type="string">
            <text:p>MORE OCCURENCE INDEPENDENT</text:p>
          </table:table-cell>
          <table:table-cell office:value-type="string" calcext:value-type="string">
            <text:p>^.*snmp-server host (.*?) traps version 3 (priv) (.*)$</text:p>
          </table:table-cell>
          <table:table-cell table:number-columns-repeated="1018"/>
        </table:table-row>
        <table:table-row table:style-name="ro1">
          <table:table-cell/>
          <table:table-cell table:formula="of:=ROW()-6" office:value-type="float" office:value="82" calcext:value-type="float">
            <text:p>82</text:p>
          </table:table-cell>
          <table:table-cell/>
          <table:table-cell office:value-type="string" calcext:value-type="string">
            <text:p>not version 3</text:p>
          </table:table-cell>
          <table:table-cell/>
          <table:table-cell office:value-type="string" calcext:value-type="string">
            <text:p>^.*snmp-server host (.*?) (traps)? (?:(?!.*version 3)).*$</text:p>
          </table:table-cell>
          <table:table-cell table:number-columns-repeated="1018"/>
        </table:table-row>
        <table:table-row table:style-name="ro3">
          <table:table-cell/>
          <table:table-cell table:formula="of:=ROW()-6" office:value-type="float" office:value="83" calcext:value-type="float">
            <text:p>83</text:p>
          </table:table-cell>
          <table:table-cell/>
          <table:table-cell office:value-type="string" calcext:value-type="string">
            <text:p>snmp-server enable traps</text:p>
          </table:table-cell>
          <table:table-cell office:value-type="string" calcext:value-type="string">
            <text:p>MORE OCCURENCE INDEPENDENT</text:p>
          </table:table-cell>
          <table:table-cell office:value-type="string" calcext:value-type="string">
            <text:p>^.*snmp-server enable traps.*$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YSLOG</text:p>
          </table:table-cell>
          <table:table-cell table:number-columns-repeated="1023"/>
        </table:table-row>
        <table:table-row table:style-name="ro3">
          <table:table-cell/>
          <table:table-cell table:formula="of:=ROW()-7" office:value-type="float" office:value="84" calcext:value-type="float">
            <text:p>84</text:p>
          </table:table-cell>
          <table:table-cell/>
          <table:table-cell office:value-type="string" calcext:value-type="string">
            <text:p><text:span text:style-name="T32">logging host</text:span><text:span text:style-name="T33"> &lt;ip adddress&gt;</text:span></text:p>
          </table:table-cell>
          <table:table-cell office:value-type="string" calcext:value-type="string">
            <text:p>MORE OCCURENCE INDEPENDENT</text:p>
          </table:table-cell>
          <table:table-cell office:value-type="string" calcext:value-type="string">
            <text:p>^.*logging host (.*?|ipv6)(?: |$)(.*?)?(?: |$)(.*?)?$</text:p>
          </table:table-cell>
          <table:table-cell table:number-columns-repeated="1018"/>
        </table:table-row>
        <table:table-row table:style-name="ro3">
          <table:table-cell/>
          <table:table-cell table:formula="of:=ROW()-7" office:value-type="float" office:value="85" calcext:value-type="float">
            <text:p>85</text:p>
          </table:table-cell>
          <table:table-cell/>
          <table:table-cell table:style-name="ce9" office:value-type="string" calcext:value-type="string">
            <text:p>logging source-interface loopback &lt;id&gt;</text:p>
          </table:table-cell>
          <table:table-cell office:value-type="string" calcext:value-type="string">
            <text:p>ONCE OCCURENCE</text:p>
          </table:table-cell>
          <table:table-cell office:value-type="string" calcext:value-type="string">
            <text:p>^.*logging source-interface (loopback \d+|loopback\d+|Loopback\d+|Loopback \d+).*$</text:p>
          </table:table-cell>
          <table:table-cell table:number-columns-repeated="1018"/>
        </table:table-row>
        <table:table-row table:style-name="ro1">
          <table:table-cell/>
          <table:table-cell table:formula="of:=ROW()-7" office:value-type="float" office:value="86" calcext:value-type="float">
            <text:p>86</text:p>
          </table:table-cell>
          <table:table-cell/>
          <table:table-cell table:style-name="ce24" office:value-type="string" calcext:value-type="string">
            <text:p>service timestamps log datetime</text:p>
          </table:table-cell>
          <table:table-cell office:value-type="string" calcext:value-type="string">
            <text:p>ONCE OCCURENCE</text:p>
          </table:table-cell>
          <table:table-cell office:value-type="string" calcext:value-type="string">
            <text:p><text:span text:style-name="T32">^.*</text:span><text:span text:style-name="T33">service timestamps log datetime.*$</text:span></text:p>
          </table:table-cell>
          <table:table-cell table:number-columns-repeated="1018"/>
        </table:table-row>
        <table:table-row table:style-name="ro1">
          <table:table-cell/>
          <table:table-cell table:formula="of:=ROW()-7" office:value-type="float" office:value="87" calcext:value-type="float">
            <text:p>87</text:p>
          </table:table-cell>
          <table:table-cell/>
          <table:table-cell office:value-type="string" calcext:value-type="string">
            <text:p>logging console critical|alerts|emergencies</text:p>
          </table:table-cell>
          <table:table-cell office:value-type="string" calcext:value-type="string">
            <text:p>ONCE OCCURENCE</text:p>
          </table:table-cell>
          <table:table-cell office:value-type="string" calcext:value-type="string">
            <text:p>^.*logging console (critical|alerts|emergencies|0|1|2).*$</text:p>
          </table:table-cell>
          <table:table-cell table:number-columns-repeated="1018"/>
        </table:table-row>
        <table:table-row table:style-name="ro1">
          <table:table-cell/>
          <table:table-cell table:formula="of:=ROW()-7" office:value-type="float" office:value="88" calcext:value-type="float">
            <text:p>88</text:p>
          </table:table-cell>
          <table:table-cell/>
          <table:table-cell office:value-type="string" calcext:value-type="string">
            <text:p>logging trap informational</text:p>
          </table:table-cell>
          <table:table-cell office:value-type="string" calcext:value-type="string">
            <text:p>ONCE OCCURENCE</text:p>
          </table:table-cell>
          <table:table-cell office:value-type="string" calcext:value-type="string">
            <text:p>^.*logging trap (informational|6).*$</text:p>
          </table:table-cell>
          <table:table-cell table:number-columns-repeated="1018"/>
        </table:table-row>
        <table:table-row table:style-name="ro1">
          <table:table-cell/>
          <table:table-cell table:formula="of:=ROW()-7" office:value-type="float" office:value="89" calcext:value-type="float">
            <text:p>89</text:p>
          </table:table-cell>
          <table:table-cell/>
          <table:table-cell table:style-name="ce3" office:value-type="string" calcext:value-type="string">
            <text:p>logging buffered &lt;memory&gt; &lt;severity&gt;</text:p>
          </table:table-cell>
          <table:table-cell office:value-type="string" calcext:value-type="string">
            <text:p>ONCE OCCURENCE</text:p>
          </table:table-cell>
          <table:table-cell office:value-type="string" calcext:value-type="string">
            <text:p>^.*logging buffered (\d+) (.*)$</text:p>
          </table:table-cell>
          <table:table-cell table:number-columns-repeated="1018"/>
        </table:table-row>
        <table:table-row table:style-name="ro1">
          <table:table-cell/>
          <table:table-cell table:formula="of:=ROW()-7" office:value-type="float" office:value="90" calcext:value-type="float">
            <text:p>90</text:p>
          </table:table-cell>
          <table:table-cell/>
          <table:table-cell office:value-type="string" calcext:value-type="string">
            <text:p>logging persistent url &lt;path&gt;</text:p>
          </table:table-cell>
          <table:table-cell office:value-type="string" calcext:value-type="string">
            <text:p>ONCE OCCURENCE</text:p>
          </table:table-cell>
          <table:table-cell office:value-type="string" calcext:value-type="string">
            <text:p>^.*logging persistent .*(url (.*?))(?: |$).*$</text:p>
          </table:table-cell>
          <table:table-cell table:number-columns-repeated="1018"/>
        </table:table-row>
        <table:table-row table:style-name="ro1">
          <table:table-cell/>
          <table:table-cell table:formula="of:=ROW()-7" office:value-type="float" office:value="91" calcext:value-type="float">
            <text:p>91</text:p>
          </table:table-cell>
          <table:table-cell/>
          <table:table-cell table:style-name="ce9" office:value-type="string" calcext:value-type="string">
            <text:p>service sequence-numbers</text:p>
          </table:table-cell>
          <table:table-cell office:value-type="string" calcext:value-type="string">
            <text:p>ONCE OCCURENCE</text:p>
          </table:table-cell>
          <table:table-cell office:value-type="string" calcext:value-type="string">
            <text:p><text:span text:style-name="T32">^.*</text:span><text:span text:style-name="T64">service sequence-numbers.*$</text:span>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NTP</text:p>
          </table:table-cell>
          <table:table-cell table:number-columns-repeated="1023"/>
        </table:table-row>
        <table:table-row table:style-name="ro3">
          <table:table-cell/>
          <table:table-cell table:formula="of:=ROW()-8" office:value-type="float" office:value="92" calcext:value-type="float">
            <text:p>92</text:p>
          </table:table-cell>
          <table:table-cell/>
          <table:table-cell table:style-name="ce9" office:value-type="string" calcext:value-type="string">
            <text:p>ntp server &lt;ip adddress&gt;</text:p>
          </table:table-cell>
          <table:table-cell office:value-type="string" calcext:value-type="string">
            <text:p>MORE OCCURENCE INDEPENDENT</text:p>
          </table:table-cell>
          <table:table-cell office:value-type="string" calcext:value-type="string">
            <text:p>^.*ntp server (ip |ipv6 )?(.*?)(?: |$).*$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un all treba</text:p>
          </table:table-cell>
          <table:table-cell table:formula="of:=ROW()-8" office:value-type="float" office:value="93" calcext:value-type="float">
            <text:p>93</text:p>
          </table:table-cell>
          <table:table-cell/>
          <table:table-cell office:value-type="string" calcext:value-type="string">
            <text:p><text:span text:style-name="T34">ntp server </text:span><text:span text:style-name="T35">&lt;ip adddress&gt; </text:span><text:span text:style-name="T36">version 4</text:span></text:p>
          </table:table-cell>
          <table:table-cell office:value-type="string" calcext:value-type="string">
            <text:p>MORE OCCURENCE INDEPENDENT</text:p>
          </table:table-cell>
          <table:table-cell office:value-type="string" calcext:value-type="string">
            <text:p>^.*ntp server .*?version 4.*$</text:p>
          </table:table-cell>
          <table:table-cell table:number-columns-repeated="1018"/>
        </table:table-row>
        <table:table-row table:style-name="ro3">
          <table:table-cell/>
          <table:table-cell table:formula="of:=ROW()-8" office:value-type="float" office:value="94" calcext:value-type="float">
            <text:p>94</text:p>
          </table:table-cell>
          <table:table-cell/>
          <table:table-cell office:value-type="string" calcext:value-type="string">
            <text:p>not version 4</text:p>
          </table:table-cell>
          <table:table-cell office:value-type="string" calcext:value-type="string">
            <text:p>MORE OCCURENCE INDEPENDENT</text:p>
          </table:table-cell>
          <table:table-cell office:value-type="string" calcext:value-type="string">
            <text:p>^.*ntp server (?:(?!.*version 4)).*$</text:p>
          </table:table-cell>
          <table:table-cell table:number-columns-repeated="1018"/>
        </table:table-row>
        <table:table-row table:style-name="ro1">
          <table:table-cell/>
          <table:table-cell table:formula="of:=ROW()-8" office:value-type="float" office:value="95" calcext:value-type="float">
            <text:p>95</text:p>
          </table:table-cell>
          <table:table-cell/>
          <table:table-cell office:value-type="string" calcext:value-type="string">
            <text:p>ntp source loopback &lt;id&gt;</text:p>
          </table:table-cell>
          <table:table-cell office:value-type="string" calcext:value-type="string">
            <text:p>ONCE OCCURENCE</text:p>
          </table:table-cell>
          <table:table-cell office:value-type="string" calcext:value-type="string">
            <text:p>^.*ntp source (loopback \d+|loopback\d+|Loopback\d+|Loopback \d+).*$</text:p>
          </table:table-cell>
          <table:table-cell table:number-columns-repeated="1018"/>
        </table:table-row>
        <table:table-row table:style-name="ro3">
          <table:table-cell/>
          <table:table-cell table:formula="of:=ROW()-8" office:value-type="float" office:value="96" calcext:value-type="float">
            <text:p>96</text:p>
          </table:table-cell>
          <table:table-cell office:value-type="string" calcext:value-type="string">
            <text:p>ntp source loopback &lt;id&gt;</text:p>
          </table:table-cell>
          <table:table-cell office:value-type="string" calcext:value-type="string">
            <text:p>ntp server &lt;ip adddress&gt; source &lt;iinterface&gt; &lt;id&gt;</text:p>
          </table:table-cell>
          <table:table-cell office:value-type="string" calcext:value-type="string">
            <text:p>MORE OCCURENCE INDEPENDENT</text:p>
          </table:table-cell>
          <table:table-cell office:value-type="string" calcext:value-type="string">
            <text:p>^.*ntp server (?:(?=.*source))(?:(?=.*loopback \d+|loopback\d+|Loopback\d+|Loopback \d+)).*$</text:p>
          </table:table-cell>
          <table:table-cell table:number-columns-repeated="1018"/>
        </table:table-row>
        <table:table-row table:style-name="ro1">
          <table:table-cell/>
          <table:table-cell table:formula="of:=ROW()-8" office:value-type="float" office:value="97" calcext:value-type="float">
            <text:p>97</text:p>
          </table:table-cell>
          <table:table-cell/>
          <table:table-cell office:value-type="string" calcext:value-type="string">
            <text:p>ntp authenticate</text:p>
          </table:table-cell>
          <table:table-cell office:value-type="string" calcext:value-type="string">
            <text:p>ONCE OCCURENCE</text:p>
          </table:table-cell>
          <table:table-cell office:value-type="string" calcext:value-type="string">
            <text:p>^.*ntp authenticate.*$</text:p>
          </table:table-cell>
          <table:table-cell table:number-columns-repeated="1018"/>
        </table:table-row>
        <table:table-row table:style-name="ro3">
          <table:table-cell/>
          <table:table-cell table:formula="of:=ROW()-8" office:value-type="float" office:value="98" calcext:value-type="float">
            <text:p>98</text:p>
          </table:table-cell>
          <table:table-cell/>
          <table:table-cell table:style-name="ce25" office:value-type="string" calcext:value-type="string">
            <text:p>ntp authentication-key &lt;key num&gt; md5 &lt;password&gt;</text:p>
          </table:table-cell>
          <table:table-cell office:value-type="string" calcext:value-type="string">
            <text:p>MORE OCCURENCE INDEPENDENT</text:p>
          </table:table-cell>
          <table:table-cell office:value-type="string" calcext:value-type="string">
            <text:p>^.*ntp authentication-key (\d+).*$</text:p>
          </table:table-cell>
          <table:table-cell table:number-columns-repeated="1018"/>
        </table:table-row>
        <table:table-row table:style-name="ro3">
          <table:table-cell/>
          <table:table-cell table:formula="of:=ROW()-8" office:value-type="float" office:value="99" calcext:value-type="float">
            <text:p>99</text:p>
          </table:table-cell>
          <table:table-cell/>
          <table:table-cell office:value-type="string" calcext:value-type="string">
            <text:p>ntp trusted key &lt;key num&gt;</text:p>
          </table:table-cell>
          <table:table-cell office:value-type="string" calcext:value-type="string">
            <text:p>MORE OCCURENCE INDEPENDENT</text:p>
          </table:table-cell>
          <table:table-cell office:value-type="string" calcext:value-type="string">
            <text:p>^.*ntp trusted key (\d+).*$</text:p>
          </table:table-cell>
          <table:table-cell table:number-columns-repeated="1018"/>
        </table:table-row>
        <table:table-row table:style-name="ro3">
          <table:table-cell/>
          <table:table-cell table:formula="of:=ROW()-8" office:value-type="float" office:value="100" calcext:value-type="float">
            <text:p>100</text:p>
          </table:table-cell>
          <table:table-cell office:value-type="string" calcext:value-type="string">
            <text:p>ntp trusted key &lt;key num&gt;</text:p>
          </table:table-cell>
          <table:table-cell office:value-type="string" calcext:value-type="string">
            <text:p><text:span text:style-name="T34">ntp server </text:span><text:span text:style-name="T35">&lt;ip adddress&gt; </text:span><text:span text:style-name="T36">key 1</text:span></text:p>
          </table:table-cell>
          <table:table-cell office:value-type="string" calcext:value-type="string">
            <text:p>MORE OCCURENCE INDEPENDENT</text:p>
          </table:table-cell>
          <table:table-cell office:value-type="string" calcext:value-type="string">
            <text:p>^.*ntp server .*key (\d+).*$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HIGH LOAD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run all treba, snmp-server enable traps zapne vsetky, ak je napisane specificky, povoli iba tie</text:p>
          </table:table-cell>
          <table:table-cell table:formula="of:=ROW()-9" office:value-type="float" office:value="101" calcext:value-type="float">
            <text:p>101</text:p>
          </table:table-cell>
          <table:table-cell/>
          <table:table-cell office:value-type="string" calcext:value-type="string">
            <text:p>snmp-server enable traps cpu threshold</text:p>
          </table:table-cell>
          <table:table-cell office:value-type="string" calcext:value-type="string">
            <text:p>ONCE OCCURENCE</text:p>
          </table:table-cell>
          <table:table-cell office:value-type="string" calcext:value-type="string">
            <text:p>^.*snmp-server enable traps cpu threshold.*$</text:p>
          </table:table-cell>
          <table:table-cell table:number-columns-repeated="1018"/>
        </table:table-row>
        <table:table-row table:style-name="ro3">
          <table:table-cell/>
          <table:table-cell table:formula="of:=ROW()-9" office:value-type="float" office:value="102" calcext:value-type="float">
            <text:p>102</text:p>
          </table:table-cell>
          <table:table-cell/>
          <table:table-cell table:style-name="ce11" office:value-type="string" calcext:value-type="string">
            <text:p>process cpu threshold type &lt;type&gt; rising &lt;percentage&gt; interval &lt;seconds&gt;</text:p>
          </table:table-cell>
          <table:table-cell office:value-type="string" calcext:value-type="string">
            <text:p>ONCE OCCURENCE</text:p>
          </table:table-cell>
          <table:table-cell office:value-type="string" calcext:value-type="string">
            <text:p>^.*process cpu threshold type (total|process|interupt) (rising) (\d+) (interval) (\d+)(?: |$)(?=(falling) (\d+) (interval) (\d+))?.*$</text:p>
          </table:table-cell>
          <table:table-cell table:number-columns-repeated="1018"/>
        </table:table-row>
        <table:table-row table:style-name="ro1">
          <table:table-cell table:style-name="Default"/>
          <table:table-cell table:formula="of:=ROW()-9" office:value-type="float" office:value="103" calcext:value-type="float">
            <text:p>103</text:p>
          </table:table-cell>
          <table:table-cell table:style-name="Default"/>
          <table:table-cell table:style-name="ce26" office:value-type="string" calcext:value-type="string">
            <text:p>process cpu statistics limit entry-percentage </text:p>
          </table:table-cell>
          <table:table-cell table:style-name="Default" office:value-type="string" calcext:value-type="string">
            <text:p>ONCE OCCURENCE</text:p>
          </table:table-cell>
          <table:table-cell table:style-name="Default" office:value-type="string" calcext:value-type="string">
            <text:p>^.*process cpu statistics limit (entry-percentage) (\d+)(?: |$)(?=(size) (\d+))?.*$</text:p>
          </table:table-cell>
          <table:table-cell table:number-columns-repeated="1018"/>
        </table:table-row>
        <table:table-row table:style-name="ro1">
          <table:table-cell/>
          <table:table-cell table:formula="of:=ROW()-9" office:value-type="float" office:value="104" calcext:value-type="float">
            <text:p>104</text:p>
          </table:table-cell>
          <table:table-cell/>
          <table:table-cell table:style-name="Default" office:value-type="string" calcext:value-type="string">
            <text:p>memory reserve critical &lt;value&gt; </text:p>
          </table:table-cell>
          <table:table-cell office:value-type="string" calcext:value-type="string">
            <text:p>ONCE OCCURENCE</text:p>
          </table:table-cell>
          <table:table-cell office:value-type="string" calcext:value-type="string">
            <text:p>^.*memory reserve critical (\d+).*$</text:p>
          </table:table-cell>
          <table:table-cell table:number-columns-repeated="1018"/>
        </table:table-row>
        <table:table-row table:style-name="ro3">
          <table:table-cell/>
          <table:table-cell table:formula="of:=ROW()-9" office:value-type="float" office:value="105" calcext:value-type="float">
            <text:p>105</text:p>
          </table:table-cell>
          <table:table-cell/>
          <table:table-cell office:value-type="string" calcext:value-type="string">
            <text:p>memory free low-watermark processor &lt;thresshold&gt;</text:p>
          </table:table-cell>
          <table:table-cell office:value-type="string" calcext:value-type="string">
            <text:p>ONCE OCCURENCE</text:p>
          </table:table-cell>
          <table:table-cell office:value-type="string" calcext:value-type="string">
            <text:p>^.*memory free low-watermark processor (\d+).*$</text:p>
          </table:table-cell>
          <table:table-cell table:number-columns-repeated="1018"/>
        </table:table-row>
        <table:table-row table:style-name="ro1">
          <table:table-cell/>
          <table:table-cell table:formula="of:=ROW()-9" office:value-type="float" office:value="106" calcext:value-type="float">
            <text:p>106</text:p>
          </table:table-cell>
          <table:table-cell/>
          <table:table-cell office:value-type="string" calcext:value-type="string">
            <text:p>memory free low-watermark io &lt;thresshold&gt;</text:p>
          </table:table-cell>
          <table:table-cell office:value-type="string" calcext:value-type="string">
            <text:p>ONCE OCCURENCE</text:p>
          </table:table-cell>
          <table:table-cell office:value-type="string" calcext:value-type="string">
            <text:p>^.*memory free low-watermark io (\d+).*$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verit, na gns nefunguje</text:p>
          </table:table-cell>
          <table:table-cell table:formula="of:=ROW()-9" office:value-type="float" office:value="107" calcext:value-type="float">
            <text:p>107</text:p>
          </table:table-cell>
          <table:table-cell/>
          <table:table-cell table:style-name="Default" office:value-type="string" calcext:value-type="string">
            <text:p>memory reserve console &lt;value&gt; </text:p>
          </table:table-cell>
          <table:table-cell office:value-type="string" calcext:value-type="string">
            <text:p>ONCE OCCURENCE</text:p>
          </table:table-cell>
          <table:table-cell office:value-type="string" calcext:value-type="string">
            <text:p>^.*memory reserve console (\d+).*$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TP</text:p>
          </table:table-cell>
          <table:table-cell table:number-columns-repeated="1023"/>
        </table:table-row>
        <table:table-row table:style-name="ro7">
          <table:table-cell/>
          <table:table-cell table:formula="of:=ROW()-10" office:value-type="float" office:value="108" calcext:value-type="float">
            <text:p>108</text:p>
          </table:table-cell>
          <table:table-cell/>
          <table:table-cell table:style-name="ce8" office:value-type="string" calcext:value-type="string">
            <text:p><text:span text:style-name="T7">interface &lt;interface name&gt; &lt;interface id&gt;</text:span></text:p>
            <text:p><text:span text:style-name="T7"> spanning-tree rootguard</text:span></text:p>
            <text:p><text:span text:style-name="T7"> spanning-tree guard root</text:span></text:p>
          </table:table-cell>
          <table:table-cell office:value-type="string" calcext:value-type="string">
            <text:p>MORE OCCURENCE ON INTERFACE</text:p>
          </table:table-cell>
          <table:table-cell office:value-type="string" calcext:value-type="string">
            <text:p>^.*spanning-tree (guard root|rootguard).*$</text:p>
          </table:table-cell>
          <table:table-cell table:number-columns-repeated="1018"/>
        </table:table-row>
        <table:table-row table:style-name="ro7">
          <table:table-cell/>
          <table:table-cell table:formula="of:=ROW()-10" office:value-type="float" office:value="109" calcext:value-type="float">
            <text:p>109</text:p>
          </table:table-cell>
          <table:table-cell/>
          <table:table-cell table:style-name="ce19" office:value-type="string" calcext:value-type="string">
            <text:p>spanning-tree portfast bpduguard default</text:p>
          </table:table-cell>
          <table:table-cell office:value-type="string" calcext:value-type="string">
            <text:p>GENERAL AND MORE OCCURENCE ON INTERFACE</text:p>
          </table:table-cell>
          <table:table-cell office:value-type="string" calcext:value-type="string">
            <text:p><text:span text:style-name="T62">^.*</text:span><text:span text:style-name="T67">spanning-tree portfast bpduguard default.*$</text:span></text:p>
          </table:table-cell>
          <table:table-cell table:number-columns-repeated="1018"/>
        </table:table-row>
        <table:table-row table:style-name="ro7">
          <table:table-cell/>
          <table:table-cell table:formula="of:=ROW()-10" office:value-type="float" office:value="110" calcext:value-type="float">
            <text:p>110</text:p>
          </table:table-cell>
          <table:table-cell/>
          <table:table-cell table:style-name="ce8" office:value-type="string" calcext:value-type="string">
            <text:p><text:span text:style-name="T7">interface &lt;interface name&gt; &lt;interface id&gt;</text:span></text:p>
            <text:p><text:span text:style-name="T7">  spanning-tree bpduguard enable</text:span></text:p>
          </table:table-cell>
          <table:table-cell office:value-type="string" calcext:value-type="string">
            <text:p>GENERAL AND MORE OCCURENCE ON INTERFACE</text:p>
          </table:table-cell>
          <table:table-cell office:value-type="string" calcext:value-type="string">
            <text:p><text:span text:style-name="T50">^.*</text:span><text:span text:style-name="T51">spanning-tree bpduguard enable.*$</text:span></text:p>
          </table:table-cell>
          <table:table-cell table:number-columns-repeated="1018"/>
        </table:table-row>
        <table:table-row table:style-name="ro7">
          <table:table-cell/>
          <table:table-cell table:formula="of:=ROW()-10" office:value-type="float" office:value="111" calcext:value-type="float">
            <text:p>111</text:p>
          </table:table-cell>
          <table:table-cell/>
          <table:table-cell table:style-name="ce6" office:value-type="string" calcext:value-type="string">
            <text:p><text:span text:style-name="T6">spanning-tree portfast bpdufilter enable</text:span></text:p>
          </table:table-cell>
          <table:table-cell office:value-type="string" calcext:value-type="string">
            <text:p>GENERAL AND MORE OCCURENCE ON INTERFACE</text:p>
          </table:table-cell>
          <table:table-cell office:value-type="string" calcext:value-type="string">
            <text:p><text:span text:style-name="T50">^.*</text:span><text:span text:style-name="T51">spanning-tree portfast bpdufilter enable.*$</text:span></text:p>
          </table:table-cell>
          <table:table-cell table:number-columns-repeated="1018"/>
        </table:table-row>
        <table:table-row table:style-name="ro7">
          <table:table-cell/>
          <table:table-cell table:formula="of:=ROW()-10" office:value-type="float" office:value="112" calcext:value-type="float">
            <text:p>112</text:p>
          </table:table-cell>
          <table:table-cell/>
          <table:table-cell table:style-name="ce8" office:value-type="string" calcext:value-type="string">
            <text:p><text:span text:style-name="T7">interface &lt;interface name&gt; &lt;interface id&gt;</text:span></text:p>
            <text:p><text:span text:style-name="T7">  spanning-tree bpdufilter enable</text:span></text:p>
          </table:table-cell>
          <table:table-cell office:value-type="string" calcext:value-type="string">
            <text:p>GENERAL AND MORE OCCURENCE ON INTERFACE</text:p>
          </table:table-cell>
          <table:table-cell office:value-type="string" calcext:value-type="string">
            <text:p><text:span text:style-name="T50">^.*</text:span><text:span text:style-name="T51">spanning-tree bpdufilter enable.*$</text:span></text:p>
          </table:table-cell>
          <table:table-cell table:number-columns-repeated="1018"/>
        </table:table-row>
        <table:table-row table:style-name="ro7">
          <table:table-cell/>
          <table:table-cell table:formula="of:=ROW()-10" office:value-type="float" office:value="113" calcext:value-type="float">
            <text:p>113</text:p>
          </table:table-cell>
          <table:table-cell/>
          <table:table-cell table:style-name="ce22" office:value-type="string" calcext:value-type="string">
            <text:p>spanning-tree portfast default</text:p>
          </table:table-cell>
          <table:table-cell office:value-type="string" calcext:value-type="string">
            <text:p>GENERAL AND MORE OCCURENCE ON INTERFACE</text:p>
          </table:table-cell>
          <table:table-cell office:value-type="string" calcext:value-type="string">
            <text:p><text:span text:style-name="T32">^.*</text:span><text:span text:style-name="T65">spanning-tree portfast default.*$</text:span></text:p>
          </table:table-cell>
          <table:table-cell table:number-columns-repeated="1018"/>
        </table:table-row>
        <table:table-row table:style-name="ro7">
          <table:table-cell/>
          <table:table-cell table:formula="of:=ROW()-10" office:value-type="float" office:value="114" calcext:value-type="float">
            <text:p>114</text:p>
          </table:table-cell>
          <table:table-cell/>
          <table:table-cell table:style-name="ce22" office:value-type="string" calcext:value-type="string">
            <text:p><text:span text:style-name="T37">interface &lt;interface name&gt; &lt;interface id&gt;</text:span></text:p>
            <text:p><text:span text:style-name="T37"> spanning-tree portfast</text:span></text:p>
            <text:p/>
          </table:table-cell>
          <table:table-cell office:value-type="string" calcext:value-type="string">
            <text:p>GENERAL AND MORE OCCURENCE ON INTERFACE</text:p>
          </table:table-cell>
          <table:table-cell office:value-type="string" calcext:value-type="string">
            <text:p><text:span text:style-name="T32">^.*</text:span><text:span text:style-name="T65">spanning-tree portfast.*$</text:span></text:p>
          </table:table-cell>
          <table:table-cell table:number-columns-repeated="1018"/>
        </table:table-row>
        <table:table-row table:style-name="ro7">
          <table:table-cell/>
          <table:table-cell table:formula="of:=ROW()-10" office:value-type="float" office:value="115" calcext:value-type="float">
            <text:p>115</text:p>
          </table:table-cell>
          <table:table-cell/>
          <table:table-cell table:style-name="ce27" office:value-type="string" calcext:value-type="string">
            <text:p>spanning-tree loopguard default</text:p>
          </table:table-cell>
          <table:table-cell office:value-type="string" calcext:value-type="string">
            <text:p>GENERAL AND MORE OCCURENCE ON INTERFACE</text:p>
          </table:table-cell>
          <table:table-cell office:value-type="string" calcext:value-type="string">
            <text:p><text:span text:style-name="T32">^.*</text:span><text:span text:style-name="T68">spanning-tree loopguard default.*$</text:span></text:p>
          </table:table-cell>
          <table:table-cell table:number-columns-repeated="1018"/>
        </table:table-row>
        <table:table-row table:style-name="ro7">
          <table:table-cell/>
          <table:table-cell table:formula="of:=ROW()-10" office:value-type="float" office:value="116" calcext:value-type="float">
            <text:p>116</text:p>
          </table:table-cell>
          <table:table-cell/>
          <table:table-cell table:style-name="ce28" office:value-type="string" calcext:value-type="string">
            <text:p><text:span text:style-name="T38">interface &lt;interface name&gt; &lt;interface id&gt;</text:span></text:p>
            <text:p><text:span text:style-name="T6"> spanning-tree guard loop</text:span></text:p>
          </table:table-cell>
          <table:table-cell office:value-type="string" calcext:value-type="string">
            <text:p>GENERAL AND MORE OCCURENCE ON INTERFACE</text:p>
          </table:table-cell>
          <table:table-cell office:value-type="string" calcext:value-type="string">
            <text:p><text:span text:style-name="T32">^.*</text:span><text:span text:style-name="T68">spanning-tree guard loop.*$</text:span>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VLAN</text:p>
          </table:table-cell>
          <table:table-cell table:number-columns-repeated="2"/>
          <table:table-cell table:style-name="ce5"/>
          <table:table-cell table:number-columns-repeated="1020"/>
        </table:table-row>
        <table:table-row table:style-name="ro3">
          <table:table-cell office:value-type="string" calcext:value-type="string">
            <text:p>run all treba</text:p>
          </table:table-cell>
          <table:table-cell table:formula="of:=ROW()-11" office:value-type="float" office:value="117" calcext:value-type="float">
            <text:p>117</text:p>
          </table:table-cell>
          <table:table-cell/>
          <table:table-cell table:style-name="ce5" office:value-type="string" calcext:value-type="string">
            <text:p><text:span text:style-name="T6">interface &lt;interface name&gt; &lt;interface id&gt;</text:span></text:p>
            <text:p> switchport access vlan 1</text:p>
          </table:table-cell>
          <table:table-cell office:value-type="string" calcext:value-type="string">
            <text:p>MORE OCCURENCE ON INTERFACE</text:p>
          </table:table-cell>
          <table:table-cell office:value-type="string" calcext:value-type="string">
            <text:p>^.*switchport access vlan (1| name default)$</text:p>
          </table:table-cell>
          <table:table-cell table:number-columns-repeated="2"/>
          <table:table-cell office:value-type="string" calcext:value-type="string">
            <text:p>T</text:p>
          </table:table-cell>
          <table:table-cell table:number-columns-repeated="1015"/>
        </table:table-row>
        <table:table-row table:style-name="ro12">
          <table:table-cell office:value-type="string" calcext:value-type="string">
            <text:p>netreba run all, kazdy int musi mat nejaku vlan roznu od 1, ak nematchne interface, potom error. vsetky access a vypnute rozhrania. pri nematchnuti asi je defaulne vlan 1, takze error</text:p>
          </table:table-cell>
          <table:table-cell table:formula="of:=ROW()-11" office:value-type="float" office:value="118" calcext:value-type="float">
            <text:p>118</text:p>
          </table:table-cell>
          <table:table-cell table:style-name="ce5" office:value-type="string" calcext:value-type="string">
            <text:p>switchport access vlan 1</text:p>
          </table:table-cell>
          <table:table-cell table:style-name="ce27" office:value-type="string" calcext:value-type="string">
            <text:p><text:span text:style-name="T6">interface &lt;interface name&gt; &lt;interface id&gt;</text:span></text:p>
            <text:p><text:span text:style-name="T39"> switchport access vlan &gt;1</text:span></text:p>
          </table:table-cell>
          <table:table-cell office:value-type="string" calcext:value-type="string">
            <text:p>MORE OCCURENCE ON INTERFACE</text:p>
          </table:table-cell>
          <table:table-cell office:value-type="string" calcext:value-type="string">
            <text:p>^.*switchport access vlan (?:(?!1$|name default))(\d+|name (.*))$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reba pri spusteni definovat cislo blackhole vlan</text:p>
          </table:table-cell>
          <table:table-cell table:formula="of:=ROW()-11" office:value-type="float" office:value="119" calcext:value-type="float">
            <text:p>119</text:p>
          </table:table-cell>
          <table:table-cell/>
          <table:table-cell table:style-name="ce28" office:value-type="string" calcext:value-type="string">
            <text:p><text:span text:style-name="T6">vlan &lt;admin specified id&gt;</text:span></text:p>
            <text:p><text:span text:style-name="T6">  name &lt;BLACK HOLE&gt;</text:span></text:p>
          </table:table-cell>
          <table:table-cell office:value-type="string" calcext:value-type="string">
            <text:p>ONCE OCCURENCE</text:p>
          </table:table-cell>
          <table:table-cell office:value-type="string" calcext:value-type="string">
            <text:p>^.*vlan (\d+).*$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treba pri spusteni definovat cislo blackhole vlan</text:p>
          </table:table-cell>
          <table:table-cell table:formula="of:=ROW()-11" office:value-type="float" office:value="120" calcext:value-type="float">
            <text:p>120</text:p>
          </table:table-cell>
          <table:table-cell/>
          <table:table-cell table:style-name="ce29" office:value-type="string" calcext:value-type="string">
            <text:p><text:span text:style-name="T40">switchport access vlan </text:span><text:span text:style-name="T41"> &lt;admin specified id&gt;</text:span></text:p>
          </table:table-cell>
          <table:table-cell office:value-type="string" calcext:value-type="string">
            <text:p>MORE OCCURENCE ON SHUTDOWN INTERFACE </text:p>
          </table:table-cell>
          <table:table-cell office:value-type="string" calcext:value-type="string">
            <text:p>^.*(?:(?&lt;!no ))switchport access vlan (\d+| name (.*))$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reba pri spusteni definovat cislo management vlan</text:p>
          </table:table-cell>
          <table:table-cell table:formula="of:=ROW()-11" office:value-type="float" office:value="121" calcext:value-type="float">
            <text:p>121</text:p>
          </table:table-cell>
          <table:table-cell/>
          <table:table-cell table:style-name="ce28" office:value-type="string" calcext:value-type="string">
            <text:p><text:span text:style-name="T6">vlan &lt;admin specified id&gt;</text:span></text:p>
            <text:p><text:span text:style-name="T6">  name &lt;management&gt;</text:span></text:p>
          </table:table-cell>
          <table:table-cell office:value-type="string" calcext:value-type="string">
            <text:p>ONCE OCCURENCE</text:p>
          </table:table-cell>
          <table:table-cell office:value-type="string" calcext:value-type="string">
            <text:p>^.*vlan (\d+).*$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treba pri spusteni definovat cislo management vlan, da sa teoreticky aj bez znalosti mngmt vlan, ale moze to byt false negative, mozno typ dat na on interface</text:p>
          </table:table-cell>
          <table:table-cell table:formula="of:=ROW()-11" office:value-type="float" office:value="122" calcext:value-type="float">
            <text:p>122</text:p>
          </table:table-cell>
          <table:table-cell/>
          <table:table-cell table:style-name="ce29" office:value-type="string" calcext:value-type="string">
            <text:p>interface Vlan&lt;interface id&gt;</text:p>
            <text:p> ip address</text:p>
          </table:table-cell>
          <table:table-cell office:value-type="string" calcext:value-type="string">
            <text:p>ONCE OCCURENCE</text:p>
          </table:table-cell>
          <table:table-cell office:value-type="string" calcext:value-type="string">
            <text:p>^.*interface Vlan(\d+).*$(?:.*\r?\n(?!\!))+?(^ *ip address (.*)$)(?:.*\r?\n)*?(?=\!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reba pri spusteni definovat cislo native vlan</text:p>
          </table:table-cell>
          <table:table-cell table:formula="of:=ROW()-11" office:value-type="float" office:value="123" calcext:value-type="float">
            <text:p>123</text:p>
          </table:table-cell>
          <table:table-cell/>
          <table:table-cell table:style-name="ce28" office:value-type="string" calcext:value-type="string">
            <text:p><text:span text:style-name="T6">vlan &lt;admin specified id&gt;</text:span></text:p>
            <text:p><text:span text:style-name="T6">  name &lt;NATIVE&gt;</text:span></text:p>
          </table:table-cell>
          <table:table-cell office:value-type="string" calcext:value-type="string">
            <text:p>ONCE OCCURENCE</text:p>
          </table:table-cell>
          <table:table-cell office:value-type="string" calcext:value-type="string">
            <text:p>^.*vlan (\d+).*$</text:p>
          </table:table-cell>
          <table:table-cell table:number-columns-repeated="1018"/>
        </table:table-row>
        <table:table-row table:style-name="ro7">
          <table:table-cell/>
          <table:table-cell table:formula="of:=ROW()-11" office:value-type="float" office:value="124" calcext:value-type="float">
            <text:p>124</text:p>
          </table:table-cell>
          <table:table-cell/>
          <table:table-cell office:value-type="string" calcext:value-type="string">
            <text:p><text:span text:style-name="T6">interface &lt;interface name&gt; &lt;interface id&gt;</text:span></text:p>
            <text:p> switchport trunk native vlan  &lt;admin specified id&gt;</text:p>
          </table:table-cell>
          <table:table-cell office:value-type="string" calcext:value-type="string">
            <text:p>MORE OCCURENCE ON TRUNK INTERFACE </text:p>
          </table:table-cell>
          <table:table-cell office:value-type="string" calcext:value-type="string">
            <text:p>^.*switchport trunk native vlan (\d+| name (.*))$</text:p>
          </table:table-cell>
          <table:table-cell table:number-columns-repeated="1018"/>
        </table:table-row>
        <table:table-row table:style-name="ro7">
          <table:table-cell/>
          <table:table-cell table:formula="of:=ROW()-11" office:value-type="float" office:value="125" calcext:value-type="float">
            <text:p>125</text:p>
          </table:table-cell>
          <table:table-cell/>
          <table:table-cell office:value-type="string" calcext:value-type="string">
            <text:p><text:span text:style-name="T6">interface &lt;interface name&gt; &lt;interface id&gt;</text:span></text:p>
            <text:p> switchport trunk allowed vlan &lt;vlan id&gt;</text:p>
          </table:table-cell>
          <table:table-cell office:value-type="string" calcext:value-type="string">
            <text:p>MORE OCCURENCE ON TRUNK INTERFACE </text:p>
          </table:table-cell>
          <table:table-cell office:value-type="string" calcext:value-type="string">
            <text:p>^.*switchport trunk allowed vlan (.*)$</text:p>
          </table:table-cell>
          <table:table-cell table:number-columns-repeated="1018"/>
        </table:table-row>
        <table:table-row table:style-name="ro7">
          <table:table-cell/>
          <table:table-cell table:formula="of:=ROW()-11" office:value-type="float" office:value="126" calcext:value-type="float">
            <text:p>126</text:p>
          </table:table-cell>
          <table:table-cell/>
          <table:table-cell table:style-name="Default" office:value-type="string" calcext:value-type="string">
            <text:p><text:span text:style-name="T6">interface &lt;interface name&gt; &lt;interface id&gt;</text:span></text:p>
            <text:p><text:span text:style-name="T1"> switchport mode dynamic &lt;desirable/auto&gt;</text:span></text:p>
          </table:table-cell>
          <table:table-cell office:value-type="string" calcext:value-type="string">
            <text:p>MORE OCCURENCE ON TRUNK INTERFACE </text:p>
          </table:table-cell>
          <table:table-cell office:value-type="string" calcext:value-type="string">
            <text:p>^.*(?:(?&lt;!no ))switchport mode dynamic (.*)$</text:p>
          </table:table-cell>
          <table:table-cell table:number-columns-repeated="1018"/>
        </table:table-row>
        <table:table-row table:style-name="ro7">
          <table:table-cell/>
          <table:table-cell table:formula="of:=ROW()-11" office:value-type="float" office:value="127" calcext:value-type="float">
            <text:p>127</text:p>
          </table:table-cell>
          <table:table-cell/>
          <table:table-cell office:value-type="string" calcext:value-type="string">
            <text:p><text:span text:style-name="T6">interface &lt;interface name&gt; &lt;interface id&gt;</text:span></text:p>
            <text:p> switchport nonegotiate</text:p>
          </table:table-cell>
          <table:table-cell office:value-type="string" calcext:value-type="string">
            <text:p>MORE OCCURENCE ON TRUNK INTERFACE </text:p>
          </table:table-cell>
          <table:table-cell office:value-type="string" calcext:value-type="string">
            <text:p>^.*(?:(?&lt;!no ))switchport nonegotiate(.*)$</text:p>
          </table:table-cell>
          <table:table-cell table:number-columns-repeated="1018"/>
        </table:table-row>
        <table:table-row table:style-name="ro3">
          <table:table-cell/>
          <table:table-cell table:formula="of:=ROW()-11" office:value-type="float" office:value="128" calcext:value-type="float">
            <text:p>128</text:p>
          </table:table-cell>
          <table:table-cell/>
          <table:table-cell office:value-type="string" calcext:value-type="string">
            <text:p>vtp mode transparent</text:p>
            <text:p><text:span text:style-name="T1">vtp off</text:span></text:p>
          </table:table-cell>
          <table:table-cell office:value-type="string" calcext:value-type="string">
            <text:p>ONCE OCCURENCE</text:p>
          </table:table-cell>
          <table:table-cell office:value-type="string" calcext:value-type="string">
            <text:p><text:span text:style-name="T1">^.*(?:(?&lt;!no ))</text:span>vtp (off|mode transparent).*$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how vtp stat</text:p>
          </table:table-cell>
          <table:table-cell table:formula="of:=ROW()-11" office:value-type="float" office:value="129" calcext:value-type="float">
            <text:p>129</text:p>
          </table:table-cell>
          <table:table-cell/>
          <table:table-cell office:value-type="string" calcext:value-type="string">
            <text:p>VTP version running</text:p>
          </table:table-cell>
          <table:table-cell office:value-type="string" calcext:value-type="string">
            <text:p>ONCE OCCURENCE</text:p>
          </table:table-cell>
          <table:table-cell office:value-type="string" calcext:value-type="string">
            <text:p>^.*VTP version running.*\:.*3$</text:p>
          </table:table-cell>
          <table:table-cell/>
          <table:table-cell table:formula="of:=[.$B$139]" office:value-type="float" office:value="128" calcext:value-type="float">
            <text:p>12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how vtp password</text:p>
          </table:table-cell>
          <table:table-cell table:formula="of:=ROW()-11" office:value-type="float" office:value="130" calcext:value-type="float">
            <text:p>130</text:p>
          </table:table-cell>
          <table:table-cell/>
          <table:table-cell office:value-type="string" calcext:value-type="string">
            <text:p>VTP Password:</text:p>
          </table:table-cell>
          <table:table-cell office:value-type="string" calcext:value-type="string">
            <text:p>ONCE OCCURENCE</text:p>
          </table:table-cell>
          <table:table-cell office:value-type="string" calcext:value-type="string">
            <text:p>^.*VTP Password: (.*?)$</text:p>
          </table:table-cell>
          <table:table-cell/>
          <table:table-cell table:formula="of:=[.$B$139]" office:value-type="float" office:value="128" calcext:value-type="float">
            <text:p>12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how vtp stat</text:p>
          </table:table-cell>
          <table:table-cell table:formula="of:=ROW()-11" office:value-type="float" office:value="131" calcext:value-type="float">
            <text:p>131</text:p>
          </table:table-cell>
          <table:table-cell/>
          <table:table-cell office:value-type="string" calcext:value-type="string">
            <text:p>VTP Pruning Mode: Enabled</text:p>
          </table:table-cell>
          <table:table-cell office:value-type="string" calcext:value-type="string">
            <text:p>ONCE OCCURENCE</text:p>
          </table:table-cell>
          <table:table-cell office:value-type="string" calcext:value-type="string">
            <text:p>^.*VTP Pruning Mode.*\:.*Enabled$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NETWORK MAP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alternativelly cdp run pri sh run all</text:p>
          </table:table-cell>
          <table:table-cell table:formula="of:=ROW()-12" office:value-type="float" office:value="132" calcext:value-type="float">
            <text:p>132</text:p>
          </table:table-cell>
          <table:table-cell/>
          <table:table-cell office:value-type="string" calcext:value-type="string">
            <text:p>no cdp run</text:p>
          </table:table-cell>
          <table:table-cell office:value-type="string" calcext:value-type="string">
            <text:p>GENERAL AND MORE OCCURENCE ON INTERFACE</text:p>
          </table:table-cell>
          <table:table-cell office:value-type="string" calcext:value-type="string">
            <text:p>^.*no cdp run.*$</text:p>
          </table:table-cell>
          <table:table-cell table:number-columns-repeated="1018"/>
        </table:table-row>
        <table:table-row table:style-name="ro7">
          <table:table-cell/>
          <table:table-cell table:formula="of:=ROW()-12" office:value-type="float" office:value="133" calcext:value-type="float">
            <text:p>133</text:p>
          </table:table-cell>
          <table:table-cell/>
          <table:table-cell office:value-type="string" calcext:value-type="string">
            <text:p>no cdp enable</text:p>
          </table:table-cell>
          <table:table-cell office:value-type="string" calcext:value-type="string">
            <text:p>GENERAL AND MORE OCCURENCE ON INTERFACE</text:p>
          </table:table-cell>
          <table:table-cell office:value-type="string" calcext:value-type="string">
            <text:p>^.*no cdp enable.*$</text:p>
          </table:table-cell>
          <table:table-cell/>
          <table:table-cell table:formula="of:=[.$B$145]" office:value-type="float" office:value="133" calcext:value-type="float">
            <text:p>133</text:p>
          </table:table-cell>
          <table:table-cell table:number-columns-repeated="1016"/>
        </table:table-row>
        <table:table-row table:style-name="ro7">
          <table:table-cell/>
          <table:table-cell table:formula="of:=ROW()-12" office:value-type="float" office:value="134" calcext:value-type="float">
            <text:p>134</text:p>
          </table:table-cell>
          <table:table-cell/>
          <table:table-cell office:value-type="string" calcext:value-type="string">
            <text:p>no lldp run</text:p>
          </table:table-cell>
          <table:table-cell office:value-type="string" calcext:value-type="string">
            <text:p>GENERAL AND MORE OCCURENCE ON INTERFACE</text:p>
          </table:table-cell>
          <table:table-cell table:number-columns-repeated="1019"/>
        </table:table-row>
        <table:table-row table:style-name="ro7">
          <table:table-cell/>
          <table:table-cell table:formula="of:=ROW()-12" office:value-type="float" office:value="135" calcext:value-type="float">
            <text:p>135</text:p>
          </table:table-cell>
          <table:table-cell/>
          <table:table-cell office:value-type="string" calcext:value-type="string">
            <text:p>no lldp receive</text:p>
          </table:table-cell>
          <table:table-cell office:value-type="string" calcext:value-type="string">
            <text:p>GENERAL AND MORE OCCURENCE ON INTERFACE</text:p>
          </table:table-cell>
          <table:table-cell table:number-columns-repeated="2"/>
          <table:table-cell table:formula="of:=[.$B$146]" office:value-type="float" office:value="134" calcext:value-type="float">
            <text:p>134</text:p>
          </table:table-cell>
          <table:table-cell table:number-columns-repeated="1016"/>
        </table:table-row>
        <table:table-row table:style-name="ro7">
          <table:table-cell/>
          <table:table-cell table:formula="of:=ROW()-12" office:value-type="float" office:value="136" calcext:value-type="float">
            <text:p>136</text:p>
          </table:table-cell>
          <table:table-cell/>
          <table:table-cell office:value-type="string" calcext:value-type="string">
            <text:p>no lldp transmit</text:p>
          </table:table-cell>
          <table:table-cell office:value-type="string" calcext:value-type="string">
            <text:p>GENERAL AND MORE OCCURENCE ON INTERFACE</text:p>
          </table:table-cell>
          <table:table-cell/>
          <table:table-cell table:formula="of:=[.$B$146]" office:value-type="float" office:value="134" calcext:value-type="float">
            <text:p>134</text:p>
          </table:table-cell>
          <table:table-cell table:formula="of:=[.$B$146]" office:value-type="float" office:value="134" calcext:value-type="float">
            <text:p>134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run all treba iba pre default stav ip proxy-arp</text:p>
          </table:table-cell>
          <table:table-cell table:formula="of:=ROW()-12" office:value-type="float" office:value="137" calcext:value-type="float">
            <text:p>137</text:p>
          </table:table-cell>
          <table:table-cell/>
          <table:table-cell table:style-name="ce9" office:value-type="string" calcext:value-type="string">
            <text:p><text:span text:style-name="T6">interface &lt;interface name&gt; &lt;interface id&gt;</text:span></text:p>
            <text:p> no ip proxy-arp</text:p>
          </table:table-cell>
          <table:table-cell office:value-type="string" calcext:value-type="string">
            <text:p>MORE OCCURENCE ON INTERFACE</text:p>
          </table:table-cell>
          <table:table-cell office:value-type="string" calcext:value-type="string">
            <text:p><text:span text:style-name="T32">^.*</text:span><text:span text:style-name="T64">no ip proxy-arp.*$</text:span></text:p>
          </table:table-cell>
          <table:table-cell table:number-columns-repeated="1018"/>
        </table:table-row>
        <table:table-row table:style-name="ro3">
          <table:table-cell/>
          <table:table-cell table:formula="of:=ROW()-12" office:value-type="float" office:value="138" calcext:value-type="float">
            <text:p>138</text:p>
          </table:table-cell>
          <table:table-cell/>
          <table:table-cell office:value-type="string" calcext:value-type="string">
            <text:p><text:span text:style-name="T6">interface &lt;interface name&gt; &lt;interface id&gt;</text:span></text:p>
            <text:p> ip unreachables</text:p>
          </table:table-cell>
          <table:table-cell office:value-type="string" calcext:value-type="string">
            <text:p>MORE OCCURENCE ON INTERFACE</text:p>
          </table:table-cell>
          <table:table-cell office:value-type="string" calcext:value-type="string">
            <text:p>^.*no ip unreachables.*$</text:p>
          </table:table-cell>
          <table:table-cell table:number-columns-repeated="1018"/>
        </table:table-row>
        <table:table-row table:style-name="ro3">
          <table:table-cell/>
          <table:table-cell table:formula="of:=ROW()-12" office:value-type="float" office:value="139" calcext:value-type="float">
            <text:p>139</text:p>
          </table:table-cell>
          <table:table-cell/>
          <table:table-cell office:value-type="string" calcext:value-type="string">
            <text:p><text:span text:style-name="T6">interface &lt;interface name&gt; &lt;interface id&gt;</text:span></text:p>
            <text:p> ipv6 unreachables</text:p>
          </table:table-cell>
          <table:table-cell office:value-type="string" calcext:value-type="string">
            <text:p>MORE OCCURENCE ON INTERFACE</text:p>
          </table:table-cell>
          <table:table-cell office:value-type="string" calcext:value-type="string">
            <text:p>^.*no ipv6 unreachables.*$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mozno run all a potom hladat opak, lebo niektore IOS to maju defaultne vypnute, teda vtedy netreba run all</text:p>
          </table:table-cell>
          <table:table-cell table:formula="of:=ROW()-12" office:value-type="float" office:value="140" calcext:value-type="float">
            <text:p>140</text:p>
          </table:table-cell>
          <table:table-cell/>
          <table:table-cell table:style-name="ce28" office:value-type="string" calcext:value-type="string">
            <text:p><text:span text:style-name="T6">interface &lt;interface name&gt; &lt;interface id&gt;</text:span></text:p>
            <text:p><text:span text:style-name="T42"> ip mask-reply</text:span></text:p>
          </table:table-cell>
          <table:table-cell office:value-type="string" calcext:value-type="string">
            <text:p>MORE OCCURENCE ON INTERFACE</text:p>
          </table:table-cell>
          <table:table-cell office:value-type="string" calcext:value-type="string">
            <text:p>^.*(?:(?&lt;!no ))ip mask-reply.*$</text:p>
          </table:table-cell>
          <table:table-cell table:number-columns-repeated="2"/>
          <table:table-cell office:value-type="string" calcext:value-type="string">
            <text:p>T</text:p>
          </table:table-cell>
          <table:table-cell table:number-columns-repeated="1015"/>
        </table:table-row>
        <table:table-row table:style-name="ro7">
          <table:table-cell office:value-type="string" calcext:value-type="string">
            <text:p>mozno run all a potom hladat opak, lebo niektore IOS to maju defaultne vypnute, teda vtedy netreba run all</text:p>
          </table:table-cell>
          <table:table-cell table:formula="of:=ROW()-12" office:value-type="float" office:value="141" calcext:value-type="float">
            <text:p>141</text:p>
          </table:table-cell>
          <table:table-cell/>
          <table:table-cell office:value-type="string" calcext:value-type="string">
            <text:p><text:span text:style-name="T6">interface &lt;interface name&gt; &lt;interface id&gt;</text:span></text:p>
            <text:p><text:span text:style-name="T1"> ip directed-broadcast</text:span></text:p>
          </table:table-cell>
          <table:table-cell office:value-type="string" calcext:value-type="string">
            <text:p>MORE OCCURENCE ON INTERFACE</text:p>
          </table:table-cell>
          <table:table-cell office:value-type="string" calcext:value-type="string">
            <text:p><text:span text:style-name="T1">^.*(?:(?&lt;!no ))ip directed-broadcast</text:span>.*$</text:p>
          </table:table-cell>
          <table:table-cell table:number-columns-repeated="2"/>
          <table:table-cell office:value-type="string" calcext:value-type="string">
            <text:p>T</text:p>
          </table:table-cell>
          <table:table-cell table:number-columns-repeated="1015"/>
        </table:table-row>
        <table:table-row table:style-name="ro3">
          <table:table-cell/>
          <table:table-cell table:formula="of:=ROW()-12" office:value-type="float" office:value="142" calcext:value-type="float">
            <text:p>142</text:p>
          </table:table-cell>
          <table:table-cell/>
          <table:table-cell office:value-type="string" calcext:value-type="string">
            <text:p><text:span text:style-name="T6">interface &lt;interface name&gt; &lt;interface id&gt;</text:span></text:p>
            <text:p><text:span text:style-name="T1"> ip redirects</text:span></text:p>
          </table:table-cell>
          <table:table-cell office:value-type="string" calcext:value-type="string">
            <text:p>MORE OCCURENCE ON INTERFACE</text:p>
          </table:table-cell>
          <table:table-cell office:value-type="string" calcext:value-type="string">
            <text:p><text:span text:style-name="T1">^.*no ip redirects.*</text:span>$</text:p>
          </table:table-cell>
          <table:table-cell table:number-columns-repeated="1018"/>
        </table:table-row>
        <table:table-row table:style-name="ro7">
          <table:table-cell/>
          <table:table-cell table:formula="of:=ROW()-12" office:value-type="float" office:value="143" calcext:value-type="float">
            <text:p>143</text:p>
          </table:table-cell>
          <table:table-cell/>
          <table:table-cell table:style-name="ce20" office:value-type="string" calcext:value-type="string">
            <text:p><text:span text:style-name="T43">ip access-list extended &lt;acl name&gt;</text:span></text:p>
            <text:p><text:span text:style-name="T43"> deny icmp any host 224.0.0.1 echo log-input</text:span></text:p>
          </table:table-cell>
          <table:table-cell/>
          <table:table-cell office:value-type="string" calcext:value-type="string">
            <text:p>^.*ip access-list .* (.*)$(?:.*\r?\n(?!\!))+?(^ *deny *icmp *any *host *224.0.0.1 * echo *log-input$)(?:.*\r?\n)*?(?=\!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si nie</text:p>
          </table:table-cell>
          <table:table-cell table:formula="of:=ROW()-12" office:value-type="float" office:value="144" calcext:value-type="float">
            <text:p>144</text:p>
          </table:table-cell>
          <table:table-cell table:style-name="Default"/>
          <table:table-cell table:style-name="ce30" office:value-type="string" calcext:value-type="string">
            <text:p><text:span text:style-name="T43">ip access-list extended &lt;acl name&gt;</text:span></text:p>
            <text:p><text:span text:style-name="T43"> deny igmp any any host-query</text:span></text:p>
          </table:table-cell>
          <table:table-cell table:style-name="Default"/>
          <table:table-cell office:value-type="string" calcext:value-type="string">
            <text:p>^.*ip access-list .* (.*)$(?:.*\r?\n(?!\!))+?(^ *deny *igmp *any *any *host-query$)(?:.*\r?\n)*?(?=\!)</text:p>
          </table:table-cell>
          <table:table-cell table:number-columns-repeated="1018"/>
        </table:table-row>
        <table:table-row table:style-name="ro4">
          <table:table-cell/>
          <table:table-cell table:formula="of:=ROW()-12" office:value-type="float" office:value="145" calcext:value-type="float">
            <text:p>145</text:p>
          </table:table-cell>
          <table:table-cell/>
          <table:table-cell table:style-name="ce20" office:value-type="string" calcext:value-type="string">
            <text:p/>
            <text:p><text:span text:style-name="T43">ipv6 access-list &lt;acl name&gt;</text:span></text:p>
            <text:p><text:span text:style-name="T43"> deny icmp any host ff02::1 echo-request log-input</text:span></text:p>
          </table:table-cell>
          <table:table-cell/>
          <table:table-cell office:value-type="string" calcext:value-type="string">
            <text:p>^.*ipv6 access-list .* (.*)$(?:.*\r?\n(?!\!))+?(^ *deny *icmp *any *host *ff02::1 * echo-request *log-input$)(?:.*\r?\n)*?(?=\!)</text:p>
          </table:table-cell>
          <table:table-cell table:number-columns-repeated="1018"/>
        </table:table-row>
        <table:table-row table:style-name="ro12">
          <table:table-cell/>
          <table:table-cell table:formula="of:=ROW()-12" office:value-type="float" office:value="146" calcext:value-type="float">
            <text:p>146</text:p>
          </table:table-cell>
          <table:table-cell/>
          <table:table-cell office:value-type="string" calcext:value-type="string">
            <text:p/>
            <text:p><text:span text:style-name="T43">ipv6 access-list &lt;acl name&gt;</text:span></text:p>
            <text:p><text:span text:style-name="T43"> deny icmp any host ff02::1 echo-request log-input</text:span></text:p>
            <text:p><text:span text:style-name="T44"> deny </text:span><text:span text:style-name="T45">icmp any any mld-query</text:span></text:p>
          </table:table-cell>
          <table:table-cell/>
          <table:table-cell office:value-type="string" calcext:value-type="string">
            <text:p>^.*ipv6 access-list (.*)$(?:.*\r?\n(?!\!))+?(^ *deny *icmp *any *any *mld-query$)(?:.*\r?\n)*?(?=\!)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ROUNTING</text:p>
          </table:table-cell>
          <table:table-cell table:number-columns-repeated="1023"/>
        </table:table-row>
        <table:table-row table:style-name="ro3">
          <table:table-cell/>
          <table:table-cell table:formula="of:=ROW()-13" office:value-type="float" office:value="147" calcext:value-type="float">
            <text:p>147</text:p>
          </table:table-cell>
          <table:table-cell/>
          <table:table-cell office:value-type="string" calcext:value-type="string">
            <text:p><text:span text:style-name="T1">&lt;ipv6&gt; router ospf &lt;id&gt;</text:span></text:p>
            <text:p><text:span text:style-name="T12">  router-id &lt;ip-address&gt; </text:span></text:p>
          </table:table-cell>
          <table:table-cell office:value-type="string" calcext:value-type="string">
            <text:p>MORE OCCURENCE INDEPENDENT</text:p>
          </table:table-cell>
          <table:table-cell office:value-type="string" calcext:value-type="string">
            <text:p>^(ipv6 )?router ospf (.*)\b.*(?:\r?\n(?!\!|.*\brouter-id\b).*)*\r?\n(?:\!)$</text:p>
          </table:table-cell>
          <table:table-cell table:number-columns-repeated="2"/>
          <table:table-cell office:value-type="string" calcext:value-type="string">
            <text:p>T</text:p>
          </table:table-cell>
          <table:table-cell table:number-columns-repeated="1015"/>
        </table:table-row>
        <table:table-row table:style-name="ro3">
          <table:table-cell/>
          <table:table-cell table:formula="of:=ROW()-13" office:value-type="float" office:value="148" calcext:value-type="float">
            <text:p>148</text:p>
          </table:table-cell>
          <table:table-cell/>
          <table:table-cell office:value-type="string" calcext:value-type="string">
            <text:p><text:span text:style-name="T1">&lt;ipv6&gt; router eigrp &lt;id&gt;</text:span></text:p>
            <text:p><text:span text:style-name="T12">  router-id &lt;ip-address&gt; </text:span></text:p>
          </table:table-cell>
          <table:table-cell office:value-type="string" calcext:value-type="string">
            <text:p>MORE OCCURENCE INDEPENDENT</text:p>
          </table:table-cell>
          <table:table-cell office:value-type="string" calcext:value-type="string">
            <text:p>^(ipv6 )?router eigrp (.*)\b.*(?:\r?\n(?!\!|.*\brouter-id\b).*)*\r?\n(?:\!)$</text:p>
          </table:table-cell>
          <table:table-cell table:number-columns-repeated="2"/>
          <table:table-cell office:value-type="string" calcext:value-type="string">
            <text:p>T</text:p>
          </table:table-cell>
          <table:table-cell table:number-columns-repeated="1015"/>
        </table:table-row>
        <table:table-row table:style-name="ro3">
          <table:table-cell/>
          <table:table-cell table:formula="of:=ROW()-13" office:value-type="float" office:value="149" calcext:value-type="float">
            <text:p>149</text:p>
          </table:table-cell>
          <table:table-cell/>
          <table:table-cell office:value-type="string" calcext:value-type="string">
            <text:p><text:span text:style-name="T1">router bgp &lt;as&gt;</text:span></text:p>
            <text:p><text:span text:style-name="T12">  bgp router-id &lt;ip-address&gt; </text:span></text:p>
          </table:table-cell>
          <table:table-cell office:value-type="string" calcext:value-type="string">
            <text:p>ONCE OCCURENCE</text:p>
          </table:table-cell>
          <table:table-cell office:value-type="string" calcext:value-type="string">
            <text:p>^router bgp (.*)\b.*(?:\r?\n(?!\!|.*\bbgp router-id\b).*)*\r?\n(?:\!)$</text:p>
          </table:table-cell>
          <table:table-cell table:number-columns-repeated="2"/>
          <table:table-cell office:value-type="string" calcext:value-type="string">
            <text:p>T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pri run all sa aj bez prefixu no nachadza v cfg. defaultne je to asi zapnute</text:p>
          </table:table-cell>
          <table:table-cell table:formula="of:=ROW()-13" office:value-type="float" office:value="150" calcext:value-type="float">
            <text:p>150</text:p>
          </table:table-cell>
          <table:table-cell/>
          <table:table-cell table:style-name="ce31" office:value-type="string" calcext:value-type="string">
            <text:p><text:span text:style-name="T1">&lt;ipv6&gt; router ospf &lt;id&gt;</text:span></text:p>
            <text:p> no log-neighbor-changes</text:p>
          </table:table-cell>
          <table:table-cell office:value-type="string" calcext:value-type="string">
            <text:p>MORE OCCURENCE INDEPENDENT</text:p>
          </table:table-cell>
          <table:table-cell office:value-type="string" calcext:value-type="string">
            <text:p>^.*(ipv6 )?router ospf(.*).*$(?:.*\r?\n(?!\!))+?(^ *(no log-adjacency-changes)(.*)$)(?:.*\r?\n)*?(?=\!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i run all sa aj bez prefixu no nachadza v cfg. defaultne je to asi zapnute</text:p>
          </table:table-cell>
          <table:table-cell table:formula="of:=ROW()-13" office:value-type="float" office:value="151" calcext:value-type="float">
            <text:p>151</text:p>
          </table:table-cell>
          <table:table-cell/>
          <table:table-cell table:style-name="ce31" office:value-type="string" calcext:value-type="string">
            <text:p><text:span text:style-name="T1">&lt;ipv6&gt; router eigrp &lt;as&gt;</text:span></text:p>
            <text:p> no (eigrp) log-neighbor-changes</text:p>
          </table:table-cell>
          <table:table-cell office:value-type="string" calcext:value-type="string">
            <text:p>MORE OCCURENCE INDEPENDENT</text:p>
          </table:table-cell>
          <table:table-cell office:value-type="string" calcext:value-type="string">
            <text:p>^.*(ipv6 )?router eigrp (.*).*$(?:.*\r?\n(?!\!))+?(^ *(no (?:eigrp )?log-neighbor-changes)(.*)$)(?:.*\r?\n)*?(?=\!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i run all sa aj bez prefixu no nachadza v cfg. defaultne je to asi zapnute</text:p>
          </table:table-cell>
          <table:table-cell table:formula="of:=ROW()-13" office:value-type="float" office:value="152" calcext:value-type="float">
            <text:p>152</text:p>
          </table:table-cell>
          <table:table-cell/>
          <table:table-cell table:style-name="ce31" office:value-type="string" calcext:value-type="string">
            <text:p>router bgp &lt;as&gt;</text:p>
            <text:p> no (bgp )log-neighbor-changes</text:p>
          </table:table-cell>
          <table:table-cell office:value-type="string" calcext:value-type="string">
            <text:p>ONCE OCCURENCE</text:p>
          </table:table-cell>
          <table:table-cell office:value-type="string" calcext:value-type="string">
            <text:p>^.*router bgp (.*).*$(?:.*\r?\n(?!\!))+?(^ *(no (?:bgp )?log-neighbor-changes)(.*)$)(?:.*\r?\n)*?(?=\!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un all treba</text:p>
          </table:table-cell>
          <table:table-cell table:formula="of:=ROW()-13" office:value-type="float" office:value="153" calcext:value-type="float">
            <text:p>153</text:p>
          </table:table-cell>
          <table:table-cell/>
          <table:table-cell table:style-name="Default" office:value-type="string" calcext:value-type="string">
            <text:p>router rip</text:p>
            <text:p><text:span text:style-name="T1">  no auto-summary</text:span></text:p>
          </table:table-cell>
          <table:table-cell office:value-type="string" calcext:value-type="string">
            <text:p>ONCE OCCURENCE</text:p>
          </table:table-cell>
          <table:table-cell office:value-type="string" calcext:value-type="string">
            <text:p>^.*router rip (.*).*$(?:.*\r?\n(?!\!))+?(^ *(?:(?&lt;!no ))(auto-summary)(.*)$)(?:.*\r?\n)*?(?=\!)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run all treba</text:p>
          </table:table-cell>
          <table:table-cell table:formula="of:=ROW()-13" office:value-type="float" office:value="154" calcext:value-type="float">
            <text:p>154</text:p>
          </table:table-cell>
          <table:table-cell/>
          <table:table-cell office:value-type="string" calcext:value-type="string">
            <text:p>router eigrp &lt;as&gt;</text:p>
            <text:p><text:span text:style-name="T1"> no auto-summary</text:span></text:p>
          </table:table-cell>
          <table:table-cell office:value-type="string" calcext:value-type="string">
            <text:p>MORE OCCURENCE ON ROUTING PROCESS</text:p>
          </table:table-cell>
          <table:table-cell office:value-type="string" calcext:value-type="string">
            <text:p>^.*router eigrp (.*).*$(?:.*\r?\n(?!\!))+?(^ *(?:(?&lt;!no ))(auto-summary)(.*)$)(?:.*\r?\n)*?(?=\!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un all treba</text:p>
          </table:table-cell>
          <table:table-cell table:formula="of:=ROW()-13" office:value-type="float" office:value="155" calcext:value-type="float">
            <text:p>155</text:p>
          </table:table-cell>
          <table:table-cell/>
          <table:table-cell table:style-name="Default" office:value-type="string" calcext:value-type="string">
            <text:p>router bgp &lt;as&gt;</text:p>
            <text:p><text:span text:style-name="T1"> no auto-summary</text:span></text:p>
          </table:table-cell>
          <table:table-cell office:value-type="string" calcext:value-type="string">
            <text:p>ONCE OCCURENCE</text:p>
          </table:table-cell>
          <table:table-cell office:value-type="string" calcext:value-type="string">
            <text:p>^.*router bgp (.*).*$(?:.*\r?\n(?!\!))+?(^ *(?:(?&lt;!no ))(auto-summary)(.*)$)(?:.*\r?\n)*?(?=\!)</text:p>
          </table:table-cell>
          <table:table-cell table:number-columns-repeated="1018"/>
        </table:table-row>
        <table:table-row table:style-name="ro3">
          <table:table-cell/>
          <table:table-cell table:formula="of:=ROW()-13" office:value-type="float" office:value="156" calcext:value-type="float">
            <text:p>156</text:p>
          </table:table-cell>
          <table:table-cell/>
          <table:table-cell table:style-name="Default" office:value-type="string" calcext:value-type="string">
            <text:p>router bgp &lt;as&gt;</text:p>
            <text:p> neighbor &lt;ip address&gt; ebgp-multihop &lt;num&gt;</text:p>
          </table:table-cell>
          <table:table-cell office:value-type="string" calcext:value-type="string">
            <text:p>MORE OCCURENCE INDEPENDENT</text:p>
          </table:table-cell>
          <table:table-cell office:value-type="string" calcext:value-type="string">
            <text:p>^.*router bgp (.*).*$(?:.*\r?\n(?!\!))+?(^ *neighbor (.*) ?(.* )*?(ebgp-multihop) (\d+)$)(?:.*\r?\n)*?(?=\!)</text:p>
          </table:table-cell>
          <table:table-cell table:number-columns-repeated="2"/>
          <table:table-cell office:value-type="string" calcext:value-type="string">
            <text:p>T</text:p>
          </table:table-cell>
          <table:table-cell table:number-columns-repeated="1015"/>
        </table:table-row>
        <table:table-row table:style-name="ro7">
          <table:table-cell/>
          <table:table-cell table:formula="of:=ROW()-13" office:value-type="float" office:value="157" calcext:value-type="float">
            <text:p>157</text:p>
          </table:table-cell>
          <table:table-cell/>
          <table:table-cell office:value-type="string" calcext:value-type="string">
            <text:p><text:span text:style-name="T1">router bgp &lt;as&gt;</text:span></text:p>
            <text:p><text:span text:style-name="T1"> neighbor &lt;ip address&gt; ttl-security hops &lt;num&gt;</text:span></text:p>
          </table:table-cell>
          <table:table-cell office:value-type="string" calcext:value-type="string">
            <text:p>MORE OCCURENCE INDEPENDENT</text:p>
          </table:table-cell>
          <table:table-cell office:value-type="string" calcext:value-type="string">
            <text:p>^.*router bgp (.*).*$(?:.*\r?\n(?!\!))+?(^ *neighbor (.*) ?(.* )*?(ttl-security) hops (\d+)$)(?:.*\r?\n)*?(?=\!)</text:p>
          </table:table-cell>
          <table:table-cell table:number-columns-repeated="1018"/>
        </table:table-row>
        <table:table-row table:style-name="ro1">
          <table:table-cell/>
          <table:table-cell table:formula="of:=ROW()-13" office:value-type="float" office:value="158" calcext:value-type="float">
            <text:p>158</text:p>
          </table:table-cell>
          <table:table-cell/>
          <table:table-cell table:style-name="ce3" office:value-type="string" calcext:value-type="string">
            <text:p>ip source-route</text:p>
          </table:table-cell>
          <table:table-cell office:value-type="string" calcext:value-type="string">
            <text:p>ONCE OCCURENCE</text:p>
          </table:table-cell>
          <table:table-cell table:style-name="ce3" office:value-type="string" calcext:value-type="string">
            <text:p>^.*no ip source-route.*$</text:p>
          </table:table-cell>
          <table:table-cell table:number-columns-repeated="1018"/>
        </table:table-row>
        <table:table-row table:style-name="ro3">
          <table:table-cell/>
          <table:table-cell table:formula="of:=ROW()-13" office:value-type="float" office:value="159" calcext:value-type="float">
            <text:p>159</text:p>
          </table:table-cell>
          <table:table-cell/>
          <table:table-cell table:style-name="Default" office:value-type="string" calcext:value-type="string">
            <text:p>interface &lt;interface name&gt; &lt;interface id&gt;</text:p>
            <text:p> ip verify unicast source reachable-via &lt;any/rx&gt;</text:p>
          </table:table-cell>
          <table:table-cell office:value-type="string" calcext:value-type="string">
            <text:p>MORE OCCURENCE ON INTERFACE</text:p>
          </table:table-cell>
          <table:table-cell office:value-type="string" calcext:value-type="string">
            <text:p>^.*ip verify unicast source reachable-via (any|rx).*$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OTHER</text:p>
          </table:table-cell>
          <table:table-cell table:number-columns-repeated="2"/>
          <table:table-cell table:style-name="Default"/>
          <table:table-cell table:number-columns-repeated="1020"/>
        </table:table-row>
        <table:table-row table:style-name="ro1">
          <table:table-cell/>
          <table:table-cell table:formula="of:=ROW()-14" office:value-type="float" office:value="160" calcext:value-type="float">
            <text:p>160</text:p>
          </table:table-cell>
          <table:table-cell/>
          <table:table-cell table:style-name="Default" office:value-type="string" calcext:value-type="string">
            <text:p>no service pad</text:p>
          </table:table-cell>
          <table:table-cell office:value-type="string" calcext:value-type="string">
            <text:p>ONCE OCCURENCE</text:p>
          </table:table-cell>
          <table:table-cell office:value-type="string" calcext:value-type="string">
            <text:p>^.*no service pad.*$</text:p>
          </table:table-cell>
          <table:table-cell table:number-columns-repeated="1018"/>
        </table:table-row>
        <table:table-row table:style-name="ro1">
          <table:table-cell/>
          <table:table-cell table:formula="of:=ROW()-14" office:value-type="float" office:value="161" calcext:value-type="float">
            <text:p>161</text:p>
          </table:table-cell>
          <table:table-cell/>
          <table:table-cell office:value-type="string" calcext:value-type="string">
            <text:p>no ip bootp server</text:p>
          </table:table-cell>
          <table:table-cell office:value-type="string" calcext:value-type="string">
            <text:p>ONCE OCCURENCE</text:p>
          </table:table-cell>
          <table:table-cell office:value-type="string" calcext:value-type="string">
            <text:p>^.*no ip bootp server.*$</text:p>
          </table:table-cell>
          <table:table-cell table:number-columns-repeated="1018"/>
        </table:table-row>
        <table:table-row table:style-name="ro1">
          <table:table-cell/>
          <table:table-cell table:formula="of:=ROW()-14" office:value-type="float" office:value="162" calcext:value-type="float">
            <text:p>162</text:p>
          </table:table-cell>
          <table:table-cell/>
          <table:table-cell office:value-type="string" calcext:value-type="string">
            <text:p>no ip identd</text:p>
          </table:table-cell>
          <table:table-cell office:value-type="string" calcext:value-type="string">
            <text:p>ONCE OCCURENCE</text:p>
          </table:table-cell>
          <table:table-cell office:value-type="string" calcext:value-type="string">
            <text:p>^.*no ip identd.*$</text:p>
          </table:table-cell>
          <table:table-cell table:number-columns-repeated="1018"/>
        </table:table-row>
        <table:table-row table:style-name="ro1">
          <table:table-cell/>
          <table:table-cell table:formula="of:=ROW()-14" office:value-type="float" office:value="163" calcext:value-type="float">
            <text:p>163</text:p>
          </table:table-cell>
          <table:table-cell/>
          <table:table-cell office:value-type="string" calcext:value-type="string">
            <text:p>no vstack</text:p>
          </table:table-cell>
          <table:table-cell office:value-type="string" calcext:value-type="string">
            <text:p>ONCE OCCURENCE</text:p>
          </table:table-cell>
          <table:table-cell office:value-type="string" calcext:value-type="string">
            <text:p>^.*no vstack.*$</text:p>
          </table:table-cell>
          <table:table-cell table:number-columns-repeated="1018"/>
        </table:table-row>
        <table:table-row table:style-name="ro1">
          <table:table-cell/>
          <table:table-cell table:formula="of:=ROW()-14" office:value-type="float" office:value="164" calcext:value-type="float">
            <text:p>164</text:p>
          </table:table-cell>
          <table:table-cell/>
          <table:table-cell office:value-type="string" calcext:value-type="string">
            <text:p>no ip http server</text:p>
          </table:table-cell>
          <table:table-cell office:value-type="string" calcext:value-type="string">
            <text:p>ONCE OCCURENCE</text:p>
          </table:table-cell>
          <table:table-cell office:value-type="string" calcext:value-type="string">
            <text:p>^.*no ip http server.*$</text:p>
          </table:table-cell>
          <table:table-cell table:number-columns-repeated="1018"/>
        </table:table-row>
        <table:table-row table:style-name="ro1">
          <table:table-cell/>
          <table:table-cell table:formula="of:=ROW()-14" office:value-type="float" office:value="165" calcext:value-type="float">
            <text:p>165</text:p>
          </table:table-cell>
          <table:table-cell/>
          <table:table-cell office:value-type="string" calcext:value-type="string">
            <text:p>no ip http secure server</text:p>
          </table:table-cell>
          <table:table-cell office:value-type="string" calcext:value-type="string">
            <text:p>ONCE OCCURENCE</text:p>
          </table:table-cell>
          <table:table-cell office:value-type="string" calcext:value-type="string">
            <text:p>^.*no ip http secure server.*$</text:p>
          </table:table-cell>
          <table:table-cell table:number-columns-repeated="1018"/>
        </table:table-row>
        <table:table-row table:style-name="ro1">
          <table:table-cell/>
          <table:table-cell table:formula="of:=ROW()-14" office:value-type="float" office:value="166" calcext:value-type="float">
            <text:p>166</text:p>
          </table:table-cell>
          <table:table-cell/>
          <table:table-cell office:value-type="string" calcext:value-type="string">
            <text:p>no service tcp-small-server</text:p>
          </table:table-cell>
          <table:table-cell office:value-type="string" calcext:value-type="string">
            <text:p>ONCE OCCURENCE</text:p>
          </table:table-cell>
          <table:table-cell office:value-type="string" calcext:value-type="string">
            <text:p>^.*no service tcp-small-server.*$</text:p>
          </table:table-cell>
          <table:table-cell table:number-columns-repeated="1018"/>
        </table:table-row>
        <table:table-row table:style-name="ro1">
          <table:table-cell/>
          <table:table-cell table:formula="of:=ROW()-14" office:value-type="float" office:value="167" calcext:value-type="float">
            <text:p>167</text:p>
          </table:table-cell>
          <table:table-cell/>
          <table:table-cell office:value-type="string" calcext:value-type="string">
            <text:p>no service udp-small-server</text:p>
          </table:table-cell>
          <table:table-cell office:value-type="string" calcext:value-type="string">
            <text:p>ONCE OCCURENCE</text:p>
          </table:table-cell>
          <table:table-cell office:value-type="string" calcext:value-type="string">
            <text:p>^.*no service udp-small-server.*$</text:p>
          </table:table-cell>
          <table:table-cell table:number-columns-repeated="1018"/>
        </table:table-row>
        <table:table-row table:style-name="ro1">
          <table:table-cell/>
          <table:table-cell table:formula="of:=ROW()-14" office:value-type="float" office:value="168" calcext:value-type="float">
            <text:p>168</text:p>
          </table:table-cell>
          <table:table-cell/>
          <table:table-cell office:value-type="string" calcext:value-type="string">
            <text:p>no service finger</text:p>
          </table:table-cell>
          <table:table-cell office:value-type="string" calcext:value-type="string">
            <text:p>ONCE OCCURENCE</text:p>
          </table:table-cell>
          <table:table-cell office:value-type="string" calcext:value-type="string">
            <text:p>^.*no service finger.*$</text:p>
          </table:table-cell>
          <table:table-cell table:number-columns-repeated="1018"/>
        </table:table-row>
        <table:table-row table:style-name="ro3">
          <table:table-cell/>
          <table:table-cell table:formula="of:=ROW()-14" office:value-type="float" office:value="169" calcext:value-type="float">
            <text:p>169</text:p>
          </table:table-cell>
          <table:table-cell/>
          <table:table-cell office:value-type="string" calcext:value-type="string">
            <text:p>interface &lt;interface name&gt; &lt;interface id&gt; <text:s text:c="3"/>no mop enabled</text:p>
          </table:table-cell>
          <table:table-cell office:value-type="string" calcext:value-type="string">
            <text:p>MORE OCCURENCE ON INTERFACE</text:p>
          </table:table-cell>
          <table:table-cell office:value-type="string" calcext:value-type="string">
            <text:p>^.*no mop enabled.*$</text:p>
          </table:table-cell>
          <table:table-cell table:number-columns-repeated="1018"/>
        </table:table-row>
        <table:table-row table:style-name="ro1">
          <table:table-cell/>
          <table:table-cell table:formula="of:=ROW()-14" office:value-type="float" office:value="170" calcext:value-type="float">
            <text:p>170</text:p>
          </table:table-cell>
          <table:table-cell/>
          <table:table-cell office:value-type="string" calcext:value-type="string">
            <text:p>no ip domain-lookup</text:p>
          </table:table-cell>
          <table:table-cell office:value-type="string" calcext:value-type="string">
            <text:p>ONCE OCCURENCE</text:p>
          </table:table-cell>
          <table:table-cell office:value-type="string" calcext:value-type="string">
            <text:p>^.*no ip domain-lookup.*$</text:p>
          </table:table-cell>
          <table:table-cell table:number-columns-repeated="1018"/>
        </table:table-row>
        <table:table-row table:style-name="ro1">
          <table:table-cell/>
          <table:table-cell table:formula="of:=ROW()-14" office:value-type="float" office:value="171" calcext:value-type="float">
            <text:p>171</text:p>
          </table:table-cell>
          <table:table-cell/>
          <table:table-cell table:style-name="ce32" office:value-type="string" calcext:value-type="string">
            <text:p><text:span text:style-name="T46">ip flow-export version 9</text:span></text:p>
          </table:table-cell>
          <table:table-cell office:value-type="string" calcext:value-type="string">
            <text:p>ONCE OCCURENCE</text:p>
          </table:table-cell>
          <table:table-cell office:value-type="string" calcext:value-type="string">
            <text:p>^.*(?:(?&lt;!no ))ip flow-export version (?=1|5).*$</text:p>
          </table:table-cell>
          <table:table-cell table:number-columns-repeated="2"/>
          <table:table-cell office:value-type="string" calcext:value-type="string">
            <text:p>T</text:p>
          </table:table-cell>
          <table:table-cell table:number-columns-repeated="1015"/>
        </table:table-row>
        <table:table-row table:style-name="ro3">
          <table:table-cell/>
          <table:table-cell table:formula="of:=ROW()-14" office:value-type="float" office:value="172" calcext:value-type="float">
            <text:p>172</text:p>
          </table:table-cell>
          <table:table-cell/>
          <table:table-cell table:style-name="ce6" office:value-type="string" calcext:value-type="string">
            <text:p><text:span text:style-name="T6">ip flow-export destination &lt;ip address&gt; &lt;port&gt;</text:span></text:p>
          </table:table-cell>
          <table:table-cell office:value-type="string" calcext:value-type="string">
            <text:p>ONCE OCCURENCE</text:p>
          </table:table-cell>
          <table:table-cell office:value-type="string" calcext:value-type="string">
            <text:p>^.*(?:(?&lt;!no ))ip flow-export destination (.*) (.*).*$</text:p>
          </table:table-cell>
          <table:table-cell table:number-columns-repeated="1018"/>
        </table:table-row>
        <table:table-row table:style-name="ro3">
          <table:table-cell/>
          <table:table-cell table:formula="of:=ROW()-14" office:value-type="float" office:value="173" calcext:value-type="float">
            <text:p>173</text:p>
          </table:table-cell>
          <table:table-cell/>
          <table:table-cell table:style-name="ce6" office:value-type="string" calcext:value-type="string">
            <text:p><text:span text:style-name="T6">interface &lt;interface name&gt; &lt;interface id&gt;</text:span></text:p>
            <text:p><text:span text:style-name="T6"> ip flow &lt;ingress|egress&gt;</text:span></text:p>
          </table:table-cell>
          <table:table-cell office:value-type="string" calcext:value-type="string">
            <text:p>MORE OCCURENCE ON INTERFACE</text:p>
          </table:table-cell>
          <table:table-cell office:value-type="string" calcext:value-type="string">
            <text:p>^.*(?:(?&lt;!no ))ip flow (ingress|egress).*$</text:p>
          </table:table-cell>
          <table:table-cell table:number-columns-repeated="1018"/>
        </table:table-row>
        <table:table-row table:style-name="ro7">
          <table:table-cell/>
          <table:table-cell table:formula="of:=ROW()-14" office:value-type="float" office:value="174" calcext:value-type="float">
            <text:p>174</text:p>
          </table:table-cell>
          <table:table-cell/>
          <table:table-cell table:style-name="ce33" office:value-type="string" calcext:value-type="string">
            <text:p><text:span text:style-name="T47">monitor session &lt;session id&gt; &lt;source|destination&gt; </text:span><text:span text:style-name="T48">&lt;interface name&gt; &lt;interface id&gt; </text:span></text:p>
          </table:table-cell>
          <table:table-cell office:value-type="string" calcext:value-type="string">
            <text:p>MORE OCCURENCE INDEPENDENT</text:p>
          </table:table-cell>
          <table:table-cell office:value-type="string" calcext:value-type="string">
            <text:p>^.*(?:(?&lt;!no ))monitor session (\d+) (source|destination) ((interface (.*) (.*))|remote vlan (\d+)).*$</text:p>
          </table:table-cell>
          <table:table-cell table:number-columns-repeated="1018"/>
        </table:table-row>
        <table:table-row table:style-name="ro3">
          <table:table-cell/>
          <table:table-cell table:formula="of:=ROW()-14" office:value-type="float" office:value="175" calcext:value-type="float">
            <text:p>175</text:p>
          </table:table-cell>
          <table:table-cell/>
          <table:table-cell table:style-name="ce9" office:value-type="string" calcext:value-type="string">
            <text:p><text:span text:style-name="T49">interface loopback &lt;id&gt;</text:span></text:p>
            <text:p><text:span text:style-name="T49">ip address &lt;ip paddress&gt;</text:span></text:p>
          </table:table-cell>
          <table:table-cell office:value-type="string" calcext:value-type="string">
            <text:p>MORE OCCURENCE INDEPENDENT</text:p>
          </table:table-cell>
          <table:table-cell office:value-type="string" calcext:value-type="string">
            <text:p>^.*interface Loopback(\d+).*$(?:.*\r?\n(?!\!))+?(^ *ip address (.*)$)(?:.*\r?\n)*?(?=\!)</text:p>
          </table:table-cell>
          <table:table-cell table:number-columns-repeated="1018"/>
        </table:table-row>
        <table:table-row table:style-name="ro1">
          <table:table-cell/>
          <table:table-cell table:formula="of:=ROW()-14" office:value-type="float" office:value="176" calcext:value-type="float">
            <text:p>176</text:p>
          </table:table-cell>
          <table:table-cell/>
          <table:table-cell office:value-type="string" calcext:value-type="string">
            <text:p>exception memory ignore overflow io</text:p>
          </table:table-cell>
          <table:table-cell office:value-type="string" calcext:value-type="string">
            <text:p>ONCE OCCURENCE</text:p>
          </table:table-cell>
          <table:table-cell office:value-type="string" calcext:value-type="string">
            <text:p>^.*exception memory ignore overflow io.*$</text:p>
          </table:table-cell>
          <table:table-cell table:number-columns-repeated="1018"/>
        </table:table-row>
        <table:table-row table:style-name="ro3">
          <table:table-cell/>
          <table:table-cell table:formula="of:=ROW()-14" office:value-type="float" office:value="177" calcext:value-type="float">
            <text:p>177</text:p>
          </table:table-cell>
          <table:table-cell/>
          <table:table-cell table:style-name="ce34" office:value-type="string" calcext:value-type="string">
            <text:p>exception memory ignore overflow processor</text:p>
          </table:table-cell>
          <table:table-cell office:value-type="string" calcext:value-type="string">
            <text:p>ONCE OCCURENCE</text:p>
          </table:table-cell>
          <table:table-cell table:style-name="ce34" office:value-type="string" calcext:value-type="string">
            <text:p><text:span text:style-name="T1">^.*</text:span>exception memory ignore overflow processor.*$</text:p>
          </table:table-cell>
          <table:table-cell table:number-columns-repeated="1018"/>
        </table:table-row>
        <table:table-row table:style-name="ro3">
          <table:table-cell/>
          <table:table-cell table:formula="of:=ROW()-14" office:value-type="float" office:value="178" calcext:value-type="float">
            <text:p>178</text:p>
          </table:table-cell>
          <table:table-cell/>
          <table:table-cell table:style-name="ce9" office:value-type="string" calcext:value-type="string">
            <text:p>copy startup-config scp://&lt;username&gt;@&lt;ip address&gt;/backup</text:p>
          </table:table-cell>
          <table:table-cell office:value-type="string" calcext:value-type="string">
            <text:p>MORE OCCURENCE INDEPENDENT</text:p>
          </table:table-cell>
          <table:table-cell table:style-name="ce9" office:value-type="string" calcext:value-type="string">
            <text:p>^.*copy .* (scp|sftp).*$</text:p>
          </table:table-cell>
          <table:table-cell table:number-columns-repeated="1018"/>
        </table:table-row>
        <table:table-row table:style-name="ro1">
          <table:table-cell/>
          <table:table-cell table:formula="of:=ROW()-14" office:value-type="float" office:value="179" calcext:value-type="float">
            <text:p>179</text:p>
          </table:table-cell>
          <table:table-cell/>
          <table:table-cell table:style-name="ce9" office:value-type="string" calcext:value-type="string">
            <text:p>ip scp server enable</text:p>
          </table:table-cell>
          <table:table-cell office:value-type="string" calcext:value-type="string">
            <text:p>ONCE OCCURENCE</text:p>
          </table:table-cell>
          <table:table-cell table:style-name="ce9" office:value-type="string" calcext:value-type="string">
            <text:p>^.*ip scp server enable.*$</text:p>
          </table:table-cell>
          <table:table-cell table:number-columns-repeated="1018"/>
        </table:table-row>
        <table:table-row table:style-name="ro3">
          <table:table-cell/>
          <table:table-cell table:formula="of:=ROW()-14" office:value-type="float" office:value="180" calcext:value-type="float">
            <text:p>180</text:p>
          </table:table-cell>
          <table:table-cell/>
          <table:table-cell table:style-name="ce9" office:value-type="string" calcext:value-type="string">
            <text:p>copy startup-config tftp://&lt;username&gt;@&lt;ip address&gt;/backup</text:p>
          </table:table-cell>
          <table:table-cell office:value-type="string" calcext:value-type="string">
            <text:p>MORE OCCURENCE INDEPENDENT</text:p>
          </table:table-cell>
          <table:table-cell table:style-name="ce9" office:value-type="string" calcext:value-type="string">
            <text:p>^.*copy .* (tftp).*$</text:p>
          </table:table-cell>
          <table:table-cell table:number-columns-repeated="2"/>
          <table:table-cell office:value-type="string" calcext:value-type="string">
            <text:p>T</text:p>
          </table:table-cell>
          <table:table-cell table:number-columns-repeated="1015"/>
        </table:table-row>
        <table:table-row table:style-name="ro1">
          <table:table-cell/>
          <table:table-cell table:formula="of:=ROW()-14" office:value-type="float" office:value="181" calcext:value-type="float">
            <text:p>181</text:p>
          </table:table-cell>
          <table:table-cell/>
          <table:table-cell office:value-type="string" calcext:value-type="string">
            <text:p>secure boot config</text:p>
          </table:table-cell>
          <table:table-cell office:value-type="string" calcext:value-type="string">
            <text:p>ONCE OCCURENCE</text:p>
          </table:table-cell>
          <table:table-cell office:value-type="string" calcext:value-type="string">
            <text:p>^.*secure boot config.*$</text:p>
          </table:table-cell>
          <table:table-cell table:number-columns-repeated="1018"/>
        </table:table-row>
        <table:table-row table:style-name="ro1">
          <table:table-cell/>
          <table:table-cell table:formula="of:=ROW()-14" office:value-type="float" office:value="182" calcext:value-type="float">
            <text:p>182</text:p>
          </table:table-cell>
          <table:table-cell/>
          <table:table-cell table:style-name="ce24" office:value-type="string" calcext:value-type="string">
            <text:p>service tcp-keepalives-in</text:p>
          </table:table-cell>
          <table:table-cell office:value-type="string" calcext:value-type="string">
            <text:p>ONCE OCCURENCE</text:p>
          </table:table-cell>
          <table:table-cell table:style-name="ce24" office:value-type="string" calcext:value-type="string">
            <text:p>^.*service tcp-keepalives-in.*$</text:p>
          </table:table-cell>
          <table:table-cell table:number-columns-repeated="1018"/>
        </table:table-row>
        <table:table-row table:style-name="ro1">
          <table:table-cell/>
          <table:table-cell table:formula="of:=ROW()-14" office:value-type="float" office:value="183" calcext:value-type="float">
            <text:p>183</text:p>
          </table:table-cell>
          <table:table-cell/>
          <table:table-cell table:style-name="ce24" office:value-type="string" calcext:value-type="string">
            <text:p>service tcp-keepalives-out</text:p>
          </table:table-cell>
          <table:table-cell office:value-type="string" calcext:value-type="string">
            <text:p>ONCE OCCURENCE</text:p>
          </table:table-cell>
          <table:table-cell table:style-name="ce24" office:value-type="string" calcext:value-type="string">
            <text:p>^.*service tcp-keepalives-out*$</text:p>
          </table:table-cell>
          <table:table-cell table:number-columns-repeated="1018"/>
        </table:table-row>
        <table:table-row table:style-name="ro1">
          <table:table-cell/>
          <table:table-cell table:formula="of:=ROW()-14" office:value-type="float" office:value="184" calcext:value-type="float">
            <text:p>184</text:p>
          </table:table-cell>
          <table:table-cell/>
          <table:table-cell office:value-type="string" calcext:value-type="string">
            <text:p>service password-encryption</text:p>
          </table:table-cell>
          <table:table-cell office:value-type="string" calcext:value-type="string">
            <text:p>ONCE OCCURENCE</text:p>
          </table:table-cell>
          <table:table-cell office:value-type="string" calcext:value-type="string">
            <text:p>^.*service password-encryption.*$</text:p>
          </table:table-cell>
          <table:table-cell table:number-columns-repeated="1018"/>
        </table:table-row>
        <table:table-row table:style-name="ro3">
          <table:table-cell/>
          <table:table-cell table:formula="of:=ROW()-14" office:value-type="float" office:value="185" calcext:value-type="float">
            <text:p>185</text:p>
          </table:table-cell>
          <table:table-cell/>
          <table:table-cell table:style-name="ce35" office:value-type="string" calcext:value-type="string">
            <text:p><text:span text:style-name="T38">interface &lt;interface name&gt; &lt;interface id&gt;</text:span></text:p>
            <text:p><text:span text:style-name="T38"> vrrp &lt;group id&gt; ip &lt;ip  address&gt;</text:span></text:p>
          </table:table-cell>
          <table:table-cell office:value-type="string" calcext:value-type="string">
            <text:p>MORE OCCURENCE INDEPENDENT</text:p>
          </table:table-cell>
          <table:table-cell office:value-type="string" calcext:value-type="string">
            <text:p>^.*interface (.*).*$(?:.*\r?\n(?!\!))+?(^ *vrrp (\d+) ip (.*)$)(?:.*\r?\n)*?(?=\!)</text:p>
          </table:table-cell>
          <table:table-cell table:style-name="Default"/>
          <table:table-cell table:number-columns-repeated="1017"/>
        </table:table-row>
        <table:table-row table:style-name="ro1">
          <table:table-cell/>
          <table:table-cell table:formula="of:=ROW()-14" office:value-type="float" office:value="186" calcext:value-type="float">
            <text:p>186</text:p>
          </table:table-cell>
          <table:table-cell/>
          <table:table-cell table:style-name="ce28" office:value-type="string" calcext:value-type="string">
            <text:p><text:span text:style-name="T6">fhrp version vrrp 3</text:span></text:p>
          </table:table-cell>
          <table:table-cell office:value-type="string" calcext:value-type="string">
            <text:p>ONCE OCCURENCE</text:p>
          </table:table-cell>
          <table:table-cell office:value-type="string" calcext:value-type="string">
            <text:p><text:span text:style-name="T50">^.*(?:(?&lt;!no ))</text:span><text:span text:style-name="T51">fhrp version vrrp 3.*$</text:span></text:p>
          </table:table-cell>
          <table:table-cell table:formula="of:=[.$B$199]" office:value-type="float" office:value="185" calcext:value-type="float">
            <text:p>185</text:p>
          </table:table-cell>
          <table:table-cell table:number-columns-repeated="1017"/>
        </table:table-row>
        <table:table-row table:style-name="ro7">
          <table:table-cell/>
          <table:table-cell table:formula="of:=ROW()-14" office:value-type="float" office:value="187" calcext:value-type="float">
            <text:p>187</text:p>
          </table:table-cell>
          <table:table-cell/>
          <table:table-cell table:style-name="ce6" office:value-type="string" calcext:value-type="string">
            <text:p><text:span text:style-name="T6">interface &lt;interface name&gt; &lt;interface id&gt;</text:span></text:p>
            <text:p><text:span text:style-name="T6"> vrrp &lt;group id&gt; authentication md5 key-string &lt;key&gt;</text:span></text:p>
          </table:table-cell>
          <table:table-cell office:value-type="string" calcext:value-type="string">
            <text:p>MORE OCCURENCE INDEPENDENT</text:p>
          </table:table-cell>
          <table:table-cell office:value-type="string" calcext:value-type="string">
            <text:p><text:span text:style-name="T50">^.*interface (.*).*$(?:.*\r?\n(?!\!))+?(^ *vrrp (\d+) </text:span><text:span text:style-name="T51">authentication md5 key-string (.*)</text:span>$)(?:.*\r?\n)*?(?=\!)</text:p>
          </table:table-cell>
          <table:table-cell table:formula="of:=[.$B$199]" office:value-type="float" office:value="185" calcext:value-type="float">
            <text:p>185</text:p>
          </table:table-cell>
          <table:table-cell table:number-columns-repeated="1017"/>
        </table:table-row>
        <table:table-row table:style-name="ro7">
          <table:table-cell/>
          <table:table-cell table:formula="of:=ROW()-14" office:value-type="float" office:value="188" calcext:value-type="float">
            <text:p>188</text:p>
          </table:table-cell>
          <table:table-cell table:style-name="ce6" office:value-type="string" calcext:value-type="string">
            <text:p><text:span text:style-name="T6">interface &lt;interface name&gt; &lt;interface id&gt;</text:span></text:p>
            <text:p><text:span text:style-name="T6"> vrrp &lt;group id&gt; authentication md5 key-string &lt;key&gt;</text:span></text:p>
          </table:table-cell>
          <table:table-cell table:style-name="ce8" office:value-type="string" calcext:value-type="string">
            <text:p><text:span text:style-name="T6">interface &lt;interface name&gt; &lt;interface id&gt;</text:span></text:p>
            <text:p><text:span text:style-name="T7"> vrrp &lt;group id&gt; authentication md5 key-chain &lt;key chain&gt;</text:span></text:p>
          </table:table-cell>
          <table:table-cell office:value-type="string" calcext:value-type="string">
            <text:p>MORE OCCURENCE INDEPENDENT</text:p>
          </table:table-cell>
          <table:table-cell office:value-type="string" calcext:value-type="string">
            <text:p><text:span text:style-name="T50">^.*interface (.*).*$(?:.*\r?\n(?!\!))+?(^ *vrrp (\d+) </text:span><text:span text:style-name="T51">authentication md5 key-chain (.*)</text:span>$)(?:.*\r?\n)*?(?=\!)</text:p>
          </table:table-cell>
          <table:table-cell table:formula="of:=[.$B$199]" office:value-type="float" office:value="185" calcext:value-type="float">
            <text:p>185</text:p>
          </table:table-cell>
          <table:table-cell table:number-columns-repeated="1017"/>
        </table:table-row>
        <table:table-row table:style-name="ro7">
          <table:table-cell/>
          <table:table-cell table:formula="of:=ROW()-14" office:value-type="float" office:value="189" calcext:value-type="float">
            <text:p>189</text:p>
          </table:table-cell>
          <table:table-cell/>
          <table:table-cell table:style-name="ce8" office:value-type="string" calcext:value-type="string">
            <text:p><text:span text:style-name="T6">interface &lt;interface name&gt; &lt;interface id&gt;</text:span></text:p>
            <text:p><text:span text:style-name="T7"> vrrp &lt;group id&gt; authentication text &lt;plaintext&gt;</text:span></text:p>
          </table:table-cell>
          <table:table-cell office:value-type="string" calcext:value-type="string">
            <text:p>MORE OCCURENCE INDEPENDENT</text:p>
          </table:table-cell>
          <table:table-cell office:value-type="string" calcext:value-type="string">
            <text:p><text:span text:style-name="T50">^.*interface (.*).*$(?:.*\r?\n(?!\!))+?(^ *vrrp (\d+) </text:span><text:span text:style-name="T51">authentication text (.*)</text:span>$)(?:.*\r?\n)*?(?=\!)</text:p>
          </table:table-cell>
          <table:table-cell table:formula="of:=[.$B$199]" office:value-type="float" office:value="185" calcext:value-type="float">
            <text:p>185</text:p>
          </table:table-cell>
          <table:table-cell/>
          <table:table-cell office:value-type="string" calcext:value-type="string">
            <text:p>T</text:p>
          </table:table-cell>
          <table:table-cell table:number-columns-repeated="1015"/>
        </table:table-row>
        <table:table-row table:style-name="ro3">
          <table:table-cell/>
          <table:table-cell table:formula="of:=ROW()-14" office:value-type="float" office:value="190" calcext:value-type="float">
            <text:p>190</text:p>
          </table:table-cell>
          <table:table-cell/>
          <table:table-cell table:style-name="ce8" office:value-type="string" calcext:value-type="string">
            <text:p><text:span text:style-name="T6">interface &lt;interface name&gt; &lt;interface id&gt;</text:span></text:p>
            <text:p><text:span text:style-name="T7"> vrrp &lt;group id&gt; authentication &lt;plaintext&gt;</text:span></text:p>
          </table:table-cell>
          <table:table-cell office:value-type="string" calcext:value-type="string">
            <text:p>MORE OCCURENCE INDEPENDENT</text:p>
          </table:table-cell>
          <table:table-cell office:value-type="string" calcext:value-type="string">
            <text:p><text:span text:style-name="T50">^.*interface (.*).*$(?:.*\r?\n(?!\!))+?(^ *vrrp (\d+) </text:span><text:span text:style-name="T51">authentication (?:(?!md5|text))(.*)</text:span>$)(?:.*\r?\n)*?(?=\!)</text:p>
          </table:table-cell>
          <table:table-cell table:formula="of:=[.$B$199]" office:value-type="float" office:value="185" calcext:value-type="float">
            <text:p>185</text:p>
          </table:table-cell>
          <table:table-cell/>
          <table:table-cell office:value-type="string" calcext:value-type="string">
            <text:p>T</text:p>
          </table:table-cell>
          <table:table-cell table:number-columns-repeated="1015"/>
        </table:table-row>
        <table:table-row table:style-name="ro3">
          <table:table-cell/>
          <table:table-cell table:formula="of:=ROW()-14" office:value-type="float" office:value="191" calcext:value-type="float">
            <text:p>191</text:p>
          </table:table-cell>
          <table:table-cell/>
          <table:table-cell table:style-name="ce35" office:value-type="string" calcext:value-type="string">
            <text:p><text:span text:style-name="T38">track &lt;value&gt; interface &lt;interface name&gt; &lt;interface id&gt; line-protocol</text:span></text:p>
          </table:table-cell>
          <table:table-cell office:value-type="string" calcext:value-type="string">
            <text:p>MORE OCCURENCE INDEPENDENT</text:p>
          </table:table-cell>
          <table:table-cell office:value-type="string" calcext:value-type="string">
            <text:p>^.*track (\d+) .*$</text:p>
          </table:table-cell>
          <table:table-cell table:formula="of:=[.$B$199]" office:value-type="float" office:value="185" calcext:value-type="float">
            <text:p>185</text:p>
          </table:table-cell>
          <table:table-cell table:number-columns-repeated="1017"/>
        </table:table-row>
        <table:table-row table:style-name="ro7">
          <table:table-cell/>
          <table:table-cell table:formula="of:=ROW()-14" office:value-type="float" office:value="192" calcext:value-type="float">
            <text:p>192</text:p>
          </table:table-cell>
          <table:table-cell/>
          <table:table-cell office:value-type="string" calcext:value-type="string">
            <text:p><text:span text:style-name="T50">interface &lt;interface name&gt; &lt;interface id&gt;   </text:span><text:span text:style-name="T51"> vrrp &lt;group id&gt; track &lt;value&gt; decrement &lt;value&gt;</text:span></text:p>
          </table:table-cell>
          <table:table-cell office:value-type="string" calcext:value-type="string">
            <text:p>MORE OCCURENCE INDEPENDENT</text:p>
          </table:table-cell>
          <table:table-cell office:value-type="string" calcext:value-type="string">
            <text:p>^.*interface (.*).*$(?:.*\r?\n(?!\!))+?(^ *vrrp (\d+) track (\d+) .*$)(?:.*\r?\n)*?(?=\!)</text:p>
          </table:table-cell>
          <table:table-cell table:formula="of:=[.$B$205]" office:value-type="float" office:value="191" calcext:value-type="float">
            <text:p>191</text:p>
          </table:table-cell>
          <table:table-cell table:number-columns-repeated="1017"/>
        </table:table-row>
        <table:table-row table:style-name="ro3">
          <table:table-cell/>
          <table:table-cell table:formula="of:=ROW()-14" office:value-type="float" office:value="193" calcext:value-type="float">
            <text:p>193</text:p>
          </table:table-cell>
          <table:table-cell table:style-name="ce7"/>
          <table:table-cell table:style-name="ce8" office:value-type="string" calcext:value-type="string">
            <text:p><text:span text:style-name="T7">interface &lt;interface name&gt; &lt;interface id&gt;</text:span></text:p>
            <text:p><text:span text:style-name="T7"> standby &lt;group id&gt; ip &lt;ip address&gt;</text:span></text:p>
          </table:table-cell>
          <table:table-cell office:value-type="string" calcext:value-type="string">
            <text:p>MORE OCCURENCE INDEPENDENT</text:p>
          </table:table-cell>
          <table:table-cell office:value-type="string" calcext:value-type="string">
            <text:p>^.*interface (.*).*$(?:.*\r?\n(?!\!))+?(^ *standby (\d+) ip (.*)$)(?:.*\r?\n)*?(?=\!)</text:p>
          </table:table-cell>
          <table:table-cell/>
          <table:table-cell table:formula="of:=[.$B$199]" office:value-type="float" office:value="185" calcext:value-type="float">
            <text:p>185</text:p>
          </table:table-cell>
          <table:table-cell table:number-columns-repeated="1016"/>
        </table:table-row>
        <table:table-row table:style-name="ro3">
          <table:table-cell/>
          <table:table-cell table:formula="of:=ROW()-14" office:value-type="float" office:value="194" calcext:value-type="float">
            <text:p>194</text:p>
          </table:table-cell>
          <table:table-cell/>
          <table:table-cell table:style-name="ce14" office:value-type="string" calcext:value-type="string">
            <text:p><text:span text:style-name="T7">interface &lt;interface name&gt; &lt;interface id&gt;</text:span></text:p>
            <text:p><text:span text:style-name="T7"> standby &lt;group id&gt; preempt</text:span></text:p>
          </table:table-cell>
          <table:table-cell office:value-type="string" calcext:value-type="string">
            <text:p>MORE OCCURENCE INDEPENDENT</text:p>
          </table:table-cell>
          <table:table-cell office:value-type="string" calcext:value-type="string">
            <text:p><text:span text:style-name="T1">^.*interface (.*).*$(?:.*\r?\n(?!\!))+?(^ *standby (\d+) preempt.*</text:span>$)(?:.*\r?\n)*?(?=\!)</text:p>
          </table:table-cell>
          <table:table-cell table:formula="of:=[.$B$207]" office:value-type="float" office:value="193" calcext:value-type="float">
            <text:p>193</text:p>
          </table:table-cell>
          <table:table-cell table:number-columns-repeated="1017"/>
        </table:table-row>
        <table:table-row table:style-name="ro3">
          <table:table-cell/>
          <table:table-cell table:formula="of:=ROW()-14" office:value-type="float" office:value="195" calcext:value-type="float">
            <text:p>195</text:p>
          </table:table-cell>
          <table:table-cell/>
          <table:table-cell table:style-name="ce8" office:value-type="string" calcext:value-type="string">
            <text:p><text:span text:style-name="T7">interface &lt;interface name&gt; &lt;interface id&gt;</text:span></text:p>
            <text:p><text:span text:style-name="T7"> standby version 2</text:span></text:p>
          </table:table-cell>
          <table:table-cell office:value-type="string" calcext:value-type="string">
            <text:p>MORE OCCURENCE INDEPENDENT</text:p>
          </table:table-cell>
          <table:table-cell office:value-type="string" calcext:value-type="string">
            <text:p><text:span text:style-name="T1">^.*interface (.*).*$(?:.*\r?\n(?!\!))+?(^ *standby version 2.*</text:span>$)(?:.*\r?\n)*?(?=\!)</text:p>
          </table:table-cell>
          <table:table-cell table:formula="of:=[.$B$207]" office:value-type="float" office:value="193" calcext:value-type="float">
            <text:p>193</text:p>
          </table:table-cell>
          <table:table-cell table:number-columns-repeated="1017"/>
        </table:table-row>
        <table:table-row table:style-name="ro7">
          <table:table-cell/>
          <table:table-cell table:formula="of:=ROW()-14" office:value-type="float" office:value="196" calcext:value-type="float">
            <text:p>196</text:p>
          </table:table-cell>
          <table:table-cell/>
          <table:table-cell table:style-name="ce6" office:value-type="string" calcext:value-type="string">
            <text:p><text:span text:style-name="T6">interface &lt;interface name&gt; &lt;interface id&gt;</text:span></text:p>
            <text:p><text:span text:style-name="T6"> standby &lt;group id&gt; authentication md5 key-string &lt;key&gt;</text:span></text:p>
          </table:table-cell>
          <table:table-cell office:value-type="string" calcext:value-type="string">
            <text:p>MORE OCCURENCE INDEPENDENT</text:p>
          </table:table-cell>
          <table:table-cell office:value-type="string" calcext:value-type="string">
            <text:p><text:span text:style-name="T50">^.*interface (.*).*$(?:.*\r?\n(?!\!))+?(^ *standby (\d+) </text:span><text:span text:style-name="T51">authentication md5 key-string (.*)</text:span>$)(?:.*\r?\n)*?(?=\!)</text:p>
          </table:table-cell>
          <table:table-cell table:formula="of:=[.$B$207]" office:value-type="float" office:value="193" calcext:value-type="float">
            <text:p>193</text:p>
          </table:table-cell>
          <table:table-cell table:number-columns-repeated="1017"/>
        </table:table-row>
        <table:table-row table:style-name="ro7">
          <table:table-cell/>
          <table:table-cell table:formula="of:=ROW()-14" office:value-type="float" office:value="197" calcext:value-type="float">
            <text:p>197</text:p>
          </table:table-cell>
          <table:table-cell table:style-name="ce6" office:value-type="string" calcext:value-type="string">
            <text:p><text:span text:style-name="T6">interface &lt;interface name&gt; &lt;interface id&gt;</text:span></text:p>
            <text:p><text:span text:style-name="T6"> standby &lt;group id&gt; authentication md5 key-string &lt;key&gt;</text:span></text:p>
          </table:table-cell>
          <table:table-cell table:style-name="ce8" office:value-type="string" calcext:value-type="string">
            <text:p><text:span text:style-name="T6">interface &lt;interface name&gt; &lt;interface id&gt;</text:span></text:p>
            <text:p><text:span text:style-name="T7"> standby &lt;group id&gt; authentication md5 key-chain &lt;key chain&gt;</text:span></text:p>
          </table:table-cell>
          <table:table-cell office:value-type="string" calcext:value-type="string">
            <text:p>MORE OCCURENCE INDEPENDENT</text:p>
          </table:table-cell>
          <table:table-cell office:value-type="string" calcext:value-type="string">
            <text:p><text:span text:style-name="T50">^.*interface (.*).*$(?:.*\r?\n(?!\!))+?(^ *standby (\d+) </text:span><text:span text:style-name="T51">authentication md5 key-chain (.*)</text:span>$)(?:.*\r?\n)*?(?=\!)</text:p>
          </table:table-cell>
          <table:table-cell table:formula="of:=[.$B$207]" office:value-type="float" office:value="193" calcext:value-type="float">
            <text:p>193</text:p>
          </table:table-cell>
          <table:table-cell table:number-columns-repeated="1017"/>
        </table:table-row>
        <table:table-row table:style-name="ro7">
          <table:table-cell/>
          <table:table-cell table:formula="of:=ROW()-14" office:value-type="float" office:value="198" calcext:value-type="float">
            <text:p>198</text:p>
          </table:table-cell>
          <table:table-cell/>
          <table:table-cell table:style-name="ce8" office:value-type="string" calcext:value-type="string">
            <text:p><text:span text:style-name="T6">interface &lt;interface name&gt; &lt;interface id&gt;</text:span></text:p>
            <text:p><text:span text:style-name="T52"> standby </text:span><text:span text:style-name="T53">&lt;group id&gt; authentication text &lt;plaintext&gt;</text:span></text:p>
          </table:table-cell>
          <table:table-cell office:value-type="string" calcext:value-type="string">
            <text:p>MORE OCCURENCE INDEPENDENT</text:p>
          </table:table-cell>
          <table:table-cell office:value-type="string" calcext:value-type="string">
            <text:p><text:span text:style-name="T50">^.*interface (.*).*$(?:.*\r?\n(?!\!))+?(^ *standby (\d+) </text:span><text:span text:style-name="T51">authentication text (.*)</text:span>$)(?:.*\r?\n)*?(?=\!)</text:p>
          </table:table-cell>
          <table:table-cell table:formula="of:=[.$B$207]" office:value-type="float" office:value="193" calcext:value-type="float">
            <text:p>193</text:p>
          </table:table-cell>
          <table:table-cell/>
          <table:table-cell office:value-type="string" calcext:value-type="string">
            <text:p>T</text:p>
          </table:table-cell>
          <table:table-cell table:number-columns-repeated="1015"/>
        </table:table-row>
        <table:table-row table:style-name="ro7">
          <table:table-cell/>
          <table:table-cell table:formula="of:=ROW()-14" office:value-type="float" office:value="199" calcext:value-type="float">
            <text:p>199</text:p>
          </table:table-cell>
          <table:table-cell/>
          <table:table-cell table:style-name="ce8" office:value-type="string" calcext:value-type="string">
            <text:p><text:span text:style-name="T6">interface &lt;interface name&gt; &lt;interface id&gt;</text:span></text:p>
            <text:p><text:span text:style-name="T52"> standby</text:span><text:span text:style-name="T53"> &lt;group id&gt; authentication &lt;plaintext&gt;</text:span></text:p>
          </table:table-cell>
          <table:table-cell office:value-type="string" calcext:value-type="string">
            <text:p>MORE OCCURENCE INDEPENDENT</text:p>
          </table:table-cell>
          <table:table-cell office:value-type="string" calcext:value-type="string">
            <text:p><text:span text:style-name="T50">^.*interface (.*).*$(?:.*\r?\n(?!\!))+?(^ *standby (\d+) </text:span><text:span text:style-name="T51">authentication (?:(?!md5|text))(.*)</text:span>$)(?:.*\r?\n)*?(?=\!)</text:p>
          </table:table-cell>
          <table:table-cell table:formula="of:=[.$B$207]" office:value-type="float" office:value="193" calcext:value-type="float">
            <text:p>193</text:p>
          </table:table-cell>
          <table:table-cell/>
          <table:table-cell office:value-type="string" calcext:value-type="string">
            <text:p>T</text:p>
          </table:table-cell>
          <table:table-cell table:number-columns-repeated="1015"/>
        </table:table-row>
        <table:table-row table:style-name="ro3">
          <table:table-cell/>
          <table:table-cell table:formula="of:=ROW()-14" office:value-type="float" office:value="200" calcext:value-type="float">
            <text:p>200</text:p>
          </table:table-cell>
          <table:table-cell/>
          <table:table-cell table:style-name="ce14" office:value-type="string" calcext:value-type="string">
            <text:p><text:span text:style-name="T7">track &lt;id&gt;  interface &lt;interface name&gt; &lt;interface id&gt;</text:span></text:p>
          </table:table-cell>
          <table:table-cell office:value-type="string" calcext:value-type="string">
            <text:p>MORE OCCURENCE INDEPENDENT</text:p>
          </table:table-cell>
          <table:table-cell office:value-type="string" calcext:value-type="string">
            <text:p>^.*track (\d+) .*$</text:p>
          </table:table-cell>
          <table:table-cell table:formula="of:=[.$B$207]" office:value-type="float" office:value="193" calcext:value-type="float">
            <text:p>193</text:p>
          </table:table-cell>
          <table:table-cell table:number-columns-repeated="1017"/>
        </table:table-row>
        <table:table-row table:style-name="ro7">
          <table:table-cell/>
          <table:table-cell table:formula="of:=ROW()-14" office:value-type="float" office:value="201" calcext:value-type="float">
            <text:p>201</text:p>
          </table:table-cell>
          <table:table-cell/>
          <table:table-cell office:value-type="string" calcext:value-type="string">
            <text:p><text:span text:style-name="T50">interface &lt;interface name&gt; &lt;interface id&gt;   </text:span><text:span text:style-name="T51"> standby &lt;group id&gt; track &lt;id&gt; decrement &lt;value&gt; </text:span></text:p>
          </table:table-cell>
          <table:table-cell office:value-type="string" calcext:value-type="string">
            <text:p>MORE OCCURENCE INDEPENDENT</text:p>
          </table:table-cell>
          <table:table-cell office:value-type="string" calcext:value-type="string">
            <text:p><text:span text:style-name="T1">^.*interface (.*).*$(?:.*\r?\n(?!\!))+?(^ *standby</text:span> (\d+) track (\d+) .*$)(?:.*\r?\n)*?(?=\!)</text:p>
          </table:table-cell>
          <table:table-cell table:formula="of:=[.$B$214]" office:value-type="float" office:value="200" calcext:value-type="float">
            <text:p>200</text:p>
          </table:table-cell>
          <table:table-cell table:number-columns-repeated="1017"/>
        </table:table-row>
        <table:table-row table:style-name="ro3">
          <table:table-cell/>
          <table:table-cell table:formula="of:=ROW()-14" office:value-type="float" office:value="202" calcext:value-type="float">
            <text:p>202</text:p>
          </table:table-cell>
          <table:table-cell/>
          <table:table-cell table:style-name="ce35" office:value-type="string" calcext:value-type="string">
            <text:p><text:span text:style-name="T38">interface &lt;interface name&gt; &lt;interface id&gt;</text:span></text:p>
            <text:p><text:span text:style-name="T38"> glbp &lt;group id&gt; ip &lt;ip  address&gt;</text:span></text:p>
          </table:table-cell>
          <table:table-cell/>
          <table:table-cell office:value-type="string" calcext:value-type="string">
            <text:p>^.*interface (.*).*$(?:.*\r?\n(?!\!))+?(^ *glbp (\d+) ip (.*)$)(?:.*\r?\n)*?(?=\!)</text:p>
          </table:table-cell>
          <table:table-cell table:formula="of:=[.$B$207]" office:value-type="float" office:value="193" calcext:value-type="float">
            <text:p>193</text:p>
          </table:table-cell>
          <table:table-cell table:number-columns-repeated="1017"/>
        </table:table-row>
        <table:table-row table:style-name="ro3">
          <table:table-cell/>
          <table:table-cell table:formula="of:=ROW()-14" office:value-type="float" office:value="203" calcext:value-type="float">
            <text:p>203</text:p>
          </table:table-cell>
          <table:table-cell/>
          <table:table-cell table:style-name="ce35" office:value-type="string" calcext:value-type="string">
            <text:p><text:span text:style-name="T38">interface &lt;interface name&gt; &lt;interface id&gt;</text:span></text:p>
            <text:p><text:span text:style-name="T6"> glbp &lt;group id&gt; preempt</text:span></text:p>
          </table:table-cell>
          <table:table-cell office:value-type="string" calcext:value-type="string">
            <text:p>MORE OCCURENCE INDEPENDENT</text:p>
          </table:table-cell>
          <table:table-cell office:value-type="string" calcext:value-type="string">
            <text:p>^.*interface (.*).*$(?:.*\r?\n(?!\!))+?(^ *glbp (\d+) preempt.*$)(?:.*\r?\n)*?(?=\!)</text:p>
          </table:table-cell>
          <table:table-cell table:formula="of:=[.$B$216]" office:value-type="float" office:value="202" calcext:value-type="float">
            <text:p>202</text:p>
          </table:table-cell>
          <table:table-cell table:number-columns-repeated="1017"/>
        </table:table-row>
        <table:table-row table:style-name="ro7">
          <table:table-cell/>
          <table:table-cell table:formula="of:=ROW()-14" office:value-type="float" office:value="204" calcext:value-type="float">
            <text:p>204</text:p>
          </table:table-cell>
          <table:table-cell/>
          <table:table-cell table:style-name="ce6" office:value-type="string" calcext:value-type="string">
            <text:p><text:span text:style-name="T6">interface &lt;interface name&gt; &lt;interface id&gt;</text:span></text:p>
            <text:p><text:span text:style-name="T6"> glbp &lt;group id&gt; authentication md5 key-string &lt;key&gt;</text:span></text:p>
          </table:table-cell>
          <table:table-cell office:value-type="string" calcext:value-type="string">
            <text:p>MORE OCCURENCE INDEPENDENT</text:p>
          </table:table-cell>
          <table:table-cell office:value-type="string" calcext:value-type="string">
            <text:p><text:span text:style-name="T50">^.*interface (.*).*$(?:.*\r?\n(?!\!))+?(^ *glbp (\d+) </text:span><text:span text:style-name="T51">authentication md5 key-string (.*)</text:span>$)(?:.*\r?\n)*?(?=\!)</text:p>
          </table:table-cell>
          <table:table-cell table:formula="of:=[.$B$216]" office:value-type="float" office:value="202" calcext:value-type="float">
            <text:p>202</text:p>
          </table:table-cell>
          <table:table-cell table:number-columns-repeated="1017"/>
        </table:table-row>
        <table:table-row table:style-name="ro7">
          <table:table-cell/>
          <table:table-cell table:formula="of:=ROW()-14" office:value-type="float" office:value="205" calcext:value-type="float">
            <text:p>205</text:p>
          </table:table-cell>
          <table:table-cell table:style-name="ce6" office:value-type="string" calcext:value-type="string">
            <text:p><text:span text:style-name="T6">interface &lt;interface name&gt; &lt;interface id&gt;</text:span></text:p>
            <text:p><text:span text:style-name="T6"> glbp &lt;group id&gt; authentication md5 key-string &lt;key&gt;</text:span></text:p>
          </table:table-cell>
          <table:table-cell table:style-name="ce8" office:value-type="string" calcext:value-type="string">
            <text:p><text:span text:style-name="T6">interface &lt;interface name&gt; &lt;interface id&gt;</text:span></text:p>
            <text:p><text:span text:style-name="T7"> glbp &lt;group id&gt; authentication md5 key-chain &lt;key chain&gt;</text:span></text:p>
          </table:table-cell>
          <table:table-cell office:value-type="string" calcext:value-type="string">
            <text:p>MORE OCCURENCE INDEPENDENT</text:p>
          </table:table-cell>
          <table:table-cell office:value-type="string" calcext:value-type="string">
            <text:p><text:span text:style-name="T50">^.*interface (.*).*$(?:.*\r?\n(?!\!))+?(^ *glbp (\d+) </text:span><text:span text:style-name="T51">authentication md5 key-chain (.*)</text:span>$)(?:.*\r?\n)*?(?=\!)</text:p>
          </table:table-cell>
          <table:table-cell table:formula="of:=[.$B$216]" office:value-type="float" office:value="202" calcext:value-type="float">
            <text:p>202</text:p>
          </table:table-cell>
          <table:table-cell table:number-columns-repeated="1017"/>
        </table:table-row>
        <table:table-row table:style-name="ro7">
          <table:table-cell/>
          <table:table-cell table:formula="of:=ROW()-14" office:value-type="float" office:value="206" calcext:value-type="float">
            <text:p>206</text:p>
          </table:table-cell>
          <table:table-cell/>
          <table:table-cell table:style-name="ce8" office:value-type="string" calcext:value-type="string">
            <text:p><text:span text:style-name="T6">interface &lt;interface name&gt; &lt;interface id&gt;</text:span></text:p>
            <text:p><text:span text:style-name="T52"> glbp </text:span><text:span text:style-name="T53">&lt;group id&gt; authentication text &lt;plaintext&gt;</text:span></text:p>
          </table:table-cell>
          <table:table-cell office:value-type="string" calcext:value-type="string">
            <text:p>MORE OCCURENCE INDEPENDENT</text:p>
          </table:table-cell>
          <table:table-cell office:value-type="string" calcext:value-type="string">
            <text:p><text:span text:style-name="T50">^.*interface (.*).*$(?:.*\r?\n(?!\!))+?(^ *glbp (\d+) </text:span><text:span text:style-name="T51">authentication text (.*)</text:span>$)(?:.*\r?\n)*?(?=\!)</text:p>
          </table:table-cell>
          <table:table-cell table:formula="of:=[.$B$216]" office:value-type="float" office:value="202" calcext:value-type="float">
            <text:p>202</text:p>
          </table:table-cell>
          <table:table-cell table:number-columns-repeated="1017"/>
        </table:table-row>
        <table:table-row table:style-name="ro7">
          <table:table-cell/>
          <table:table-cell table:formula="of:=ROW()-14" office:value-type="float" office:value="207" calcext:value-type="float">
            <text:p>207</text:p>
          </table:table-cell>
          <table:table-cell/>
          <table:table-cell table:style-name="ce36" office:value-type="string" calcext:value-type="string">
            <text:p/>
            <text:p><text:span text:style-name="T6">track &lt;value&gt; interface &lt;interface name&gt; &lt;interface id&gt; line-protocol</text:span></text:p>
          </table:table-cell>
          <table:table-cell office:value-type="string" calcext:value-type="string">
            <text:p>MORE OCCURENCE INDEPENDENT</text:p>
          </table:table-cell>
          <table:table-cell office:value-type="string" calcext:value-type="string">
            <text:p>^.*track (\d+) .*$</text:p>
          </table:table-cell>
          <table:table-cell table:formula="of:=[.$B$216]" office:value-type="float" office:value="202" calcext:value-type="float">
            <text:p>202</text:p>
          </table:table-cell>
          <table:table-cell table:number-columns-repeated="1017"/>
        </table:table-row>
        <table:table-row table:style-name="ro4">
          <table:table-cell/>
          <table:table-cell table:formula="of:=ROW()-14" office:value-type="float" office:value="208" calcext:value-type="float">
            <text:p>208</text:p>
          </table:table-cell>
          <table:table-cell/>
          <table:table-cell table:style-name="ce37" office:value-type="string" calcext:value-type="string">
            <text:p><text:span text:style-name="T6">&lt;interface id&gt; line-protocol interface &lt;interface name&gt; &lt;interface id&gt;</text:span></text:p>
            <text:p><text:span text:style-name="T6"> glbp &lt;group id&gt; weighting &lt;value&gt; lower &lt;value&gt; upper &lt;value</text:span></text:p>
          </table:table-cell>
          <table:table-cell office:value-type="string" calcext:value-type="string">
            <text:p>MORE OCCURENCE INDEPENDENT</text:p>
          </table:table-cell>
          <table:table-cell office:value-type="string" calcext:value-type="string">
            <text:p><text:span text:style-name="T50">^.*interface (.*).*$(?:.*\r?\n(?!\!))+?(^ *glbp (\d+) weighting</text:span><text:span text:style-name="T51">.*</text:span>$)(?:.*\r?\n)*?(?=\!)</text:p>
          </table:table-cell>
          <table:table-cell table:formula="of:=[.$B$221]" office:value-type="float" office:value="207" calcext:value-type="float">
            <text:p>207</text:p>
          </table:table-cell>
          <table:table-cell table:number-columns-repeated="1017"/>
        </table:table-row>
        <table:table-row table:style-name="ro3">
          <table:table-cell/>
          <table:table-cell table:formula="of:=ROW()-14" office:value-type="float" office:value="209" calcext:value-type="float">
            <text:p>209</text:p>
          </table:table-cell>
          <table:table-cell/>
          <table:table-cell table:style-name="ce38" office:value-type="string" calcext:value-type="string">
            <text:p><text:span text:style-name="T6">&lt;interface id&gt; line-protocol interface &lt;interface name&gt; &lt;interface id&gt;</text:span></text:p>
            <text:p><text:span text:style-name="T38"> glbp &lt;group id&gt; weighting track &lt;value&gt; decrement &lt;value&gt;</text:span></text:p>
          </table:table-cell>
          <table:table-cell office:value-type="string" calcext:value-type="string">
            <text:p>MORE OCCURENCE INDEPENDENT</text:p>
          </table:table-cell>
          <table:table-cell office:value-type="string" calcext:value-type="string">
            <text:p><text:span text:style-name="T50">^.*interface (.*).*$(?:.*\r?\n(?!\!))+?(^ *glbp (\d+) track (.</text:span><text:span text:style-name="T51">*)</text:span>$)(?:.*\r?\n)*?(?=\!)</text:p>
          </table:table-cell>
          <table:table-cell table:formula="of:=[.$B$221]" office:value-type="float" office:value="207" calcext:value-type="float">
            <text:p>207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FILTERING</text:p>
          </table:table-cell>
          <table:table-cell table:number-columns-repeated="1023"/>
        </table:table-row>
        <table:table-row table:style-name="ro11">
          <table:table-cell office:value-type="string" calcext:value-type="string">
            <text:p><text:a xlink:href="https://superuser.com/questions/1053845/what-are-the-valid-public-ip-address-ranges" xlink:type="simple">https://superuser.com/questions/1053845/what-are-the-valid-public-ip-address-ranges</text:a></text:p>
            <text:p><text:a xlink:href="https://tools.ietf.org/html/rfc1918" xlink:type="simple">https://tools.ietf.org/html/rfc1918</text:a></text:p>
            <text:p><text:a xlink:href="https://tools.ietf.org/html/rfc8190" xlink:type="simple">https://tools.ietf.org/html/rfc8190</text:a></text:p>
            <text:p><text:a xlink:href="https://tools.ietf.org/html/rfc3330" xlink:type="simple">https://tools.ietf.org/html/rfc3330</text:a></text:p>
            <text:p><text:a xlink:href="http://www.team-cymru.org/Services/Bogons/fullbogons-ipv4.txt" xlink:type="simple">http://www.team-cymru.org/Services/Bogons/fullbogons-ipv4.txt</text:a></text:p>
            <text:p>plus limited broadcast, multicast,  E class</text:p>
            <text:p/>
          </table:table-cell>
          <table:table-cell table:formula="of:=ROW()-15" office:value-type="float" office:value="210" calcext:value-type="float">
            <text:p>210</text:p>
          </table:table-cell>
          <table:table-cell table:number-columns-repeated="3"/>
          <table:table-cell office:value-type="string" calcext:value-type="string">
            <text:p>^.*ip access-list (.*) (.*)$(?:.*\r?\n(?!\!))+?(^ *deny +(ip )?10.0.0.0 0.255.255.255( any)?$)(?:.*\r?\n)*?(?:.*\r?\n(?!\!))+?(^ *deny +(ip )?172.16.0.0 0.15.255.255( any)?$)(?:.*\r?\n)*?(?:.*\r?\n(?!\!))+?(^ *deny +(ip )?192.168.0.0 0.0.255.255( any)?$)(?:.*\r?\n)*?(?:.*\r?\n(?!\!))+?(^ *deny +(ip )?169.254.0.0 0.0.255.255( any)?$)(?:.*\r?\n)*?(?=\!)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numbered acl</text:p>
            <text:p>mozno aj cez object group <text:a xlink:href="https://community.cisco.com/t5/routing/acl-allowing-internet-but-blocking-rfc-addresses/td-p/2718437" xlink:type="simple">https://community.cisco.com/t5/routing/acl-allowing-internet-but-blocking-rfc-addresses/td-p/2718437</text:a></text:p>
          </table:table-cell>
          <table:table-cell table:formula="of:=ROW()-15" office:value-type="float" office:value="211" calcext:value-type="float">
            <text:p>211</text:p>
          </table:table-cell>
          <table:table-cell table:number-columns-repeated="3"/>
          <table:table-cell office:value-type="string" calcext:value-type="string">
            <text:p>(?=\!)(?:.*\r?\n(?!\!))*?(^access-list \d+ deny +(ip )?10.0.0.0 0.255.255.255( any)?$)(?:.*\r?\n)*?(?:.*\r?\n(?!\!))+?(^access-list \d+ deny +(ip )?172.16.0.0 0.15.255.255( any)?$)(?:.*\r?\n)*?(?:.*\r?\n(?!\!))+?(^access-list \d+ deny +(ip )?192.168.0.0 0.0.255.255( any)?$)(?:.*\r?\n)*?(?:.*\r?\n(?!\!))+?(^access-list \d+ deny +(ip )?169.254.0.0 0.0.255.255( any)?$)(?:.*\r?\n)*?(?=\!)</text:p>
          </table:table-cell>
          <table:table-cell table:number-columns-repeated="1018"/>
        </table:table-row>
        <table:table-row table:style-name="ro7">
          <table:table-cell/>
          <table:table-cell table:formula="of:=ROW()-15" office:value-type="float" office:value="212" calcext:value-type="float">
            <text:p>212</text:p>
          </table:table-cell>
          <table:table-cell/>
          <table:table-cell table:style-name="ce3" office:value-type="string" calcext:value-type="string">
            <text:p><text:span text:style-name="T1">ipv6 access-list &lt;acl name&gt;</text:span></text:p>
            <text:p><text:span text:style-name="T1"> deny any any undetermined-transport log-input</text:span></text:p>
          </table:table-cell>
          <table:table-cell/>
          <table:table-cell office:value-type="string" calcext:value-type="string">
            <text:p>^.*ipv6 access-list (.*).*$(?:.*\r?\n(?!\!))+?(^ *deny (ipv6 )?any any.*undetermined-transport.*$)(?:.*\r?\n)*?(?=\!)</text:p>
          </table:table-cell>
          <table:table-cell table:number-columns-repeated="1018"/>
        </table:table-row>
        <table:table-row table:style-name="ro1">
          <table:table-cell/>
          <table:table-cell table:formula="of:=ROW()-15" office:value-type="float" office:value="213" calcext:value-type="float">
            <text:p>213</text:p>
          </table:table-cell>
          <table:table-cell/>
          <table:table-cell table:style-name="ce39" office:value-type="string" calcext:value-type="string">
            <text:p>ip options drop</text:p>
          </table:table-cell>
          <table:table-cell/>
          <table:table-cell office:value-type="string" calcext:value-type="string">
            <text:p><text:span text:style-name="T69">^.*</text:span><text:span text:style-name="T70">ip options drop.*$</text:span></text:p>
          </table:table-cell>
          <table:table-cell table:number-columns-repeated="1018"/>
        </table:table-row>
        <table:table-row table:style-name="ro1">
          <table:table-cell/>
          <table:table-cell table:formula="of:=ROW()-15" office:value-type="float" office:value="214" calcext:value-type="float">
            <text:p>214</text:p>
          </table:table-cell>
          <table:table-cell table:number-columns-repeated="1022"/>
        </table:table-row>
        <table:table-row table:style-name="ro1">
          <table:table-cell/>
          <table:table-cell table:formula="of:=ROW()-15" office:value-type="float" office:value="215" calcext:value-type="float">
            <text:p>215</text:p>
          </table:table-cell>
          <table:table-cell table:number-columns-repeated="1022"/>
        </table:table-row>
        <table:table-row table:style-name="ro1">
          <table:table-cell/>
          <table:table-cell table:formula="of:=ROW()-15" office:value-type="float" office:value="216" calcext:value-type="float">
            <text:p>216</text:p>
          </table:table-cell>
          <table:table-cell table:number-columns-repeated="1022"/>
        </table:table-row>
        <table:table-row table:style-name="ro1">
          <table:table-cell/>
          <table:table-cell table:formula="of:=ROW()-15" office:value-type="float" office:value="217" calcext:value-type="float">
            <text:p>217</text:p>
          </table:table-cell>
          <table:table-cell/>
          <table:table-cell table:style-name="ce36"/>
          <table:table-cell table:number-columns-repeated="1020"/>
        </table:table-row>
        <table:table-row table:style-name="ro1">
          <table:table-cell/>
          <table:table-cell table:formula="of:=ROW()-15" office:value-type="float" office:value="218" calcext:value-type="float">
            <text:p>218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IRST HOP SECURITY</text:p>
          </table:table-cell>
          <table:table-cell table:number-columns-repeated="2"/>
          <table:table-cell table:style-name="ce11"/>
          <table:table-cell table:number-columns-repeated="1020"/>
        </table:table-row>
        <table:table-row table:style-name="ro3">
          <table:table-cell/>
          <table:table-cell table:formula="of:=ROW()-16" office:value-type="float" office:value="219" calcext:value-type="float">
            <text:p>219</text:p>
          </table:table-cell>
          <table:table-cell/>
          <table:table-cell office:value-type="string" calcext:value-type="string">
            <text:p>switchport port-security</text:p>
          </table:table-cell>
          <table:table-cell office:value-type="string" calcext:value-type="string">
            <text:p>MORE OCCURENCE ON INTERFACE</text:p>
          </table:table-cell>
          <table:table-cell office:value-type="string" calcext:value-type="string">
            <text:p>^.*switchport port-security.*$</text:p>
          </table:table-cell>
          <table:table-cell table:number-columns-repeated="1018"/>
        </table:table-row>
        <table:table-row table:style-name="ro3">
          <table:table-cell/>
          <table:table-cell table:formula="of:=ROW()-16" office:value-type="float" office:value="220" calcext:value-type="float">
            <text:p>220</text:p>
          </table:table-cell>
          <table:table-cell/>
          <table:table-cell table:style-name="ce40" office:value-type="string" calcext:value-type="string">
            <text:p><text:span text:style-name="T54">switchport port-security maximum 1</text:span></text:p>
          </table:table-cell>
          <table:table-cell office:value-type="string" calcext:value-type="string">
            <text:p>MORE OCCURENCE ON INTERFACE</text:p>
          </table:table-cell>
          <table:table-cell table:style-name="ce40" office:value-type="string" calcext:value-type="string">
            <text:p>^.*switchport port-security maximum (?!\b1\b).*$</text:p>
          </table:table-cell>
          <table:table-cell table:number-columns-repeated="2"/>
          <table:table-cell office:value-type="string" calcext:value-type="string">
            <text:p>T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defaultne pri zapnutej port securite aj shutdown</text:p>
          </table:table-cell>
          <table:table-cell table:formula="of:=ROW()-16" office:value-type="float" office:value="221" calcext:value-type="float">
            <text:p>221</text:p>
          </table:table-cell>
          <table:table-cell/>
          <table:table-cell table:style-name="ce40" office:value-type="string" calcext:value-type="string">
            <text:p><text:span text:style-name="T54">switchport port-security violation protect</text:span></text:p>
          </table:table-cell>
          <table:table-cell office:value-type="string" calcext:value-type="string">
            <text:p>MORE OCCURENCE ON INTERFACE</text:p>
          </table:table-cell>
          <table:table-cell office:value-type="string" calcext:value-type="string">
            <text:p><text:span text:style-name="T32">^.*</text:span><text:span text:style-name="T71">switchport port-security violation protect.*$</text:span></text:p>
          </table:table-cell>
          <table:table-cell table:number-columns-repeated="2"/>
          <table:table-cell office:value-type="string" calcext:value-type="string">
            <text:p>T</text:p>
          </table:table-cell>
          <table:table-cell table:number-columns-repeated="1015"/>
        </table:table-row>
        <table:table-row table:style-name="ro1">
          <table:table-cell/>
          <table:table-cell table:formula="of:=ROW()-16" office:value-type="float" office:value="222" calcext:value-type="float">
            <text:p>222</text:p>
          </table:table-cell>
          <table:table-cell/>
          <table:table-cell table:style-name="ce34" office:value-type="string" calcext:value-type="string">
            <text:p>dot1x system-auth-control</text:p>
          </table:table-cell>
          <table:table-cell office:value-type="string" calcext:value-type="string">
            <text:p>ONCE OCCURENCE</text:p>
          </table:table-cell>
          <table:table-cell office:value-type="string" calcext:value-type="string">
            <text:p><text:span text:style-name="T72">^.*</text:span><text:span text:style-name="T73">dot1x system-auth-control.*$</text:span></text:p>
          </table:table-cell>
          <table:table-cell table:number-columns-repeated="1018"/>
        </table:table-row>
        <table:table-row table:style-name="ro1">
          <table:table-cell/>
          <table:table-cell table:formula="of:=ROW()-16" office:value-type="float" office:value="223" calcext:value-type="float">
            <text:p>223</text:p>
          </table:table-cell>
          <table:table-cell/>
          <table:table-cell table:style-name="ce34" office:value-type="string" calcext:value-type="string">
            <text:p>identity profile default</text:p>
          </table:table-cell>
          <table:table-cell office:value-type="string" calcext:value-type="string">
            <text:p>ONCE OCCURENCE</text:p>
          </table:table-cell>
          <table:table-cell office:value-type="string" calcext:value-type="string">
            <text:p><text:span text:style-name="T72">^.*</text:span><text:span text:style-name="T73">identity profile default.*$</text:span></text:p>
          </table:table-cell>
          <table:table-cell table:number-columns-repeated="1018"/>
        </table:table-row>
        <table:table-row table:style-name="ro3">
          <table:table-cell/>
          <table:table-cell table:formula="of:=ROW()-16" office:value-type="float" office:value="224" calcext:value-type="float">
            <text:p>224</text:p>
          </table:table-cell>
          <table:table-cell/>
          <table:table-cell table:style-name="ce8" office:value-type="string" calcext:value-type="string">
            <text:p><text:span text:style-name="T7">interface &lt;interface name&gt; &lt;interface id&gt;</text:span></text:p>
            <text:p><text:span text:style-name="T7">  access-session port-control auto</text:span></text:p>
          </table:table-cell>
          <table:table-cell office:value-type="string" calcext:value-type="string">
            <text:p>MORE OCCURENCE ON INTERFACE</text:p>
          </table:table-cell>
          <table:table-cell office:value-type="string" calcext:value-type="string">
            <text:p><text:span text:style-name="T50">^.*</text:span><text:span text:style-name="T51">access-session port-control auto.*$</text:span></text:p>
          </table:table-cell>
          <table:table-cell table:number-columns-repeated="1018"/>
        </table:table-row>
        <table:table-row table:style-name="ro3">
          <table:table-cell/>
          <table:table-cell table:formula="of:=ROW()-16" office:value-type="float" office:value="225" calcext:value-type="float">
            <text:p>225</text:p>
          </table:table-cell>
          <table:table-cell table:style-name="ce8" office:value-type="string" calcext:value-type="string">
            <text:p><text:span text:style-name="T7">interface &lt;interface name&gt; &lt;interface id&gt;</text:span></text:p>
            <text:p><text:span text:style-name="T7">  access-session port-control auto</text:span></text:p>
          </table:table-cell>
          <table:table-cell table:style-name="ce8" office:value-type="string" calcext:value-type="string">
            <text:p><text:span text:style-name="T7">interface &lt;interface name&gt; &lt;interface id&gt;</text:span></text:p>
            <text:p><text:span text:style-name="T6">  authentication port-control auto</text:span></text:p>
          </table:table-cell>
          <table:table-cell office:value-type="string" calcext:value-type="string">
            <text:p>MORE OCCURENCE ON INTERFACE</text:p>
          </table:table-cell>
          <table:table-cell office:value-type="string" calcext:value-type="string">
            <text:p><text:span text:style-name="T50">^.*</text:span><text:span text:style-name="T51">authentication port-control auto.*$</text:span></text:p>
          </table:table-cell>
          <table:table-cell table:number-columns-repeated="1018"/>
        </table:table-row>
        <table:table-row table:style-name="ro3">
          <table:table-cell/>
          <table:table-cell table:formula="of:=ROW()-16" office:value-type="float" office:value="226" calcext:value-type="float">
            <text:p>226</text:p>
          </table:table-cell>
          <table:table-cell table:style-name="ce8" office:value-type="string" calcext:value-type="string">
            <text:p><text:span text:style-name="T7">interface &lt;interface name&gt; &lt;interface id&gt;</text:span></text:p>
            <text:p><text:span text:style-name="T6">  authentication port-control auto</text:span></text:p>
          </table:table-cell>
          <table:table-cell table:style-name="ce8" office:value-type="string" calcext:value-type="string">
            <text:p><text:span text:style-name="T7">interface &lt;interface name&gt; &lt;interface id&gt;</text:span></text:p>
            <text:p><text:span text:style-name="T6">  dot1x port-control auto</text:span></text:p>
          </table:table-cell>
          <table:table-cell office:value-type="string" calcext:value-type="string">
            <text:p>MORE OCCURENCE ON INTERFACE</text:p>
          </table:table-cell>
          <table:table-cell office:value-type="string" calcext:value-type="string">
            <text:p><text:span text:style-name="T50">^.*</text:span><text:span text:style-name="T51">dot1x port-control auto.*$</text:span></text:p>
          </table:table-cell>
          <table:table-cell table:number-columns-repeated="1018"/>
        </table:table-row>
        <table:table-row table:style-name="ro7">
          <table:table-cell/>
          <table:table-cell table:formula="of:=ROW()-16" office:value-type="float" office:value="227" calcext:value-type="float">
            <text:p>227</text:p>
          </table:table-cell>
          <table:table-cell/>
          <table:table-cell table:style-name="ce8" office:value-type="string" calcext:value-type="string">
            <text:p><text:span text:style-name="T7">interface &lt;interface name&gt; &lt;interface id&gt;</text:span></text:p>
            <text:p><text:span text:style-name="T8">  access-session </text:span><text:span text:style-name="T9">port-control force-authorized</text:span></text:p>
          </table:table-cell>
          <table:table-cell office:value-type="string" calcext:value-type="string">
            <text:p>MORE OCCURENCE ON INTERFACE</text:p>
          </table:table-cell>
          <table:table-cell office:value-type="string" calcext:value-type="string">
            <text:p><text:span text:style-name="T74">^.*</text:span><text:span text:style-name="T75">access-session </text:span><text:span text:style-name="T76">port-control force-authorized.*$</text:span></text:p>
          </table:table-cell>
          <table:table-cell table:number-columns-repeated="2"/>
          <table:table-cell office:value-type="string" calcext:value-type="string">
            <text:p>T</text:p>
          </table:table-cell>
          <table:table-cell table:number-columns-repeated="1015"/>
        </table:table-row>
        <table:table-row table:style-name="ro7">
          <table:table-cell/>
          <table:table-cell table:formula="of:=ROW()-16" office:value-type="float" office:value="228" calcext:value-type="float">
            <text:p>228</text:p>
          </table:table-cell>
          <table:table-cell table:style-name="ce8" office:value-type="string" calcext:value-type="string">
            <text:p><text:span text:style-name="T7">interface &lt;interface name&gt; &lt;interface id&gt;</text:span></text:p>
            <text:p><text:span text:style-name="T8">  access-session </text:span><text:span text:style-name="T9">port-control force-authorized</text:span></text:p>
          </table:table-cell>
          <table:table-cell table:style-name="ce8" office:value-type="string" calcext:value-type="string">
            <text:p><text:span text:style-name="T7">interface &lt;interface name&gt; &lt;interface id&gt;</text:span></text:p>
            <text:p><text:span text:style-name="T6">  authentication port-control force-authorized</text:span></text:p>
          </table:table-cell>
          <table:table-cell office:value-type="string" calcext:value-type="string">
            <text:p>MORE OCCURENCE ON INTERFACE</text:p>
          </table:table-cell>
          <table:table-cell office:value-type="string" calcext:value-type="string">
            <text:p><text:span text:style-name="T74">^.*authentication</text:span><text:span text:style-name="T75"> </text:span><text:span text:style-name="T76">port-control force-authorized.*$</text:span></text:p>
          </table:table-cell>
          <table:table-cell table:number-columns-repeated="2"/>
          <table:table-cell office:value-type="string" calcext:value-type="string">
            <text:p>T</text:p>
          </table:table-cell>
          <table:table-cell table:number-columns-repeated="1015"/>
        </table:table-row>
        <table:table-row table:style-name="ro3">
          <table:table-cell/>
          <table:table-cell table:formula="of:=ROW()-16" office:value-type="float" office:value="229" calcext:value-type="float">
            <text:p>229</text:p>
          </table:table-cell>
          <table:table-cell table:style-name="ce8" office:value-type="string" calcext:value-type="string">
            <text:p><text:span text:style-name="T7">interface &lt;interface name&gt; &lt;interface id&gt;</text:span></text:p>
            <text:p><text:span text:style-name="T6">  authentication port-control force-authorized</text:span></text:p>
          </table:table-cell>
          <table:table-cell table:style-name="ce8" office:value-type="string" calcext:value-type="string">
            <text:p><text:span text:style-name="T7">interface &lt;interface name&gt; &lt;interface id&gt;</text:span></text:p>
            <text:p><text:span text:style-name="T8">  dot1x port-control </text:span><text:span text:style-name="T9">force-authorized</text:span></text:p>
          </table:table-cell>
          <table:table-cell office:value-type="string" calcext:value-type="string">
            <text:p>MORE OCCURENCE ON INTERFACE</text:p>
          </table:table-cell>
          <table:table-cell office:value-type="string" calcext:value-type="string">
            <text:p><text:span text:style-name="T74">^.*dot1x</text:span><text:span text:style-name="T75"> </text:span><text:span text:style-name="T76">port-control force-authorized.*$</text:span></text:p>
          </table:table-cell>
          <table:table-cell table:number-columns-repeated="2"/>
          <table:table-cell office:value-type="string" calcext:value-type="string">
            <text:p>T</text:p>
          </table:table-cell>
          <table:table-cell table:number-columns-repeated="1015"/>
        </table:table-row>
        <table:table-row table:style-name="ro3">
          <table:table-cell/>
          <table:table-cell table:formula="of:=ROW()-16" office:value-type="float" office:value="230" calcext:value-type="float">
            <text:p>230</text:p>
          </table:table-cell>
          <table:table-cell/>
          <table:table-cell table:style-name="ce6" office:value-type="string" calcext:value-type="string">
            <text:p><text:span text:style-name="T6">dot1x pae &lt;authenticator|supplicant&gt;</text:span></text:p>
          </table:table-cell>
          <table:table-cell office:value-type="string" calcext:value-type="string">
            <text:p>MORE OCCURENCE ON INTERFACE</text:p>
          </table:table-cell>
          <table:table-cell office:value-type="string" calcext:value-type="string">
            <text:p><text:span text:style-name="T50">^.*</text:span><text:span text:style-name="T51"> dot1x pae (authenticator|supplicant).*$</text:span></text:p>
          </table:table-cell>
          <table:table-cell table:number-columns-repeated="1018"/>
        </table:table-row>
        <table:table-row table:style-name="ro1">
          <table:table-cell/>
          <table:table-cell table:formula="of:=ROW()-16" office:value-type="float" office:value="231" calcext:value-type="float">
            <text:p>231</text:p>
          </table:table-cell>
          <table:table-cell table:style-name="ce3"/>
          <table:table-cell table:style-name="ce9" office:value-type="string" calcext:value-type="string">
            <text:p>ip dhcp snooping</text:p>
          </table:table-cell>
          <table:table-cell office:value-type="string" calcext:value-type="string">
            <text:p>ONCE OCCURENCE</text:p>
          </table:table-cell>
          <table:table-cell office:value-type="string" calcext:value-type="string">
            <text:p><text:span text:style-name="T32">^.*(?:(?&lt;!no ))</text:span><text:span text:style-name="T64">ip dhcp snooping$</text:span></text:p>
          </table:table-cell>
          <table:table-cell table:number-columns-repeated="1018"/>
        </table:table-row>
        <table:table-row table:style-name="ro1">
          <table:table-cell/>
          <table:table-cell table:formula="of:=ROW()-16" office:value-type="float" office:value="232" calcext:value-type="float">
            <text:p>232</text:p>
          </table:table-cell>
          <table:table-cell/>
          <table:table-cell table:style-name="ce3" office:value-type="string" calcext:value-type="string">
            <text:p>ip dhcp snooping vlan &lt;vlan-id&gt; </text:p>
          </table:table-cell>
          <table:table-cell office:value-type="string" calcext:value-type="string">
            <text:p>ONCE OCCURENCE</text:p>
          </table:table-cell>
          <table:table-cell office:value-type="string" calcext:value-type="string">
            <text:p><text:span text:style-name="T32">^.*(?:(?&lt;!no ))</text:span><text:span text:style-name="T64">ip dhcp snooping  vlan .*$</text:span></text:p>
          </table:table-cell>
          <table:table-cell table:number-columns-repeated="1018"/>
        </table:table-row>
        <table:table-row table:style-name="ro3">
          <table:table-cell/>
          <table:table-cell table:formula="of:=ROW()-16" office:value-type="float" office:value="233" calcext:value-type="float">
            <text:p>233</text:p>
          </table:table-cell>
          <table:table-cell/>
          <table:table-cell office:value-type="string" calcext:value-type="string">
            <text:p><text:span text:style-name="T6">interface &lt;interface name&gt; &lt;interface id&gt;</text:span></text:p>
            <text:p><text:span text:style-name="T3"> ip dhcp snooping trust</text:span></text:p>
          </table:table-cell>
          <table:table-cell office:value-type="string" calcext:value-type="string">
            <text:p>MORE OCCURENCE ON INTERFACE</text:p>
          </table:table-cell>
          <table:table-cell office:value-type="string" calcext:value-type="string">
            <text:p><text:span text:style-name="T32">^.*(?:(?&lt;!no ))</text:span><text:span text:style-name="T64">ip dhcp snooping trust.*$</text:span></text:p>
          </table:table-cell>
          <table:table-cell table:number-columns-repeated="1018"/>
        </table:table-row>
        <table:table-row table:style-name="ro3">
          <table:table-cell/>
          <table:table-cell table:formula="of:=ROW()-16" office:value-type="float" office:value="234" calcext:value-type="float">
            <text:p>234</text:p>
          </table:table-cell>
          <table:table-cell/>
          <table:table-cell office:value-type="string" calcext:value-type="string">
            <text:p><text:span text:style-name="T6">interface &lt;interface name&gt; &lt;interface id&gt;</text:span></text:p>
            <text:p><text:span text:style-name="T55"> ip dhcp snooping limit rate &lt;num&gt;</text:span></text:p>
          </table:table-cell>
          <table:table-cell office:value-type="string" calcext:value-type="string">
            <text:p>MORE OCCURENCE ON INTERFACE</text:p>
          </table:table-cell>
          <table:table-cell office:value-type="string" calcext:value-type="string">
            <text:p><text:span text:style-name="T32">^.*(?:(?&lt;!no ))</text:span><text:span text:style-name="T64">ip dhcp snooping limit rate (\d+)$</text:span></text:p>
          </table:table-cell>
          <table:table-cell table:number-columns-repeated="1018"/>
        </table:table-row>
        <table:table-row table:style-name="ro3">
          <table:table-cell/>
          <table:table-cell table:formula="of:=ROW()-16" office:value-type="float" office:value="235" calcext:value-type="float">
            <text:p>235</text:p>
          </table:table-cell>
          <table:table-cell/>
          <table:table-cell table:style-name="ce18" office:value-type="string" calcext:value-type="string">
            <text:p>ipv6 snooping policy &lt;policy name&gt;</text:p>
            <text:p> prefix-glean</text:p>
          </table:table-cell>
          <table:table-cell office:value-type="string" calcext:value-type="string">
            <text:p>MORE OCCURENCE INDEPENDENT</text:p>
          </table:table-cell>
          <table:table-cell table:style-name="ce3" office:value-type="string" calcext:value-type="string">
            <text:p>^.*(?:(?&lt;!no ))ipv6 snooping policy (.*)$(?:.*\r?\n(?!\!))+?(^ *prefix-glean$)(?:.*\r?\n)*?(?=\!)</text:p>
          </table:table-cell>
          <table:table-cell table:number-columns-repeated="1018"/>
        </table:table-row>
        <table:table-row table:style-name="ro1">
          <table:table-cell/>
          <table:table-cell table:formula="of:=ROW()-16" office:value-type="float" office:value="236" calcext:value-type="float">
            <text:p>236</text:p>
          </table:table-cell>
          <table:table-cell/>
          <table:table-cell table:style-name="Default" office:value-type="string" calcext:value-type="string">
            <text:p>na interface nd ispection, nevieem ci uplink a ci policy ma byt trust a nejake nastavenia, pozri cisco live a konfiguracny guide cisco v literture</text:p>
          </table:table-cell>
          <table:table-cell table:style-name="Default" table:number-columns-repeated="2"/>
          <table:table-cell table:number-columns-repeated="1018"/>
        </table:table-row>
        <table:table-row table:style-name="ro12">
          <table:table-cell office:value-type="string" calcext:value-type="string">
            <text:p>otazny je trusted port</text:p>
          </table:table-cell>
          <table:table-cell table:formula="of:=ROW()-16" office:value-type="float" office:value="237" calcext:value-type="float">
            <text:p>237</text:p>
          </table:table-cell>
          <table:table-cell/>
          <table:table-cell table:style-name="ce9" office:value-type="string" calcext:value-type="string">
            <text:p>ipv6 dhcp guard policy &lt;policy name&gt;</text:p>
            <text:p><text:span text:style-name="T3"> device-role server</text:span></text:p>
            <text:p><text:span text:style-name="T3"> match server access-list &lt;acl name&gt;</text:span></text:p>
            <text:p><text:span text:style-name="T3"> match reply prefix-list &lt;prefix list name&gt;</text:span></text:p>
            <text:p><text:span text:style-name="T3"> trusted-port</text:span></text:p>
          </table:table-cell>
          <table:table-cell office:value-type="string" calcext:value-type="string">
            <text:p>MORE OCCURENCE INDEPENDENT</text:p>
          </table:table-cell>
          <table:table-cell office:value-type="string" calcext:value-type="string">
            <text:p><text:span text:style-name="T32">^</text:span><text:span text:style-name="T64">$</text:span></text:p>
            <text:p><text:span text:style-name="T3">^.*(?:(?&lt;!no ))ipv6 dhcp guard policy (.*)$(?:.*\r?\n(?!\!))+?(^ *device-role server$)(?:.*\r?\n)*?(?:.*\r?\n(?!\!))+?(^ *match server (.*) (.*)$)(?:.*\r?\n)*?(?:.*\r?\n(?!\!))+?(^ *match reply (.*) (.*)$)(?:.*\r?\n)*?(?:.*\r?\n(?!\!))+?(^ *trusted-port$)(?:.*\r?\n)*?(?=\!)</text:span></text:p>
          </table:table-cell>
          <table:table-cell table:number-columns-repeated="1018"/>
        </table:table-row>
        <table:table-row table:style-name="ro7">
          <table:table-cell/>
          <table:table-cell table:formula="of:=ROW()-16" office:value-type="float" office:value="238" calcext:value-type="float">
            <text:p>238</text:p>
          </table:table-cell>
          <table:table-cell/>
          <table:table-cell table:style-name="ce6" office:value-type="string" calcext:value-type="string">
            <text:p><text:span text:style-name="T7">interface &lt;interface name&gt; &lt;interface id&gt;</text:span></text:p>
            <text:p><text:span text:style-name="T7"> ipv6 dhcp guard attach-policy &lt;policy name&gt;</text:span></text:p>
          </table:table-cell>
          <table:table-cell office:value-type="string" calcext:value-type="string">
            <text:p>MORE OCCURENCE ON INTERFACE</text:p>
          </table:table-cell>
          <table:table-cell table:style-name="ce3" office:value-type="string" calcext:value-type="string">
            <text:p>^.*(?:(?&lt;!no ))ipv6 dhcp guard attach-policy (.*)$</text:p>
          </table:table-cell>
          <table:table-cell table:number-columns-repeated="1018"/>
        </table:table-row>
        <table:table-row table:style-name="ro1">
          <table:table-cell/>
          <table:table-cell table:formula="of:=ROW()-16" office:value-type="float" office:value="239" calcext:value-type="float">
            <text:p>239</text:p>
          </table:table-cell>
          <table:table-cell table:style-name="ce8" office:value-type="string" calcext:value-type="string">
            <text:p>iba ak je snoop</text:p>
          </table:table-cell>
          <table:table-cell table:style-name="ce41" office:value-type="string" calcext:value-type="string">
            <text:p>ip arp inspection vlan &lt;vlan id&gt; </text:p>
          </table:table-cell>
          <table:table-cell office:value-type="string" calcext:value-type="string">
            <text:p>ONCE OCCURENCE</text:p>
          </table:table-cell>
          <table:table-cell office:value-type="string" calcext:value-type="string">
            <text:p>^.*ip arp inspection vlan (.*).*$</text:p>
          </table:table-cell>
          <table:table-cell table:number-columns-repeated="1018"/>
        </table:table-row>
        <table:table-row table:style-name="ro3">
          <table:table-cell/>
          <table:table-cell table:formula="of:=ROW()-16" office:value-type="float" office:value="240" calcext:value-type="float">
            <text:p>240</text:p>
          </table:table-cell>
          <table:table-cell/>
          <table:table-cell table:style-name="ce42" office:value-type="string" calcext:value-type="string">
            <text:p>ip arp inspection validate src-mac dst-mac ip</text:p>
          </table:table-cell>
          <table:table-cell office:value-type="string" calcext:value-type="string">
            <text:p>ONCE OCCURENCE</text:p>
          </table:table-cell>
          <table:table-cell office:value-type="string" calcext:value-type="string">
            <text:p>^.*ip arp inspection validate (ip|src-mac|dst-mac) (ip|src-mac|dst-mac) (ip|src-mac|dst-mac).*$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a uplink</text:p>
          </table:table-cell>
          <table:table-cell table:formula="of:=ROW()-16" office:value-type="float" office:value="241" calcext:value-type="float">
            <text:p>241</text:p>
          </table:table-cell>
          <table:table-cell/>
          <table:table-cell table:style-name="ce42" office:value-type="string" calcext:value-type="string">
            <text:p><text:span text:style-name="T6">interface &lt;interface name&gt; &lt;interface id&gt;</text:span></text:p>
            <text:p> ip arp inspection trust</text:p>
          </table:table-cell>
          <table:table-cell office:value-type="string" calcext:value-type="string">
            <text:p>MORE OCCURENCE ON INTERFACE</text:p>
          </table:table-cell>
          <table:table-cell office:value-type="string" calcext:value-type="string">
            <text:p><text:span text:style-name="T32">^.*</text:span><text:span text:style-name="T64">(?:(?&lt;!no ))i</text:span>ip arp inspection trust.*$</text:p>
          </table:table-cell>
          <table:table-cell table:number-columns-repeated="1018"/>
        </table:table-row>
        <table:table-row table:style-name="ro3">
          <table:table-cell/>
          <table:table-cell table:formula="of:=ROW()-16" office:value-type="float" office:value="242" calcext:value-type="float">
            <text:p>242</text:p>
          </table:table-cell>
          <table:table-cell office:value-type="string" calcext:value-type="string">
            <text:p>iba ako je snoop</text:p>
          </table:table-cell>
          <table:table-cell table:style-name="ce42" office:value-type="string" calcext:value-type="string">
            <text:p><text:span text:style-name="T6">interface &lt;interface name&gt; &lt;interface id&gt;</text:span></text:p>
            <text:p><text:span text:style-name="T56"> ip verify source port-security</text:span></text:p>
          </table:table-cell>
          <table:table-cell office:value-type="string" calcext:value-type="string">
            <text:p>MORE OCCURENCE ON INTERFACE</text:p>
          </table:table-cell>
          <table:table-cell office:value-type="string" calcext:value-type="string">
            <text:p>^.*ip verify source port-seccurity.*$</text:p>
          </table:table-cell>
          <table:table-cell table:number-columns-repeated="1018"/>
        </table:table-row>
        <table:table-row table:style-name="ro4">
          <table:table-cell/>
          <table:table-cell table:formula="of:=ROW()-16" office:value-type="float" office:value="243" calcext:value-type="float">
            <text:p>243</text:p>
          </table:table-cell>
          <table:table-cell/>
          <table:table-cell table:style-name="ce43" office:value-type="string" calcext:value-type="string">
            <text:p><text:span text:style-name="T56">ipv6 source-guard policy &lt;policy name&gt;</text:span></text:p>
            <text:p><text:span text:style-name="T56"> permit link-local</text:span></text:p>
            <text:p><text:span text:style-name="T56"> deny global-autoconf</text:span></text:p>
            <text:p><text:span text:style-name="T56"> trusted</text:span></text:p>
          </table:table-cell>
          <table:table-cell/>
          <table:table-cell office:value-type="string" calcext:value-type="string">
            <text:p><text:span text:style-name="T32">^</text:span><text:span text:style-name="T64">$</text:span></text:p>
            <text:p><text:span text:style-name="T77">^.*(?:(?&lt;!no ))</text:span><text:span text:style-name="T78">ipv6 source-guard policy</text:span><text:span text:style-name="T79"> (.*)$(?:.*\r?\n(?!\!))+?(^ *</text:span><text:span text:style-name="T78">permit link-local</text:span><text:span text:style-name="T79">$)(?:.*\r?\n)*?(?:.*\r?\n(?!\!))+?(^ *</text:span><text:span text:style-name="T78">deny global-autoconf</text:span><text:span text:style-name="T79">$)(?:.*\r?\n)*?(?:.*\r?\n(?!\!))+?(^ *trusted$)(?:.*\r?\n)*?(?=\!)</text:span></text:p>
          </table:table-cell>
          <table:table-cell table:number-columns-repeated="1018"/>
        </table:table-row>
        <table:table-row table:style-name="ro3">
          <table:table-cell/>
          <table:table-cell table:formula="of:=ROW()-16" office:value-type="float" office:value="244" calcext:value-type="float">
            <text:p>244</text:p>
          </table:table-cell>
          <table:table-cell/>
          <table:table-cell table:style-name="ce14" office:value-type="string" calcext:value-type="string">
            <text:p><text:span text:style-name="T7">interface &lt;interface name&gt; &lt;interface id&gt;</text:span></text:p>
            <text:p><text:span text:style-name="T7"> ipv6 source-guard attach-policy &lt;policy name&gt;</text:span></text:p>
          </table:table-cell>
          <table:table-cell/>
          <table:table-cell table:style-name="ce3" office:value-type="string" calcext:value-type="string">
            <text:p>^.*(?:(?&lt;!no ))ipv6 source-guard attach-policy (.*)$</text:p>
          </table:table-cell>
          <table:table-cell table:number-columns-repeated="1018"/>
        </table:table-row>
        <table:table-row table:style-name="ro12">
          <table:table-cell office:value-type="string" calcext:value-type="string">
            <text:p>device role monitor</text:p>
          </table:table-cell>
          <table:table-cell table:formula="of:=ROW()-16" office:value-type="float" office:value="245" calcext:value-type="float">
            <text:p>245</text:p>
          </table:table-cell>
          <table:table-cell/>
          <table:table-cell table:style-name="ce18" office:value-type="string" calcext:value-type="string">
            <text:p><text:span text:style-name="T57">ipv6 nd inspection policy &lt;policy name&gt;</text:span></text:p>
            <text:p><text:span text:style-name="T57"> drop unsecure</text:span></text:p>
            <text:p><text:span text:style-name="T57"> device-role monitor</text:span></text:p>
            <text:p><text:span text:style-name="T57"> tracking disable stale-lifetime infinite</text:span></text:p>
            <text:p><text:span text:style-name="T57"> trusted-port</text:span></text:p>
          </table:table-cell>
          <table:table-cell/>
          <table:table-cell office:value-type="string" calcext:value-type="string">
            <text:p><text:span text:style-name="T32">^</text:span><text:span text:style-name="T64">$</text:span></text:p>
            <text:p><text:span text:style-name="T77">^.*(?:(?&lt;!no ))</text:span><text:span text:style-name="T80">ipv6 nd inspection policy</text:span><text:span text:style-name="T79"> (.*)$(?:.*\r?\n(?!\!))+?(^ *</text:span><text:span text:style-name="T78">drop unsecure</text:span><text:span text:style-name="T79">$)(?:.*\r?\n)*?(?:.*\r?\n(?!\!))+?(^ *</text:span><text:span text:style-name="T78">device-role monitor</text:span><text:span text:style-name="T79">$)(?:.*\r?\n)*?(?:.*\r?\n(?!\!))+?(^</text:span><text:span text:style-name="T81">tracking disable stale-lifetime infinite</text:span><text:span text:style-name="T82">$)(?:.*\r?\n)*?(?:.*\r?\n(?!\!))+?(^ *trusted-port$)(?:.*\r?\n)*?(?=\!)</text:span></text:p>
          </table:table-cell>
          <table:table-cell table:number-columns-repeated="1018"/>
        </table:table-row>
        <table:table-row table:style-name="ro3">
          <table:table-cell/>
          <table:table-cell table:formula="of:=ROW()-16" office:value-type="float" office:value="246" calcext:value-type="float">
            <text:p>246</text:p>
          </table:table-cell>
          <table:table-cell/>
          <table:table-cell table:style-name="ce14" office:value-type="string" calcext:value-type="string">
            <text:p><text:span text:style-name="T7">interface &lt;interface name&gt; &lt;interface id&gt;</text:span></text:p>
            <text:p><text:span text:style-name="T6"> ipv6 nd inspection attach-policy  &lt;policy name&gt;</text:span></text:p>
          </table:table-cell>
          <table:table-cell/>
          <table:table-cell table:style-name="ce3" office:value-type="string" calcext:value-type="string">
            <text:p>^.*(?:(?&lt;!no ))ipv6 nd inspection attach-policy (.*)$</text:p>
          </table:table-cell>
          <table:table-cell table:number-columns-repeated="1018"/>
        </table:table-row>
        <table:table-row table:style-name="ro9">
          <table:table-cell table:number-columns-repeated="3"/>
          <table:table-cell table:style-name="ce3" office:value-type="string" calcext:value-type="string">
            <text:p><text:span text:style-name="T58">ipv6 nd raguard policy &lt;polic name&gt;</text:span></text:p>
            <text:p><text:span text:style-name="T58"> device-role router</text:span></text:p>
            <text:p><text:span text:style-name="T58"> hop-limit maximu &lt;number&gt;</text:span></text:p>
            <text:p><text:span text:style-name="T58"> managed-config-flag on|off</text:span></text:p>
            <text:p><text:span text:style-name="T59"> other-config-flag on|off</text:span></text:p>
            <text:p><text:span text:style-name="T59"> match ipv6 access-list &lt;acl name&gt;</text:span></text:p>
            <text:p><text:span text:style-name="T59"> match ra prefix-list &lt;prefix list name&gt;</text:span></text:p>
            <text:p><text:span text:style-name="T59"> trusted-port</text:span></text:p>
          </table:table-cell>
          <table:table-cell/>
          <table:table-cell table:style-name="ce3" office:value-type="string" calcext:value-type="string">
            <text:p>^.*(?:(?&lt;!no ))ipv6 nd raguard policy (.*)$(?:.*\r?\n(?!\!))+?(^ *device-role router$)(?:.*\r?\n)*?(?=\!)</text:p>
          </table:table-cell>
          <table:table-cell table:number-columns-repeated="1018"/>
        </table:table-row>
        <table:table-row table:style-name="ro7">
          <table:table-cell table:number-columns-repeated="3"/>
          <table:table-cell office:value-type="string" calcext:value-type="string">
            <text:p><text:span text:style-name="T6">interface &lt;interface name&gt; &lt;interface id&gt;</text:span></text:p>
            <text:p><text:span text:style-name="T60"> </text:span><text:span text:style-name="T61">ipv6 nd raguard attach-policy &lt;policy name&gt;</text:span></text:p>
          </table:table-cell>
          <table:table-cell/>
          <table:table-cell table:style-name="ce3" office:value-type="string" calcext:value-type="string">
            <text:p>^.*(?:(?&lt;!no ))ipv6 nd raguard attach-policy (.*)$</text:p>
          </table:table-cell>
          <table:table-cell table:number-columns-repeated="1018"/>
        </table:table-row>
        <table:table-row table:style-name="ro3">
          <table:table-cell table:number-columns-repeated="3"/>
          <table:table-cell table:style-name="ce3" office:value-type="string" calcext:value-type="string">
            <text:p>ipv6 neighbor &lt;ipv6 address&gt; vlan &lt;vlan id&gt; &lt;mac address&gt;</text:p>
          </table:table-cell>
          <table:table-cell/>
          <table:table-cell office:value-type="string" calcext:value-type="string">
            <text:p><text:span text:style-name="T32">^.*</text:span><text:span text:style-name="T64">ipv6 neighbor (.*) vlan (.*) (.*).*$</text:span></text:p>
          </table:table-cell>
          <table:table-cell table:number-columns-repeated="1018"/>
        </table:table-row>
        <table:table-row table:style-name="ro3">
          <table:table-cell table:number-columns-repeated="3"/>
          <table:table-cell table:style-name="ce3" office:value-type="string" calcext:value-type="string">
            <text:p><text:span text:style-name="T1">ipv6 destination-guard policy &lt;policy name&gt;</text:span></text:p>
            <text:p><text:span text:style-name="T1">  enforcement always</text:span></text:p>
          </table:table-cell>
          <table:table-cell table:number-columns-repeated="1020"/>
        </table:table-row>
        <table:table-row table:style-name="ro7">
          <table:table-cell table:number-columns-repeated="2"/>
          <table:table-cell office:value-type="string" calcext:value-type="string">
            <text:p><text:a xlink:href="http://labs.ine.com/workbook/view/security-technology-labs/task/ipv6-ra-guard-MTkxMA%3D%3D" xlink:type="simple">http://labs.ine.com/workbook/view/security-technology-labs/task/ipv6-ra-guard-MTkxMA%3D%3D</text:a></text:p>
            <text:p><text:a xlink:href="https://networklessons.com/cisco/ccie-routing-switching-written/ipv6-ra-guard" xlink:type="simple">https://networklessons.com/cisco/ccie-routing-switching-written/ipv6-ra-guard</text:a></text:p>
            <text:p/>
          </table:table-cell>
          <table:table-cell table:style-name="ce8" office:value-type="string" calcext:value-type="string">
            <text:p><text:span text:style-name="T7">interface &lt;interface name&gt; &lt;interface id&gt;</text:span></text:p>
            <text:p><text:span text:style-name="T7"> ipv6 destination-guard attach-policy &lt;policy name&gt;</text:span>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19" office:value-type="string" calcext:value-type="string">
            <text:p>ipv6 nd cache expire &lt;time in seconds&gt;</text:p>
          </table:table-cell>
          <table:table-cell table:number-columns-repeated="1020"/>
        </table:table-row>
        <table:table-row table:style-name="ro1" table:number-rows-repeated="104830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ISCO BASIC FUNCTIONS REGEX" table:style-name="ta1"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PARSE FUNC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REGEX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Mono" svg:font-family="'Liberation Mono', Cousine, 'DejaVu Sans Mono'" style:font-family-generic="modern" style:font-pitch="fixed"/>
    <style:font-face style:name="Courier New" svg:font-family="'Courier New'" style:font-pitch="variable"/>
    <style:font-face style:name="Mangal" svg:font-family="Mangal" style:font-pitch="variable"/>
    <style:font-face style:name="Courier New1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sk" fo:country="SK" style:font-name-asian="Tahoma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8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8P0"/>
    </number:currency-style>
    <number:currency-style style:name="N110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0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0P0"/>
    </number:currency-style>
    <number:currency-style style:name="N111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11P0"/>
    </number:currency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number:currency-style style:name="N114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14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14P0"/>
    </number:currency-style>
    <number:number-style style:name="N116P0" style:volatile="true">
      <number:number number:decimal-places="0" loext:min-decimal-places="0" number:min-integer-digits="1" number:grouping="true"/>
      <number:text> </number:text>
    </number:number-style>
    <number:number-style style:name="N116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6P0"/>
    </number:number-style>
    <number:number-style style:name="N118P0" style:volatile="true">
      <number:number number:decimal-places="2" loext:min-decimal-places="2" number:min-integer-digits="1" number:grouping="true"/>
      <number:text> </number:text>
    </number:number-style>
    <number:number-style style:name="N118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8P0"/>
    </number:number-style>
    <number:currency-style style:name="N120P0" style:volatile="true"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</number:currency-style>
    <number:currency-style style:name="N120">
      <number:text>-</number:text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  <style:map style:condition="value()&gt;=0" style:apply-style-name="N120P0"/>
    </number:currency-style>
    <number:currency-style style:name="N122P0" style:volatile="true"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</number:currency-style>
    <number:currency-style style:name="N122">
      <number:text>-</number:text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  <style:map style:condition="value()&gt;=0" style:apply-style-name="N122P0"/>
    </number:currency-style>
    <number:date-style style:name="N123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4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5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6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7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8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9">
      <number:day number:calendar="jewish"/>
      <number:text> </number:text>
      <number:month number:calendar="jewish" number:style="long" number:textual="true"/>
    </number:date-style>
    <number:date-style style:name="N130">
      <number:month number:calendar="jewish" number:style="long" number:textual="true"/>
      <number:text> </number:text>
      <number:day number:calendar="jewish"/>
    </number:date-style>
    <number:date-style style:name="N131">
      <number:month number:calendar="jewish" number:style="long" number:textual="true"/>
      <number:text> </number:text>
      <number:year number:calendar="jewish" number:style="long"/>
    </number:date-style>
    <number:date-style style:name="N132">
      <number:month number:calendar="jewish" number:style="long" number:textual="true"/>
    </number:date-style>
    <number:number-style style:name="N133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8">00.00.0000</text:date>, <text:time style:data-style-name="N2" text:time-value="15:17:44.41261338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4T12:30:16.611086965</meta:creation-date>
    <dc:date>2020-03-08T17:23:01.749754194</dc:date>
    <meta:editing-duration>P8DT22H27M55S</meta:editing-duration>
    <meta:editing-cycles>147</meta:editing-cycles>
    <meta:generator>LibreOffice/6.1.5.2$Linux_X86_64 LibreOffice_project/10$Build-2</meta:generator>
    <meta:document-statistic meta:table-count="2" meta:cell-count="1143" meta:object-count="0"/>
  </office:meta>
</office:document-meta>
</file>